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hz_mockdata" table:style-name="ta1">
        <table:shapes>
          <draw:frame draw:z-index="0" draw:style-name="gr1" draw:text-style-name="P1" svg:width="994.05pt" svg:height="255.26pt" svg:x="397.3pt" svg:y="73.79pt">
            <loext:p draw:notify-on-update-of-ranges="220hz_mockdata.A7:220hz_mockdata.A210 220hz_mockdata.B7:220hz_mockdata.B2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35.6pt" svg:height="255.26pt" svg:x="401.22pt" svg:y="426.93pt">
            <loext:p draw:notify-on-update-of-ranges="220hz_mockdata.D7:220hz_mockdata.D210 220hz_mockdata.G7:220hz_mockdata.G2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39912" calcext:value-type="float">
            <text:p>-3399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000 / 203 * [.A7:.A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156.86274" calcext:value-type="float">
            <text:p>156.86274</text:p>
          </table:table-cell>
          <table:table-cell office:value-type="float" office:value="1706.28222" calcext:value-type="float">
            <text:p>1706.28222</text:p>
          </table:table-cell>
          <table:table-cell office:value-type="float" office:value="971.75354" calcext:value-type="float">
            <text:p>971.75354</text:p>
          </table:table-cell>
          <table:table-cell office:value-type="float" office:value="1963.5946" calcext:value-type="float">
            <text:p>1963.5946</text:p>
          </table:table-cell>
          <table:table-cell table:formula="of:=(1000 / 203 * [.A8:.A211])" office:value-type="float" office:value="4.92610837438424" calcext:value-type="float">
            <text:p>4.9261083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313.72549" calcext:value-type="float">
            <text:p>313.72549</text:p>
          </table:table-cell>
          <table:table-cell office:value-type="float" office:value="-800.33679" calcext:value-type="float">
            <text:p>-800.33679</text:p>
          </table:table-cell>
          <table:table-cell office:value-type="float" office:value="-903.58752" calcext:value-type="float">
            <text:p>-903.58752</text:p>
          </table:table-cell>
          <table:table-cell office:value-type="float" office:value="1207.0664" calcext:value-type="float">
            <text:p>1207.0664</text:p>
          </table:table-cell>
          <table:table-cell table:formula="of:=(1000 / 203 * [.A9:.A212])" office:value-type="float" office:value="9.85221674876847" calcext:value-type="float">
            <text:p>9.8522167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470.58822" calcext:value-type="float">
            <text:p>470.58822</text:p>
          </table:table-cell>
          <table:table-cell office:value-type="float" office:value="-231.0061" calcext:value-type="float">
            <text:p>-231.0061</text:p>
          </table:table-cell>
          <table:table-cell office:value-type="float" office:value="-358.29461" calcext:value-type="float">
            <text:p>-358.29461</text:p>
          </table:table-cell>
          <table:table-cell office:value-type="float" office:value="426.30838" calcext:value-type="float">
            <text:p>426.30838</text:p>
          </table:table-cell>
          <table:table-cell table:formula="of:=(1000 / 203 * [.A10:.A213])" office:value-type="float" office:value="14.7783251231527" calcext:value-type="float">
            <text:p>14.7783251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51" calcext:value-type="float">
            <text:p>-1651</text:p>
          </table:table-cell>
          <table:table-cell/>
          <table:table-cell office:value-type="float" office:value="627.45098" calcext:value-type="float">
            <text:p>627.45098</text:p>
          </table:table-cell>
          <table:table-cell office:value-type="float" office:value="-69.51074" calcext:value-type="float">
            <text:p>-69.51074</text:p>
          </table:table-cell>
          <table:table-cell office:value-type="float" office:value="-380.31954" calcext:value-type="float">
            <text:p>-380.31954</text:p>
          </table:table-cell>
          <table:table-cell office:value-type="float" office:value="386.61956" calcext:value-type="float">
            <text:p>386.61956</text:p>
          </table:table-cell>
          <table:table-cell table:formula="of:=(1000 / 203 * [.A11:.A214])" office:value-type="float" office:value="19.7044334975369" calcext:value-type="float">
            <text:p>19.7044334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49" calcext:value-type="float">
            <text:p>-1649</text:p>
          </table:table-cell>
          <table:table-cell/>
          <table:table-cell office:value-type="float" office:value="784.31372" calcext:value-type="float">
            <text:p>784.31372</text:p>
          </table:table-cell>
          <table:table-cell office:value-type="float" office:value="4.87561" calcext:value-type="float">
            <text:p>4.87561</text:p>
          </table:table-cell>
          <table:table-cell office:value-type="float" office:value="-202.42745" calcext:value-type="float">
            <text:p>-202.42745</text:p>
          </table:table-cell>
          <table:table-cell office:value-type="float" office:value="202.48617" calcext:value-type="float">
            <text:p>202.48617</text:p>
          </table:table-cell>
          <table:table-cell table:formula="of:=(1000 / 203 * [.A12:.A215])" office:value-type="float" office:value="24.6305418719212" calcext:value-type="float">
            <text:p>24.6305418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49" calcext:value-type="float">
            <text:p>-1649</text:p>
          </table:table-cell>
          <table:table-cell/>
          <table:table-cell office:value-type="float" office:value="941.17645" calcext:value-type="float">
            <text:p>941.17645</text:p>
          </table:table-cell>
          <table:table-cell office:value-type="float" office:value="-98.08959" calcext:value-type="float">
            <text:p>-98.08959</text:p>
          </table:table-cell>
          <table:table-cell office:value-type="float" office:value="-91.69174" calcext:value-type="float">
            <text:p>-91.69174</text:p>
          </table:table-cell>
          <table:table-cell office:value-type="float" office:value="134.27191" calcext:value-type="float">
            <text:p>134.27191</text:p>
          </table:table-cell>
          <table:table-cell table:formula="of:=(1000 / 203 * [.A13:.A216])" office:value-type="float" office:value="29.5566502463054" calcext:value-type="float">
            <text:p>29.5566502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47" calcext:value-type="float">
            <text:p>-1647</text:p>
          </table:table-cell>
          <table:table-cell/>
          <table:table-cell office:value-type="float" office:value="1098.03918" calcext:value-type="float">
            <text:p>1098.03918</text:p>
          </table:table-cell>
          <table:table-cell office:value-type="float" office:value="-81.93811" calcext:value-type="float">
            <text:p>-81.93811</text:p>
          </table:table-cell>
          <table:table-cell office:value-type="float" office:value="-59.54919" calcext:value-type="float">
            <text:p>-59.54919</text:p>
          </table:table-cell>
          <table:table-cell office:value-type="float" office:value="101.29145" calcext:value-type="float">
            <text:p>101.29145</text:p>
          </table:table-cell>
          <table:table-cell table:formula="of:=(1000 / 203 * [.A14:.A217])" office:value-type="float" office:value="34.4827586206897" calcext:value-type="float">
            <text:p>34.4827586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47" calcext:value-type="float">
            <text:p>-1647</text:p>
          </table:table-cell>
          <table:table-cell/>
          <table:table-cell office:value-type="float" office:value="1254.90197" calcext:value-type="float">
            <text:p>1254.90197</text:p>
          </table:table-cell>
          <table:table-cell office:value-type="float" office:value="-11.3208" calcext:value-type="float">
            <text:p>-11.3208</text:p>
          </table:table-cell>
          <table:table-cell office:value-type="float" office:value="-114.75967" calcext:value-type="float">
            <text:p>-114.75967</text:p>
          </table:table-cell>
          <table:table-cell office:value-type="float" office:value="115.31671" calcext:value-type="float">
            <text:p>115.31671</text:p>
          </table:table-cell>
          <table:table-cell table:formula="of:=(1000 / 203 * [.A15:.A218])" office:value-type="float" office:value="39.4088669950739" calcext:value-type="float">
            <text:p>39.4088669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1411.76464" calcext:value-type="float">
            <text:p>1411.76464</text:p>
          </table:table-cell>
          <table:table-cell office:value-type="float" office:value="-26.38" calcext:value-type="float">
            <text:p>-26.38</text:p>
          </table:table-cell>
          <table:table-cell office:value-type="float" office:value="-76.61907" calcext:value-type="float">
            <text:p>-76.61907</text:p>
          </table:table-cell>
          <table:table-cell office:value-type="float" office:value="81.03325" calcext:value-type="float">
            <text:p>81.03325</text:p>
          </table:table-cell>
          <table:table-cell table:formula="of:=(1000 / 203 * [.A16:.A219])" office:value-type="float" office:value="44.3349753694581" calcext:value-type="float">
            <text:p>44.3349753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1568.62744" calcext:value-type="float">
            <text:p>1568.62744</text:p>
          </table:table-cell>
          <table:table-cell office:value-type="float" office:value="-8.89001" calcext:value-type="float">
            <text:p>-8.89001</text:p>
          </table:table-cell>
          <table:table-cell office:value-type="float" office:value="-84.97534" calcext:value-type="float">
            <text:p>-84.97534</text:p>
          </table:table-cell>
          <table:table-cell office:value-type="float" office:value="85.4391" calcext:value-type="float">
            <text:p>85.4391</text:p>
          </table:table-cell>
          <table:table-cell table:formula="of:=(1000 / 203 * [.A17:.A220])" office:value-type="float" office:value="49.2610837438424" calcext:value-type="float">
            <text:p>49.2610837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1725.49023" calcext:value-type="float">
            <text:p>1725.49023</text:p>
          </table:table-cell>
          <table:table-cell office:value-type="float" office:value="12.63305" calcext:value-type="float">
            <text:p>12.63305</text:p>
          </table:table-cell>
          <table:table-cell office:value-type="float" office:value="-59.73974" calcext:value-type="float">
            <text:p>-59.73974</text:p>
          </table:table-cell>
          <table:table-cell office:value-type="float" office:value="61.06088" calcext:value-type="float">
            <text:p>61.06088</text:p>
          </table:table-cell>
          <table:table-cell table:formula="of:=(1000 / 203 * [.A18:.A221])" office:value-type="float" office:value="54.1871921182266" calcext:value-type="float">
            <text:p>54.1871921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48" calcext:value-type="float">
            <text:p>-1648</text:p>
          </table:table-cell>
          <table:table-cell/>
          <table:table-cell office:value-type="float" office:value="1882.3529" calcext:value-type="float">
            <text:p>1882.3529</text:p>
          </table:table-cell>
          <table:table-cell office:value-type="float" office:value="8.07604" calcext:value-type="float">
            <text:p>8.07604</text:p>
          </table:table-cell>
          <table:table-cell office:value-type="float" office:value="-70.68627" calcext:value-type="float">
            <text:p>-70.68627</text:p>
          </table:table-cell>
          <table:table-cell office:value-type="float" office:value="71.14613" calcext:value-type="float">
            <text:p>71.14613</text:p>
          </table:table-cell>
          <table:table-cell table:formula="of:=(1000 / 203 * [.A19:.A222])" office:value-type="float" office:value="59.1133004926108" calcext:value-type="float">
            <text:p>59.11330049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2039.21569" calcext:value-type="float">
            <text:p>2039.21569</text:p>
          </table:table-cell>
          <table:table-cell office:value-type="float" office:value="3.67187" calcext:value-type="float">
            <text:p>3.67187</text:p>
          </table:table-cell>
          <table:table-cell office:value-type="float" office:value="-66.08288" calcext:value-type="float">
            <text:p>-66.08288</text:p>
          </table:table-cell>
          <table:table-cell office:value-type="float" office:value="66.18482" calcext:value-type="float">
            <text:p>66.18482</text:p>
          </table:table-cell>
          <table:table-cell table:formula="of:=(1000 / 203 * [.A20:.A223])" office:value-type="float" office:value="64.0394088669951" calcext:value-type="float">
            <text:p>64.0394088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2196.07836" calcext:value-type="float">
            <text:p>2196.07836</text:p>
          </table:table-cell>
          <table:table-cell office:value-type="float" office:value="-12.63244" calcext:value-type="float">
            <text:p>-12.63244</text:p>
          </table:table-cell>
          <table:table-cell office:value-type="float" office:value="-68.75396" calcext:value-type="float">
            <text:p>-68.75396</text:p>
          </table:table-cell>
          <table:table-cell office:value-type="float" office:value="69.90483" calcext:value-type="float">
            <text:p>69.90483</text:p>
          </table:table-cell>
          <table:table-cell table:formula="of:=(1000 / 203 * [.A21:.A224])" office:value-type="float" office:value="68.9655172413793" calcext:value-type="float">
            <text:p>68.9655172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2352.94116" calcext:value-type="float">
            <text:p>2352.94116</text:p>
          </table:table-cell>
          <table:table-cell office:value-type="float" office:value="-2.87475" calcext:value-type="float">
            <text:p>-2.87475</text:p>
          </table:table-cell>
          <table:table-cell office:value-type="float" office:value="-63.63714" calcext:value-type="float">
            <text:p>-63.63714</text:p>
          </table:table-cell>
          <table:table-cell office:value-type="float" office:value="63.70204" calcext:value-type="float">
            <text:p>63.70204</text:p>
          </table:table-cell>
          <table:table-cell table:formula="of:=(1000 / 203 * [.A22:.A225])" office:value-type="float" office:value="73.8916256157635" calcext:value-type="float">
            <text:p>73.8916256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509.80395" calcext:value-type="float">
            <text:p>2509.80395</text:p>
          </table:table-cell>
          <table:table-cell office:value-type="float" office:value="26.1958" calcext:value-type="float">
            <text:p>26.1958</text:p>
          </table:table-cell>
          <table:table-cell office:value-type="float" office:value="-39.36279" calcext:value-type="float">
            <text:p>-39.36279</text:p>
          </table:table-cell>
          <table:table-cell office:value-type="float" office:value="47.28265" calcext:value-type="float">
            <text:p>47.28265</text:p>
          </table:table-cell>
          <table:table-cell table:formula="of:=(1000 / 203 * [.A23:.A226])" office:value-type="float" office:value="78.8177339901478" calcext:value-type="float">
            <text:p>78.8177339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666.66674" calcext:value-type="float">
            <text:p>2666.66674</text:p>
          </table:table-cell>
          <table:table-cell office:value-type="float" office:value="-1.56567" calcext:value-type="float">
            <text:p>-1.56567</text:p>
          </table:table-cell>
          <table:table-cell office:value-type="float" office:value="-44.8742" calcext:value-type="float">
            <text:p>-44.8742</text:p>
          </table:table-cell>
          <table:table-cell office:value-type="float" office:value="44.9015" calcext:value-type="float">
            <text:p>44.9015</text:p>
          </table:table-cell>
          <table:table-cell table:formula="of:=(1000 / 203 * [.A24:.A227])" office:value-type="float" office:value="83.743842364532" calcext:value-type="float">
            <text:p>83.74384236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823.52929" calcext:value-type="float">
            <text:p>2823.52929</text:p>
          </table:table-cell>
          <table:table-cell office:value-type="float" office:value="1.65734" calcext:value-type="float">
            <text:p>1.65734</text:p>
          </table:table-cell>
          <table:table-cell office:value-type="float" office:value="9.5473" calcext:value-type="float">
            <text:p>9.5473</text:p>
          </table:table-cell>
          <table:table-cell office:value-type="float" office:value="9.69008" calcext:value-type="float">
            <text:p>9.69008</text:p>
          </table:table-cell>
          <table:table-cell table:formula="of:=(1000 / 203 * [.A25:.A228])" office:value-type="float" office:value="88.6699507389163" calcext:value-type="float">
            <text:p>88.66995073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980.39208" calcext:value-type="float">
            <text:p>2980.39208</text:p>
          </table:table-cell>
          <table:table-cell office:value-type="float" office:value="-3.73657" calcext:value-type="float">
            <text:p>-3.73657</text:p>
          </table:table-cell>
          <table:table-cell office:value-type="float" office:value="-0.95404" calcext:value-type="float">
            <text:p>-0.95404</text:p>
          </table:table-cell>
          <table:table-cell office:value-type="float" office:value="3.85644" calcext:value-type="float">
            <text:p>3.85644</text:p>
          </table:table-cell>
          <table:table-cell table:formula="of:=(1000 / 203 * [.A26:.A229])" office:value-type="float" office:value="93.5960591133005" calcext:value-type="float">
            <text:p>93.5960591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3137.25488" calcext:value-type="float">
            <text:p>3137.25488</text:p>
          </table:table-cell>
          <table:table-cell office:value-type="float" office:value="-1.09619" calcext:value-type="float">
            <text:p>-1.09619</text:p>
          </table:table-cell>
          <table:table-cell office:value-type="float" office:value="-49.77569" calcext:value-type="float">
            <text:p>-49.77569</text:p>
          </table:table-cell>
          <table:table-cell office:value-type="float" office:value="49.78776" calcext:value-type="float">
            <text:p>49.78776</text:p>
          </table:table-cell>
          <table:table-cell table:formula="of:=(1000 / 203 * [.A27:.A230])" office:value-type="float" office:value="98.5221674876847" calcext:value-type="float">
            <text:p>98.5221674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7" calcext:value-type="float">
            <text:p>-1647</text:p>
          </table:table-cell>
          <table:table-cell/>
          <table:table-cell office:value-type="float" office:value="3294.11767" calcext:value-type="float">
            <text:p>3294.11767</text:p>
          </table:table-cell>
          <table:table-cell office:value-type="float" office:value="24.61682" calcext:value-type="float">
            <text:p>24.61682</text:p>
          </table:table-cell>
          <table:table-cell office:value-type="float" office:value="-13.83959" calcext:value-type="float">
            <text:p>-13.83959</text:p>
          </table:table-cell>
          <table:table-cell office:value-type="float" office:value="28.24043" calcext:value-type="float">
            <text:p>28.24043</text:p>
          </table:table-cell>
          <table:table-cell table:formula="of:=(1000 / 203 * [.A28:.A231])" office:value-type="float" office:value="103.448275862069" calcext:value-type="float">
            <text:p>103.44827586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48" calcext:value-type="float">
            <text:p>-1648</text:p>
          </table:table-cell>
          <table:table-cell/>
          <table:table-cell office:value-type="float" office:value="3450.98046" calcext:value-type="float">
            <text:p>3450.98046</text:p>
          </table:table-cell>
          <table:table-cell office:value-type="float" office:value="14.08666" calcext:value-type="float">
            <text:p>14.08666</text:p>
          </table:table-cell>
          <table:table-cell office:value-type="float" office:value="-34.70947" calcext:value-type="float">
            <text:p>-34.70947</text:p>
          </table:table-cell>
          <table:table-cell office:value-type="float" office:value="37.45906" calcext:value-type="float">
            <text:p>37.45906</text:p>
          </table:table-cell>
          <table:table-cell table:formula="of:=(1000 / 203 * [.A29:.A232])" office:value-type="float" office:value="108.374384236453" calcext:value-type="float">
            <text:p>108.3743842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49" calcext:value-type="float">
            <text:p>-1649</text:p>
          </table:table-cell>
          <table:table-cell/>
          <table:table-cell office:value-type="float" office:value="3607.84301" calcext:value-type="float">
            <text:p>3607.84301</text:p>
          </table:table-cell>
          <table:table-cell office:value-type="float" office:value="24.23974" calcext:value-type="float">
            <text:p>24.23974</text:p>
          </table:table-cell>
          <table:table-cell office:value-type="float" office:value="-15.95971" calcext:value-type="float">
            <text:p>-15.95971</text:p>
          </table:table-cell>
          <table:table-cell office:value-type="float" office:value="29.02202" calcext:value-type="float">
            <text:p>29.02202</text:p>
          </table:table-cell>
          <table:table-cell table:formula="of:=(1000 / 203 * [.A30:.A233])" office:value-type="float" office:value="113.300492610837" calcext:value-type="float">
            <text:p>113.3004926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49" calcext:value-type="float">
            <text:p>-1649</text:p>
          </table:table-cell>
          <table:table-cell/>
          <table:table-cell office:value-type="float" office:value="3764.70581" calcext:value-type="float">
            <text:p>3764.70581</text:p>
          </table:table-cell>
          <table:table-cell office:value-type="float" office:value="-11.60754" calcext:value-type="float">
            <text:p>-11.60754</text:p>
          </table:table-cell>
          <table:table-cell office:value-type="float" office:value="-26.43115" calcext:value-type="float">
            <text:p>-26.43115</text:p>
          </table:table-cell>
          <table:table-cell office:value-type="float" office:value="28.86764" calcext:value-type="float">
            <text:p>28.86764</text:p>
          </table:table-cell>
          <table:table-cell table:formula="of:=(1000 / 203 * [.A31:.A234])" office:value-type="float" office:value="118.226600985222" calcext:value-type="float">
            <text:p>118.2266009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50" calcext:value-type="float">
            <text:p>-1650</text:p>
          </table:table-cell>
          <table:table-cell/>
          <table:table-cell office:value-type="float" office:value="3921.5686" calcext:value-type="float">
            <text:p>3921.5686</text:p>
          </table:table-cell>
          <table:table-cell office:value-type="float" office:value="17.12036" calcext:value-type="float">
            <text:p>17.12036</text:p>
          </table:table-cell>
          <table:table-cell office:value-type="float" office:value="-46.37683" calcext:value-type="float">
            <text:p>-46.37683</text:p>
          </table:table-cell>
          <table:table-cell office:value-type="float" office:value="49.43599" calcext:value-type="float">
            <text:p>49.43599</text:p>
          </table:table-cell>
          <table:table-cell table:formula="of:=(1000 / 203 * [.A32:.A235])" office:value-type="float" office:value="123.152709359606" calcext:value-type="float">
            <text:p>123.15270935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51" calcext:value-type="float">
            <text:p>-1651</text:p>
          </table:table-cell>
          <table:table-cell/>
          <table:table-cell office:value-type="float" office:value="4078.43139" calcext:value-type="float">
            <text:p>4078.43139</text:p>
          </table:table-cell>
          <table:table-cell office:value-type="float" office:value="12.05676" calcext:value-type="float">
            <text:p>12.05676</text:p>
          </table:table-cell>
          <table:table-cell office:value-type="float" office:value="-34.66406" calcext:value-type="float">
            <text:p>-34.66406</text:p>
          </table:table-cell>
          <table:table-cell office:value-type="float" office:value="36.70098" calcext:value-type="float">
            <text:p>36.70098</text:p>
          </table:table-cell>
          <table:table-cell table:formula="of:=(1000 / 203 * [.A33:.A236])" office:value-type="float" office:value="128.07881773399" calcext:value-type="float">
            <text:p>128.0788177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4235.29394" calcext:value-type="float">
            <text:p>4235.29394</text:p>
          </table:table-cell>
          <table:table-cell office:value-type="float" office:value="15.56079" calcext:value-type="float">
            <text:p>15.56079</text:p>
          </table:table-cell>
          <table:table-cell office:value-type="float" office:value="-36.81713" calcext:value-type="float">
            <text:p>-36.81713</text:p>
          </table:table-cell>
          <table:table-cell office:value-type="float" office:value="39.97048" calcext:value-type="float">
            <text:p>39.97048</text:p>
          </table:table-cell>
          <table:table-cell table:formula="of:=(1000 / 203 * [.A34:.A237])" office:value-type="float" office:value="133.004926108374" calcext:value-type="float">
            <text:p>133.00492610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4392.15673" calcext:value-type="float">
            <text:p>4392.15673</text:p>
          </table:table-cell>
          <table:table-cell office:value-type="float" office:value="4.56274" calcext:value-type="float">
            <text:p>4.56274</text:p>
          </table:table-cell>
          <table:table-cell office:value-type="float" office:value="-32.31274" calcext:value-type="float">
            <text:p>-32.31274</text:p>
          </table:table-cell>
          <table:table-cell office:value-type="float" office:value="32.63329" calcext:value-type="float">
            <text:p>32.63329</text:p>
          </table:table-cell>
          <table:table-cell table:formula="of:=(1000 / 203 * [.A35:.A238])" office:value-type="float" office:value="137.931034482759" calcext:value-type="float">
            <text:p>137.93103448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4549.01953" calcext:value-type="float">
            <text:p>4549.01953</text:p>
          </table:table-cell>
          <table:table-cell office:value-type="float" office:value="20.5144" calcext:value-type="float">
            <text:p>20.5144</text:p>
          </table:table-cell>
          <table:table-cell office:value-type="float" office:value="-23.31445" calcext:value-type="float">
            <text:p>-23.31445</text:p>
          </table:table-cell>
          <table:table-cell office:value-type="float" office:value="31.05486" calcext:value-type="float">
            <text:p>31.05486</text:p>
          </table:table-cell>
          <table:table-cell table:formula="of:=(1000 / 203 * [.A36:.A239])" office:value-type="float" office:value="142.857142857143" calcext:value-type="float">
            <text:p>142.85714285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4705.88232" calcext:value-type="float">
            <text:p>4705.88232</text:p>
          </table:table-cell>
          <table:table-cell office:value-type="float" office:value="-0.54144" calcext:value-type="float">
            <text:p>-0.54144</text:p>
          </table:table-cell>
          <table:table-cell office:value-type="float" office:value="-16.48413" calcext:value-type="float">
            <text:p>-16.48413</text:p>
          </table:table-cell>
          <table:table-cell office:value-type="float" office:value="16.49302" calcext:value-type="float">
            <text:p>16.49302</text:p>
          </table:table-cell>
          <table:table-cell table:formula="of:=(1000 / 203 * [.A37:.A240])" office:value-type="float" office:value="147.783251231527" calcext:value-type="float">
            <text:p>147.78325123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4" calcext:value-type="float">
            <text:p>-1654</text:p>
          </table:table-cell>
          <table:table-cell/>
          <table:table-cell office:value-type="float" office:value="4862.74511" calcext:value-type="float">
            <text:p>4862.74511</text:p>
          </table:table-cell>
          <table:table-cell office:value-type="float" office:value="-9.65667" calcext:value-type="float">
            <text:p>-9.65667</text:p>
          </table:table-cell>
          <table:table-cell office:value-type="float" office:value="-16.67822" calcext:value-type="float">
            <text:p>-16.67822</text:p>
          </table:table-cell>
          <table:table-cell office:value-type="float" office:value="19.27211" calcext:value-type="float">
            <text:p>19.27211</text:p>
          </table:table-cell>
          <table:table-cell table:formula="of:=(1000 / 203 * [.A38:.A241])" office:value-type="float" office:value="152.709359605911" calcext:value-type="float">
            <text:p>152.7093596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55" calcext:value-type="float">
            <text:p>-1655</text:p>
          </table:table-cell>
          <table:table-cell/>
          <table:table-cell office:value-type="float" office:value="5019.60791" calcext:value-type="float">
            <text:p>5019.60791</text:p>
          </table:table-cell>
          <table:table-cell office:value-type="float" office:value="12.31628" calcext:value-type="float">
            <text:p>12.31628</text:p>
          </table:table-cell>
          <table:table-cell office:value-type="float" office:value="-18.87268" calcext:value-type="float">
            <text:p>-18.87268</text:p>
          </table:table-cell>
          <table:table-cell office:value-type="float" office:value="22.53594" calcext:value-type="float">
            <text:p>22.53594</text:p>
          </table:table-cell>
          <table:table-cell table:formula="of:=(1000 / 203 * [.A39:.A242])" office:value-type="float" office:value="157.635467980296" calcext:value-type="float">
            <text:p>157.63546798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56" calcext:value-type="float">
            <text:p>-1656</text:p>
          </table:table-cell>
          <table:table-cell/>
          <table:table-cell office:value-type="float" office:value="5176.4707" calcext:value-type="float">
            <text:p>5176.4707</text:p>
          </table:table-cell>
          <table:table-cell office:value-type="float" office:value="18.11322" calcext:value-type="float">
            <text:p>18.11322</text:p>
          </table:table-cell>
          <table:table-cell office:value-type="float" office:value="-22.43066" calcext:value-type="float">
            <text:p>-22.43066</text:p>
          </table:table-cell>
          <table:table-cell office:value-type="float" office:value="28.83094" calcext:value-type="float">
            <text:p>28.83094</text:p>
          </table:table-cell>
          <table:table-cell table:formula="of:=(1000 / 203 * [.A40:.A243])" office:value-type="float" office:value="162.56157635468" calcext:value-type="float">
            <text:p>162.56157635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5333.33349" calcext:value-type="float">
            <text:p>5333.33349</text:p>
          </table:table-cell>
          <table:table-cell office:value-type="float" office:value="6.04968" calcext:value-type="float">
            <text:p>6.04968</text:p>
          </table:table-cell>
          <table:table-cell office:value-type="float" office:value="-36.40112" calcext:value-type="float">
            <text:p>-36.40112</text:p>
          </table:table-cell>
          <table:table-cell office:value-type="float" office:value="36.90041" calcext:value-type="float">
            <text:p>36.90041</text:p>
          </table:table-cell>
          <table:table-cell table:formula="of:=(1000 / 203 * [.A41:.A244])" office:value-type="float" office:value="167.487684729064" calcext:value-type="float">
            <text:p>167.48768472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5490.19628" calcext:value-type="float">
            <text:p>5490.19628</text:p>
          </table:table-cell>
          <table:table-cell office:value-type="float" office:value="14.05194" calcext:value-type="float">
            <text:p>14.05194</text:p>
          </table:table-cell>
          <table:table-cell office:value-type="float" office:value="-22.59753" calcext:value-type="float">
            <text:p>-22.59753</text:p>
          </table:table-cell>
          <table:table-cell office:value-type="float" office:value="26.61025" calcext:value-type="float">
            <text:p>26.61025</text:p>
          </table:table-cell>
          <table:table-cell table:formula="of:=(1000 / 203 * [.A42:.A245])" office:value-type="float" office:value="172.413793103448" calcext:value-type="float">
            <text:p>172.41379310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5647.05859" calcext:value-type="float">
            <text:p>5647.05859</text:p>
          </table:table-cell>
          <table:table-cell office:value-type="float" office:value="21.08184" calcext:value-type="float">
            <text:p>21.08184</text:p>
          </table:table-cell>
          <table:table-cell office:value-type="float" office:value="-14.21875" calcext:value-type="float">
            <text:p>-14.21875</text:p>
          </table:table-cell>
          <table:table-cell office:value-type="float" office:value="25.42866" calcext:value-type="float">
            <text:p>25.42866</text:p>
          </table:table-cell>
          <table:table-cell table:formula="of:=(1000 / 203 * [.A43:.A246])" office:value-type="float" office:value="177.339901477833" calcext:value-type="float">
            <text:p>177.3399014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59" calcext:value-type="float">
            <text:p>-1659</text:p>
          </table:table-cell>
          <table:table-cell/>
          <table:table-cell office:value-type="float" office:value="5803.92138" calcext:value-type="float">
            <text:p>5803.92138</text:p>
          </table:table-cell>
          <table:table-cell office:value-type="float" office:value="13.96875" calcext:value-type="float">
            <text:p>13.96875</text:p>
          </table:table-cell>
          <table:table-cell office:value-type="float" office:value="-14.14855" calcext:value-type="float">
            <text:p>-14.14855</text:p>
          </table:table-cell>
          <table:table-cell office:value-type="float" office:value="19.88234" calcext:value-type="float">
            <text:p>19.88234</text:p>
          </table:table-cell>
          <table:table-cell table:formula="of:=(1000 / 203 * [.A44:.A247])" office:value-type="float" office:value="182.266009852217" calcext:value-type="float">
            <text:p>182.26600985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0" calcext:value-type="float">
            <text:p>-1660</text:p>
          </table:table-cell>
          <table:table-cell/>
          <table:table-cell office:value-type="float" office:value="5960.78417" calcext:value-type="float">
            <text:p>5960.78417</text:p>
          </table:table-cell>
          <table:table-cell office:value-type="float" office:value="-9.21008" calcext:value-type="float">
            <text:p>-9.21008</text:p>
          </table:table-cell>
          <table:table-cell office:value-type="float" office:value="0.23437" calcext:value-type="float">
            <text:p>0.23437</text:p>
          </table:table-cell>
          <table:table-cell office:value-type="float" office:value="9.21306" calcext:value-type="float">
            <text:p>9.21306</text:p>
          </table:table-cell>
          <table:table-cell table:formula="of:=(1000 / 203 * [.A45:.A248])" office:value-type="float" office:value="187.192118226601" calcext:value-type="float">
            <text:p>187.19211822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1" calcext:value-type="float">
            <text:p>-1661</text:p>
          </table:table-cell>
          <table:table-cell/>
          <table:table-cell office:value-type="float" office:value="6117.64697" calcext:value-type="float">
            <text:p>6117.64697</text:p>
          </table:table-cell>
          <table:table-cell office:value-type="float" office:value="15.66918" calcext:value-type="float">
            <text:p>15.66918</text:p>
          </table:table-cell>
          <table:table-cell office:value-type="float" office:value="-15.12902" calcext:value-type="float">
            <text:p>-15.12902</text:p>
          </table:table-cell>
          <table:table-cell office:value-type="float" office:value="21.78097" calcext:value-type="float">
            <text:p>21.78097</text:p>
          </table:table-cell>
          <table:table-cell table:formula="of:=(1000 / 203 * [.A46:.A249])" office:value-type="float" office:value="192.118226600985" calcext:value-type="float">
            <text:p>192.1182266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1" calcext:value-type="float">
            <text:p>-1661</text:p>
          </table:table-cell>
          <table:table-cell/>
          <table:table-cell office:value-type="float" office:value="6274.50976" calcext:value-type="float">
            <text:p>6274.50976</text:p>
          </table:table-cell>
          <table:table-cell office:value-type="float" office:value="13.43194" calcext:value-type="float">
            <text:p>13.43194</text:p>
          </table:table-cell>
          <table:table-cell office:value-type="float" office:value="-13.42919" calcext:value-type="float">
            <text:p>-13.42919</text:p>
          </table:table-cell>
          <table:table-cell office:value-type="float" office:value="18.99369" calcext:value-type="float">
            <text:p>18.99369</text:p>
          </table:table-cell>
          <table:table-cell table:formula="of:=(1000 / 203 * [.A47:.A250])" office:value-type="float" office:value="197.044334975369" calcext:value-type="float">
            <text:p>197.04433497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2" calcext:value-type="float">
            <text:p>-1662</text:p>
          </table:table-cell>
          <table:table-cell/>
          <table:table-cell office:value-type="float" office:value="6431.37255" calcext:value-type="float">
            <text:p>6431.37255</text:p>
          </table:table-cell>
          <table:table-cell office:value-type="float" office:value="8.48843" calcext:value-type="float">
            <text:p>8.48843</text:p>
          </table:table-cell>
          <table:table-cell office:value-type="float" office:value="-21.51879" calcext:value-type="float">
            <text:p>-21.51879</text:p>
          </table:table-cell>
          <table:table-cell office:value-type="float" office:value="23.13249" calcext:value-type="float">
            <text:p>23.13249</text:p>
          </table:table-cell>
          <table:table-cell table:formula="of:=(1000 / 203 * [.A48:.A251])" office:value-type="float" office:value="201.970443349754" calcext:value-type="float">
            <text:p>201.97044334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6588.23535" calcext:value-type="float">
            <text:p>6588.23535</text:p>
          </table:table-cell>
          <table:table-cell office:value-type="float" office:value="14.2734" calcext:value-type="float">
            <text:p>14.2734</text:p>
          </table:table-cell>
          <table:table-cell office:value-type="float" office:value="-25.57666" calcext:value-type="float">
            <text:p>-25.57666</text:p>
          </table:table-cell>
          <table:table-cell office:value-type="float" office:value="29.28985" calcext:value-type="float">
            <text:p>29.28985</text:p>
          </table:table-cell>
          <table:table-cell table:formula="of:=(1000 / 203 * [.A49:.A252])" office:value-type="float" office:value="206.896551724138" calcext:value-type="float">
            <text:p>206.89655172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6745.09814" calcext:value-type="float">
            <text:p>6745.09814</text:p>
          </table:table-cell>
          <table:table-cell office:value-type="float" office:value="12.20489" calcext:value-type="float">
            <text:p>12.20489</text:p>
          </table:table-cell>
          <table:table-cell office:value-type="float" office:value="-7.58154" calcext:value-type="float">
            <text:p>-7.58154</text:p>
          </table:table-cell>
          <table:table-cell office:value-type="float" office:value="14.36799" calcext:value-type="float">
            <text:p>14.36799</text:p>
          </table:table-cell>
          <table:table-cell table:formula="of:=(1000 / 203 * [.A50:.A253])" office:value-type="float" office:value="211.822660098522" calcext:value-type="float">
            <text:p>211.8226600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6901.96093" calcext:value-type="float">
            <text:p>6901.96093</text:p>
          </table:table-cell>
          <table:table-cell office:value-type="float" office:value="4.93377" calcext:value-type="float">
            <text:p>4.93377</text:p>
          </table:table-cell>
          <table:table-cell office:value-type="float" office:value="-18.5299" calcext:value-type="float">
            <text:p>-18.5299</text:p>
          </table:table-cell>
          <table:table-cell office:value-type="float" office:value="19.17549" calcext:value-type="float">
            <text:p>19.17549</text:p>
          </table:table-cell>
          <table:table-cell table:formula="of:=(1000 / 203 * [.A51:.A254])" office:value-type="float" office:value="216.748768472906" calcext:value-type="float">
            <text:p>216.74876847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7058.82373" calcext:value-type="float">
            <text:p>7058.82373</text:p>
          </table:table-cell>
          <table:table-cell office:value-type="float" office:value="8.43539" calcext:value-type="float">
            <text:p>8.43539</text:p>
          </table:table-cell>
          <table:table-cell office:value-type="float" office:value="-19.7694" calcext:value-type="float">
            <text:p>-19.7694</text:p>
          </table:table-cell>
          <table:table-cell office:value-type="float" office:value="21.49384" calcext:value-type="float">
            <text:p>21.49384</text:p>
          </table:table-cell>
          <table:table-cell table:formula="of:=(1000 / 203 * [.A52:.A255])" office:value-type="float" office:value="221.674876847291" calcext:value-type="float">
            <text:p>221.67487684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7215.68603" calcext:value-type="float">
            <text:p>7215.68603</text:p>
          </table:table-cell>
          <table:table-cell office:value-type="float" office:value="15.47238" calcext:value-type="float">
            <text:p>15.47238</text:p>
          </table:table-cell>
          <table:table-cell office:value-type="float" office:value="-26.2445" calcext:value-type="float">
            <text:p>-26.2445</text:p>
          </table:table-cell>
          <table:table-cell office:value-type="float" office:value="30.46586" calcext:value-type="float">
            <text:p>30.46586</text:p>
          </table:table-cell>
          <table:table-cell table:formula="of:=(1000 / 203 * [.A53:.A256])" office:value-type="float" office:value="226.600985221675" calcext:value-type="float">
            <text:p>226.60098522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/>
          <table:table-cell office:value-type="float" office:value="7372.54882" calcext:value-type="float">
            <text:p>7372.54882</text:p>
          </table:table-cell>
          <table:table-cell office:value-type="float" office:value="4.09985" calcext:value-type="float">
            <text:p>4.09985</text:p>
          </table:table-cell>
          <table:table-cell office:value-type="float" office:value="-21.88281" calcext:value-type="float">
            <text:p>-21.88281</text:p>
          </table:table-cell>
          <table:table-cell office:value-type="float" office:value="22.26356" calcext:value-type="float">
            <text:p>22.26356</text:p>
          </table:table-cell>
          <table:table-cell table:formula="of:=(1000 / 203 * [.A54:.A257])" office:value-type="float" office:value="231.527093596059" calcext:value-type="float">
            <text:p>231.52709359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8" calcext:value-type="float">
            <text:p>-1668</text:p>
          </table:table-cell>
          <table:table-cell/>
          <table:table-cell office:value-type="float" office:value="7529.41162" calcext:value-type="float">
            <text:p>7529.41162</text:p>
          </table:table-cell>
          <table:table-cell office:value-type="float" office:value="12.78923" calcext:value-type="float">
            <text:p>12.78923</text:p>
          </table:table-cell>
          <table:table-cell office:value-type="float" office:value="-11.18811" calcext:value-type="float">
            <text:p>-11.18811</text:p>
          </table:table-cell>
          <table:table-cell office:value-type="float" office:value="16.9923" calcext:value-type="float">
            <text:p>16.9923</text:p>
          </table:table-cell>
          <table:table-cell table:formula="of:=(1000 / 203 * [.A55:.A258])" office:value-type="float" office:value="236.453201970443" calcext:value-type="float">
            <text:p>236.45320197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/>
          <table:table-cell office:value-type="float" office:value="7686.27441" calcext:value-type="float">
            <text:p>7686.27441</text:p>
          </table:table-cell>
          <table:table-cell office:value-type="float" office:value="6.81357" calcext:value-type="float">
            <text:p>6.81357</text:p>
          </table:table-cell>
          <table:table-cell office:value-type="float" office:value="-14.94262" calcext:value-type="float">
            <text:p>-14.94262</text:p>
          </table:table-cell>
          <table:table-cell office:value-type="float" office:value="16.42275" calcext:value-type="float">
            <text:p>16.42275</text:p>
          </table:table-cell>
          <table:table-cell table:formula="of:=(1000 / 203 * [.A56:.A259])" office:value-type="float" office:value="241.379310344828" calcext:value-type="float">
            <text:p>241.3793103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7" calcext:value-type="float">
            <text:p>-1667</text:p>
          </table:table-cell>
          <table:table-cell/>
          <table:table-cell office:value-type="float" office:value="7843.1372" calcext:value-type="float">
            <text:p>7843.1372</text:p>
          </table:table-cell>
          <table:table-cell office:value-type="float" office:value="17.60232" calcext:value-type="float">
            <text:p>17.60232</text:p>
          </table:table-cell>
          <table:table-cell office:value-type="float" office:value="-15.72558" calcext:value-type="float">
            <text:p>-15.72558</text:p>
          </table:table-cell>
          <table:table-cell office:value-type="float" office:value="23.60372" calcext:value-type="float">
            <text:p>23.60372</text:p>
          </table:table-cell>
          <table:table-cell table:formula="of:=(1000 / 203 * [.A57:.A260])" office:value-type="float" office:value="246.305418719212" calcext:value-type="float">
            <text:p>246.30541871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9" calcext:value-type="float">
            <text:p>-166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-22.09143" calcext:value-type="float">
            <text:p>-22.09143</text:p>
          </table:table-cell>
          <table:table-cell office:value-type="float" office:value="22.09143" calcext:value-type="float">
            <text:p>22.09143</text:p>
          </table:table-cell>
          <table:table-cell table:formula="of:=(1000 / 203 * [.A58:.A261])" office:value-type="float" office:value="251.231527093596" calcext:value-type="float">
            <text:p>251.23152709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70" calcext:value-type="float">
            <text:p>-1670</text:p>
          </table:table-cell>
          <table:table-cell/>
          <table:table-cell office:value-type="float" office:value="8156.86279" calcext:value-type="float">
            <text:p>8156.86279</text:p>
          </table:table-cell>
          <table:table-cell office:value-type="float" office:value="9.72563" calcext:value-type="float">
            <text:p>9.72563</text:p>
          </table:table-cell>
          <table:table-cell office:value-type="float" office:value="-17.02526" calcext:value-type="float">
            <text:p>-17.02526</text:p>
          </table:table-cell>
          <table:table-cell office:value-type="float" office:value="19.60733" calcext:value-type="float">
            <text:p>19.60733</text:p>
          </table:table-cell>
          <table:table-cell table:formula="of:=(1000 / 203 * [.A59:.A262])" office:value-type="float" office:value="256.15763546798" calcext:value-type="float">
            <text:p>256.1576354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1" calcext:value-type="float">
            <text:p>-1671</text:p>
          </table:table-cell>
          <table:table-cell/>
          <table:table-cell office:value-type="float" office:value="8313.72558" calcext:value-type="float">
            <text:p>8313.72558</text:p>
          </table:table-cell>
          <table:table-cell office:value-type="float" office:value="18.40917" calcext:value-type="float">
            <text:p>18.40917</text:p>
          </table:table-cell>
          <table:table-cell office:value-type="float" office:value="-13.68041" calcext:value-type="float">
            <text:p>-13.68041</text:p>
          </table:table-cell>
          <table:table-cell office:value-type="float" office:value="22.93581" calcext:value-type="float">
            <text:p>22.93581</text:p>
          </table:table-cell>
          <table:table-cell table:formula="of:=(1000 / 203 * [.A60:.A263])" office:value-type="float" office:value="261.083743842365" calcext:value-type="float">
            <text:p>261.08374384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72" calcext:value-type="float">
            <text:p>-1672</text:p>
          </table:table-cell>
          <table:table-cell/>
          <table:table-cell office:value-type="float" office:value="8470.58789" calcext:value-type="float">
            <text:p>8470.58789</text:p>
          </table:table-cell>
          <table:table-cell office:value-type="float" office:value="11.66183" calcext:value-type="float">
            <text:p>11.66183</text:p>
          </table:table-cell>
          <table:table-cell office:value-type="float" office:value="-18.28247" calcext:value-type="float">
            <text:p>-18.28247</text:p>
          </table:table-cell>
          <table:table-cell office:value-type="float" office:value="21.68518" calcext:value-type="float">
            <text:p>21.68518</text:p>
          </table:table-cell>
          <table:table-cell table:formula="of:=(1000 / 203 * [.A61:.A264])" office:value-type="float" office:value="266.009852216749" calcext:value-type="float">
            <text:p>266.00985221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4" calcext:value-type="float">
            <text:p>-1674</text:p>
          </table:table-cell>
          <table:table-cell/>
          <table:table-cell office:value-type="float" office:value="8627.45117" calcext:value-type="float">
            <text:p>8627.45117</text:p>
          </table:table-cell>
          <table:table-cell office:value-type="float" office:value="20.35063" calcext:value-type="float">
            <text:p>20.35063</text:p>
          </table:table-cell>
          <table:table-cell office:value-type="float" office:value="-9.70324" calcext:value-type="float">
            <text:p>-9.70324</text:p>
          </table:table-cell>
          <table:table-cell office:value-type="float" office:value="22.54553" calcext:value-type="float">
            <text:p>22.54553</text:p>
          </table:table-cell>
          <table:table-cell table:formula="of:=(1000 / 203 * [.A62:.A265])" office:value-type="float" office:value="270.935960591133" calcext:value-type="float">
            <text:p>270.93596059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74" calcext:value-type="float">
            <text:p>-1674</text:p>
          </table:table-cell>
          <table:table-cell/>
          <table:table-cell office:value-type="float" office:value="8784.31347" calcext:value-type="float">
            <text:p>8784.31347</text:p>
          </table:table-cell>
          <table:table-cell office:value-type="float" office:value="8.23831" calcext:value-type="float">
            <text:p>8.23831</text:p>
          </table:table-cell>
          <table:table-cell office:value-type="float" office:value="3.77636" calcext:value-type="float">
            <text:p>3.77636</text:p>
          </table:table-cell>
          <table:table-cell office:value-type="float" office:value="9.0626" calcext:value-type="float">
            <text:p>9.0626</text:p>
          </table:table-cell>
          <table:table-cell table:formula="of:=(1000 / 203 * [.A63:.A266])" office:value-type="float" office:value="275.862068965517" calcext:value-type="float">
            <text:p>275.86206896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6" calcext:value-type="float">
            <text:p>-1676</text:p>
          </table:table-cell>
          <table:table-cell/>
          <table:table-cell office:value-type="float" office:value="8941.17675" calcext:value-type="float">
            <text:p>8941.17675</text:p>
          </table:table-cell>
          <table:table-cell office:value-type="float" office:value="17.82318" calcext:value-type="float">
            <text:p>17.82318</text:p>
          </table:table-cell>
          <table:table-cell office:value-type="float" office:value="-3.54821" calcext:value-type="float">
            <text:p>-3.54821</text:p>
          </table:table-cell>
          <table:table-cell office:value-type="float" office:value="18.17293" calcext:value-type="float">
            <text:p>18.17293</text:p>
          </table:table-cell>
          <table:table-cell table:formula="of:=(1000 / 203 * [.A64:.A267])" office:value-type="float" office:value="280.788177339901" calcext:value-type="float">
            <text:p>280.7881773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78" calcext:value-type="float">
            <text:p>-1678</text:p>
          </table:table-cell>
          <table:table-cell/>
          <table:table-cell office:value-type="float" office:value="9098.03906" calcext:value-type="float">
            <text:p>9098.03906</text:p>
          </table:table-cell>
          <table:table-cell office:value-type="float" office:value="7.57781" calcext:value-type="float">
            <text:p>7.57781</text:p>
          </table:table-cell>
          <table:table-cell office:value-type="float" office:value="-11.49963" calcext:value-type="float">
            <text:p>-11.49963</text:p>
          </table:table-cell>
          <table:table-cell office:value-type="float" office:value="13.77188" calcext:value-type="float">
            <text:p>13.77188</text:p>
          </table:table-cell>
          <table:table-cell table:formula="of:=(1000 / 203 * [.A65:.A268])" office:value-type="float" office:value="285.714285714286" calcext:value-type="float">
            <text:p>285.71428571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80" calcext:value-type="float">
            <text:p>-1680</text:p>
          </table:table-cell>
          <table:table-cell/>
          <table:table-cell office:value-type="float" office:value="9254.90234" calcext:value-type="float">
            <text:p>9254.90234</text:p>
          </table:table-cell>
          <table:table-cell office:value-type="float" office:value="19.96441" calcext:value-type="float">
            <text:p>19.96441</text:p>
          </table:table-cell>
          <table:table-cell office:value-type="float" office:value="-5.3413" calcext:value-type="float">
            <text:p>-5.3413</text:p>
          </table:table-cell>
          <table:table-cell office:value-type="float" office:value="20.66657" calcext:value-type="float">
            <text:p>20.66657</text:p>
          </table:table-cell>
          <table:table-cell table:formula="of:=(1000 / 203 * [.A66:.A269])" office:value-type="float" office:value="290.64039408867" calcext:value-type="float">
            <text:p>290.64039408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81" calcext:value-type="float">
            <text:p>-1681</text:p>
          </table:table-cell>
          <table:table-cell/>
          <table:table-cell office:value-type="float" office:value="9411.76464" calcext:value-type="float">
            <text:p>9411.76464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-4.06762" calcext:value-type="float">
            <text:p>-4.06762</text:p>
          </table:table-cell>
          <table:table-cell office:value-type="float" office:value="4.99521" calcext:value-type="float">
            <text:p>4.99521</text:p>
          </table:table-cell>
          <table:table-cell table:formula="of:=(1000 / 203 * [.A67:.A270])" office:value-type="float" office:value="295.566502463054" calcext:value-type="float">
            <text:p>295.56650246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81" calcext:value-type="float">
            <text:p>-1681</text:p>
          </table:table-cell>
          <table:table-cell/>
          <table:table-cell office:value-type="float" office:value="9568.62792" calcext:value-type="float">
            <text:p>9568.62792</text:p>
          </table:table-cell>
          <table:table-cell office:value-type="float" office:value="17.72293" calcext:value-type="float">
            <text:p>17.72293</text:p>
          </table:table-cell>
          <table:table-cell office:value-type="float" office:value="1.88098" calcext:value-type="float">
            <text:p>1.88098</text:p>
          </table:table-cell>
          <table:table-cell office:value-type="float" office:value="17.82246" calcext:value-type="float">
            <text:p>17.82246</text:p>
          </table:table-cell>
          <table:table-cell table:formula="of:=(1000 / 203 * [.A68:.A271])" office:value-type="float" office:value="300.492610837438" calcext:value-type="float">
            <text:p>300.49261083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81" calcext:value-type="float">
            <text:p>-1681</text:p>
          </table:table-cell>
          <table:table-cell/>
          <table:table-cell office:value-type="float" office:value="9725.49023" calcext:value-type="float">
            <text:p>9725.49023</text:p>
          </table:table-cell>
          <table:table-cell office:value-type="float" office:value="20.87255" calcext:value-type="float">
            <text:p>20.87255</text:p>
          </table:table-cell>
          <table:table-cell office:value-type="float" office:value="-9.03833" calcext:value-type="float">
            <text:p>-9.03833</text:p>
          </table:table-cell>
          <table:table-cell office:value-type="float" office:value="22.74544" calcext:value-type="float">
            <text:p>22.74544</text:p>
          </table:table-cell>
          <table:table-cell table:formula="of:=(1000 / 203 * [.A69:.A272])" office:value-type="float" office:value="305.418719211823" calcext:value-type="float">
            <text:p>305.4187192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82" calcext:value-type="float">
            <text:p>-1682</text:p>
          </table:table-cell>
          <table:table-cell/>
          <table:table-cell office:value-type="float" office:value="9882.35253" calcext:value-type="float">
            <text:p>9882.35253</text:p>
          </table:table-cell>
          <table:table-cell office:value-type="float" office:value="1.93041" calcext:value-type="float">
            <text:p>1.93041</text:p>
          </table:table-cell>
          <table:table-cell office:value-type="float" office:value="-21.42236" calcext:value-type="float">
            <text:p>-21.42236</text:p>
          </table:table-cell>
          <table:table-cell office:value-type="float" office:value="21.50916" calcext:value-type="float">
            <text:p>21.50916</text:p>
          </table:table-cell>
          <table:table-cell table:formula="of:=(1000 / 203 * [.A70:.A273])" office:value-type="float" office:value="310.344827586207" calcext:value-type="float">
            <text:p>310.34482758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84" calcext:value-type="float">
            <text:p>-1684</text:p>
          </table:table-cell>
          <table:table-cell/>
          <table:table-cell office:value-type="float" office:value="10039.21582" calcext:value-type="float">
            <text:p>10039.21582</text:p>
          </table:table-cell>
          <table:table-cell office:value-type="float" office:value="14.3706" calcext:value-type="float">
            <text:p>14.3706</text:p>
          </table:table-cell>
          <table:table-cell office:value-type="float" office:value="-12.3601" calcext:value-type="float">
            <text:p>-12.3601</text:p>
          </table:table-cell>
          <table:table-cell office:value-type="float" office:value="18.95485" calcext:value-type="float">
            <text:p>18.95485</text:p>
          </table:table-cell>
          <table:table-cell table:formula="of:=(1000 / 203 * [.A71:.A274])" office:value-type="float" office:value="315.270935960591" calcext:value-type="float">
            <text:p>315.27093596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5" calcext:value-type="float">
            <text:p>-1685</text:p>
          </table:table-cell>
          <table:table-cell/>
          <table:table-cell office:value-type="float" office:value="10196.07812" calcext:value-type="float">
            <text:p>10196.07812</text:p>
          </table:table-cell>
          <table:table-cell office:value-type="float" office:value="8.34326" calcext:value-type="float">
            <text:p>8.34326</text:p>
          </table:table-cell>
          <table:table-cell office:value-type="float" office:value="-13.27343" calcext:value-type="float">
            <text:p>-13.27343</text:p>
          </table:table-cell>
          <table:table-cell office:value-type="float" office:value="15.67782" calcext:value-type="float">
            <text:p>15.67782</text:p>
          </table:table-cell>
          <table:table-cell table:formula="of:=(1000 / 203 * [.A72:.A275])" office:value-type="float" office:value="320.197044334975" calcext:value-type="float">
            <text:p>320.1970443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86" calcext:value-type="float">
            <text:p>-1686</text:p>
          </table:table-cell>
          <table:table-cell/>
          <table:table-cell office:value-type="float" office:value="10352.9414" calcext:value-type="float">
            <text:p>10352.9414</text:p>
          </table:table-cell>
          <table:table-cell office:value-type="float" office:value="11.08837" calcext:value-type="float">
            <text:p>11.08837</text:p>
          </table:table-cell>
          <table:table-cell office:value-type="float" office:value="-9.58703" calcext:value-type="float">
            <text:p>-9.58703</text:p>
          </table:table-cell>
          <table:table-cell office:value-type="float" office:value="14.65822" calcext:value-type="float">
            <text:p>14.65822</text:p>
          </table:table-cell>
          <table:table-cell table:formula="of:=(1000 / 203 * [.A73:.A276])" office:value-type="float" office:value="325.12315270936" calcext:value-type="float">
            <text:p>325.12315270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87" calcext:value-type="float">
            <text:p>-1687</text:p>
          </table:table-cell>
          <table:table-cell/>
          <table:table-cell office:value-type="float" office:value="10509.80371" calcext:value-type="float">
            <text:p>10509.80371</text:p>
          </table:table-cell>
          <table:table-cell office:value-type="float" office:value="16.1795" calcext:value-type="float">
            <text:p>16.1795</text:p>
          </table:table-cell>
          <table:table-cell office:value-type="float" office:value="-12.87182" calcext:value-type="float">
            <text:p>-12.87182</text:p>
          </table:table-cell>
          <table:table-cell office:value-type="float" office:value="20.67511" calcext:value-type="float">
            <text:p>20.67511</text:p>
          </table:table-cell>
          <table:table-cell table:formula="of:=(1000 / 203 * [.A74:.A277])" office:value-type="float" office:value="330.049261083744" calcext:value-type="float">
            <text:p>330.04926108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88" calcext:value-type="float">
            <text:p>-1688</text:p>
          </table:table-cell>
          <table:table-cell/>
          <table:table-cell office:value-type="float" office:value="10666.66699" calcext:value-type="float">
            <text:p>10666.66699</text:p>
          </table:table-cell>
          <table:table-cell office:value-type="float" office:value="3.04449" calcext:value-type="float">
            <text:p>3.04449</text:p>
          </table:table-cell>
          <table:table-cell office:value-type="float" office:value="-7.04431" calcext:value-type="float">
            <text:p>-7.04431</text:p>
          </table:table-cell>
          <table:table-cell office:value-type="float" office:value="7.67406" calcext:value-type="float">
            <text:p>7.67406</text:p>
          </table:table-cell>
          <table:table-cell table:formula="of:=(1000 / 203 * [.A75:.A278])" office:value-type="float" office:value="334.975369458128" calcext:value-type="float">
            <text:p>334.97536945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89" calcext:value-type="float">
            <text:p>-1689</text:p>
          </table:table-cell>
          <table:table-cell/>
          <table:table-cell office:value-type="float" office:value="10823.52929" calcext:value-type="float">
            <text:p>10823.52929</text:p>
          </table:table-cell>
          <table:table-cell office:value-type="float" office:value="12.87329" calcext:value-type="float">
            <text:p>12.87329</text:p>
          </table:table-cell>
          <table:table-cell office:value-type="float" office:value="-4.78271" calcext:value-type="float">
            <text:p>-4.78271</text:p>
          </table:table-cell>
          <table:table-cell office:value-type="float" office:value="13.73302" calcext:value-type="float">
            <text:p>13.73302</text:p>
          </table:table-cell>
          <table:table-cell table:formula="of:=(1000 / 203 * [.A76:.A279])" office:value-type="float" office:value="339.901477832512" calcext:value-type="float">
            <text:p>339.9014778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90" calcext:value-type="float">
            <text:p>-1690</text:p>
          </table:table-cell>
          <table:table-cell/>
          <table:table-cell office:value-type="float" office:value="10980.39257" calcext:value-type="float">
            <text:p>10980.39257</text:p>
          </table:table-cell>
          <table:table-cell office:value-type="float" office:value="7.00799" calcext:value-type="float">
            <text:p>7.00799</text:p>
          </table:table-cell>
          <table:table-cell office:value-type="float" office:value="-2.75939" calcext:value-type="float">
            <text:p>-2.75939</text:p>
          </table:table-cell>
          <table:table-cell office:value-type="float" office:value="7.53168" calcext:value-type="float">
            <text:p>7.53168</text:p>
          </table:table-cell>
          <table:table-cell table:formula="of:=(1000 / 203 * [.A77:.A280])" office:value-type="float" office:value="344.827586206897" calcext:value-type="float">
            <text:p>344.8275862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1137.25488" calcext:value-type="float">
            <text:p>11137.25488</text:p>
          </table:table-cell>
          <table:table-cell office:value-type="float" office:value="6.98931" calcext:value-type="float">
            <text:p>6.98931</text:p>
          </table:table-cell>
          <table:table-cell office:value-type="float" office:value="-2.21704" calcext:value-type="float">
            <text:p>-2.21704</text:p>
          </table:table-cell>
          <table:table-cell office:value-type="float" office:value="7.33251" calcext:value-type="float">
            <text:p>7.33251</text:p>
          </table:table-cell>
          <table:table-cell table:formula="of:=(1000 / 203 * [.A78:.A281])" office:value-type="float" office:value="349.753694581281" calcext:value-type="float">
            <text:p>349.75369458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1294.11718" calcext:value-type="float">
            <text:p>11294.11718</text:p>
          </table:table-cell>
          <table:table-cell office:value-type="float" office:value="10.0075" calcext:value-type="float">
            <text:p>10.0075</text:p>
          </table:table-cell>
          <table:table-cell office:value-type="float" office:value="-2.96057" calcext:value-type="float">
            <text:p>-2.96057</text:p>
          </table:table-cell>
          <table:table-cell office:value-type="float" office:value="10.43624" calcext:value-type="float">
            <text:p>10.43624</text:p>
          </table:table-cell>
          <table:table-cell table:formula="of:=(1000 / 203 * [.A79:.A282])" office:value-type="float" office:value="354.679802955665" calcext:value-type="float">
            <text:p>354.67980295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90" calcext:value-type="float">
            <text:p>-1690</text:p>
          </table:table-cell>
          <table:table-cell/>
          <table:table-cell office:value-type="float" office:value="11450.98046" calcext:value-type="float">
            <text:p>11450.98046</text:p>
          </table:table-cell>
          <table:table-cell office:value-type="float" office:value="9.07141" calcext:value-type="float">
            <text:p>9.07141</text:p>
          </table:table-cell>
          <table:table-cell office:value-type="float" office:value="-2.70043" calcext:value-type="float">
            <text:p>-2.70043</text:p>
          </table:table-cell>
          <table:table-cell office:value-type="float" office:value="9.46482" calcext:value-type="float">
            <text:p>9.46482</text:p>
          </table:table-cell>
          <table:table-cell table:formula="of:=(1000 / 203 * [.A80:.A283])" office:value-type="float" office:value="359.605911330049" calcext:value-type="float">
            <text:p>359.60591133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1607.84277" calcext:value-type="float">
            <text:p>11607.84277</text:p>
          </table:table-cell>
          <table:table-cell office:value-type="float" office:value="18.50012" calcext:value-type="float">
            <text:p>18.50012</text:p>
          </table:table-cell>
          <table:table-cell office:value-type="float" office:value="1.70324" calcext:value-type="float">
            <text:p>1.70324</text:p>
          </table:table-cell>
          <table:table-cell office:value-type="float" office:value="18.57836" calcext:value-type="float">
            <text:p>18.57836</text:p>
          </table:table-cell>
          <table:table-cell table:formula="of:=(1000 / 203 * [.A81:.A284])" office:value-type="float" office:value="364.532019704434" calcext:value-type="float">
            <text:p>364.53201970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1764.70605" calcext:value-type="float">
            <text:p>11764.70605</text:p>
          </table:table-cell>
          <table:table-cell office:value-type="float" office:value="15.79174" calcext:value-type="float">
            <text:p>15.79174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16.56174" calcext:value-type="float">
            <text:p>16.56174</text:p>
          </table:table-cell>
          <table:table-cell table:formula="of:=(1000 / 203 * [.A82:.A285])" office:value-type="float" office:value="369.458128078818" calcext:value-type="float">
            <text:p>369.45812807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1921.56835" calcext:value-type="float">
            <text:p>11921.56835</text:p>
          </table:table-cell>
          <table:table-cell office:value-type="float" office:value="19.2312" calcext:value-type="float">
            <text:p>19.2312</text:p>
          </table:table-cell>
          <table:table-cell office:value-type="float" office:value="-1.82836" calcext:value-type="float">
            <text:p>-1.82836</text:p>
          </table:table-cell>
          <table:table-cell office:value-type="float" office:value="19.31792" calcext:value-type="float">
            <text:p>19.31792</text:p>
          </table:table-cell>
          <table:table-cell table:formula="of:=(1000 / 203 * [.A83:.A286])" office:value-type="float" office:value="374.384236453202" calcext:value-type="float">
            <text:p>374.38423645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92" calcext:value-type="float">
            <text:p>-1692</text:p>
          </table:table-cell>
          <table:table-cell/>
          <table:table-cell office:value-type="float" office:value="12078.43164" calcext:value-type="float">
            <text:p>12078.43164</text:p>
          </table:table-cell>
          <table:table-cell office:value-type="float" office:value="11.81542" calcext:value-type="float">
            <text:p>11.81542</text:p>
          </table:table-cell>
          <table:table-cell office:value-type="float" office:value="-6.71618" calcext:value-type="float">
            <text:p>-6.71618</text:p>
          </table:table-cell>
          <table:table-cell office:value-type="float" office:value="13.59086" calcext:value-type="float">
            <text:p>13.59086</text:p>
          </table:table-cell>
          <table:table-cell table:formula="of:=(1000 / 203 * [.A84:.A287])" office:value-type="float" office:value="379.310344827586" calcext:value-type="float">
            <text:p>379.31034482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693" calcext:value-type="float">
            <text:p>-1693</text:p>
          </table:table-cell>
          <table:table-cell/>
          <table:table-cell office:value-type="float" office:value="12235.29394" calcext:value-type="float">
            <text:p>12235.29394</text:p>
          </table:table-cell>
          <table:table-cell office:value-type="float" office:value="12.5039" calcext:value-type="float">
            <text:p>12.5039</text:p>
          </table:table-cell>
          <table:table-cell office:value-type="float" office:value="-0.09606" calcext:value-type="float">
            <text:p>-0.09606</text:p>
          </table:table-cell>
          <table:table-cell office:value-type="float" office:value="12.50427" calcext:value-type="float">
            <text:p>12.50427</text:p>
          </table:table-cell>
          <table:table-cell table:formula="of:=(1000 / 203 * [.A85:.A288])" office:value-type="float" office:value="384.23645320197" calcext:value-type="float">
            <text:p>384.2364532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93" calcext:value-type="float">
            <text:p>-1693</text:p>
          </table:table-cell>
          <table:table-cell/>
          <table:table-cell office:value-type="float" office:value="12392.15722" calcext:value-type="float">
            <text:p>12392.15722</text:p>
          </table:table-cell>
          <table:table-cell office:value-type="float" office:value="11.07202" calcext:value-type="float">
            <text:p>11.07202</text:p>
          </table:table-cell>
          <table:table-cell office:value-type="float" office:value="-3.31091" calcext:value-type="float">
            <text:p>-3.31091</text:p>
          </table:table-cell>
          <table:table-cell office:value-type="float" office:value="11.55646" calcext:value-type="float">
            <text:p>11.55646</text:p>
          </table:table-cell>
          <table:table-cell table:formula="of:=(1000 / 203 * [.A86:.A289])" office:value-type="float" office:value="389.162561576355" calcext:value-type="float">
            <text:p>389.16256157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2549.01953" calcext:value-type="float">
            <text:p>12549.01953</text:p>
          </table:table-cell>
          <table:table-cell office:value-type="float" office:value="14.00109" calcext:value-type="float">
            <text:p>14.00109</text:p>
          </table:table-cell>
          <table:table-cell office:value-type="float" office:value="-1.54687" calcext:value-type="float">
            <text:p>-1.54687</text:p>
          </table:table-cell>
          <table:table-cell office:value-type="float" office:value="14.08629" calcext:value-type="float">
            <text:p>14.08629</text:p>
          </table:table-cell>
          <table:table-cell table:formula="of:=(1000 / 203 * [.A87:.A290])" office:value-type="float" office:value="394.088669950739" calcext:value-type="float">
            <text:p>394.08866995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2705.88281" calcext:value-type="float">
            <text:p>12705.88281</text:p>
          </table:table-cell>
          <table:table-cell office:value-type="float" office:value="17.00915" calcext:value-type="float">
            <text:p>17.00915</text:p>
          </table:table-cell>
          <table:table-cell office:value-type="float" office:value="-1.72137" calcext:value-type="float">
            <text:p>-1.72137</text:p>
          </table:table-cell>
          <table:table-cell office:value-type="float" office:value="17.09603" calcext:value-type="float">
            <text:p>17.09603</text:p>
          </table:table-cell>
          <table:table-cell table:formula="of:=(1000 / 203 * [.A88:.A291])" office:value-type="float" office:value="399.014778325123" calcext:value-type="float">
            <text:p>399.01477832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2862.74511" calcext:value-type="float">
            <text:p>12862.74511</text:p>
          </table:table-cell>
          <table:table-cell office:value-type="float" office:value="8.24121" calcext:value-type="float">
            <text:p>8.24121</text:p>
          </table:table-cell>
          <table:table-cell office:value-type="float" office:value="-6.30963" calcext:value-type="float">
            <text:p>-6.30963</text:p>
          </table:table-cell>
          <table:table-cell office:value-type="float" office:value="10.37925" calcext:value-type="float">
            <text:p>10.37925</text:p>
          </table:table-cell>
          <table:table-cell table:formula="of:=(1000 / 203 * [.A89:.A292])" office:value-type="float" office:value="403.940886699507" calcext:value-type="float">
            <text:p>403.94088669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3019.60742" calcext:value-type="float">
            <text:p>13019.60742</text:p>
          </table:table-cell>
          <table:table-cell office:value-type="float" office:value="11.46569" calcext:value-type="float">
            <text:p>11.46569</text:p>
          </table:table-cell>
          <table:table-cell office:value-type="float" office:value="-0.00836" calcext:value-type="float">
            <text:p>-0.00836</text:p>
          </table:table-cell>
          <table:table-cell office:value-type="float" office:value="11.4657" calcext:value-type="float">
            <text:p>11.4657</text:p>
          </table:table-cell>
          <table:table-cell table:formula="of:=(1000 / 203 * [.A90:.A293])" office:value-type="float" office:value="408.866995073892" calcext:value-type="float">
            <text:p>408.86699507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3176.4707" calcext:value-type="float">
            <text:p>13176.4707</text:p>
          </table:table-cell>
          <table:table-cell office:value-type="float" office:value="12.61242" calcext:value-type="float">
            <text:p>12.61242</text:p>
          </table:table-cell>
          <table:table-cell office:value-type="float" office:value="-3.41064" calcext:value-type="float">
            <text:p>-3.41064</text:p>
          </table:table-cell>
          <table:table-cell office:value-type="float" office:value="13.06544" calcext:value-type="float">
            <text:p>13.06544</text:p>
          </table:table-cell>
          <table:table-cell table:formula="of:=(1000 / 203 * [.A91:.A294])" office:value-type="float" office:value="413.793103448276" calcext:value-type="float">
            <text:p>413.79310344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3333.333" calcext:value-type="float">
            <text:p>13333.333</text:p>
          </table:table-cell>
          <table:table-cell office:value-type="float" office:value="10.26538" calcext:value-type="float">
            <text:p>10.26538</text:p>
          </table:table-cell>
          <table:table-cell office:value-type="float" office:value="1.93627" calcext:value-type="float">
            <text:p>1.93627</text:p>
          </table:table-cell>
          <table:table-cell office:value-type="float" office:value="10.44639" calcext:value-type="float">
            <text:p>10.44639</text:p>
          </table:table-cell>
          <table:table-cell table:formula="of:=(1000 / 203 * [.A92:.A295])" office:value-type="float" office:value="418.71921182266" calcext:value-type="float">
            <text:p>418.71921182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3490.19628" calcext:value-type="float">
            <text:p>13490.19628</text:p>
          </table:table-cell>
          <table:table-cell office:value-type="float" office:value="11.39367" calcext:value-type="float">
            <text:p>11.39367</text:p>
          </table:table-cell>
          <table:table-cell office:value-type="float" office:value="-1.21014" calcext:value-type="float">
            <text:p>-1.21014</text:p>
          </table:table-cell>
          <table:table-cell office:value-type="float" office:value="11.45776" calcext:value-type="float">
            <text:p>11.45776</text:p>
          </table:table-cell>
          <table:table-cell table:formula="of:=(1000 / 203 * [.A93:.A296])" office:value-type="float" office:value="423.645320197044" calcext:value-type="float">
            <text:p>423.6453201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96" calcext:value-type="float">
            <text:p>-1696</text:p>
          </table:table-cell>
          <table:table-cell/>
          <table:table-cell office:value-type="float" office:value="13647.05859" calcext:value-type="float">
            <text:p>13647.05859</text:p>
          </table:table-cell>
          <table:table-cell office:value-type="float" office:value="9.30187" calcext:value-type="float">
            <text:p>9.30187</text:p>
          </table:table-cell>
          <table:table-cell office:value-type="float" office:value="-5.07836" calcext:value-type="float">
            <text:p>-5.07836</text:p>
          </table:table-cell>
          <table:table-cell office:value-type="float" office:value="10.59786" calcext:value-type="float">
            <text:p>10.59786</text:p>
          </table:table-cell>
          <table:table-cell table:formula="of:=(1000 / 203 * [.A94:.A297])" office:value-type="float" office:value="428.571428571429" calcext:value-type="float">
            <text:p>428.57142857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3803.92187" calcext:value-type="float">
            <text:p>13803.92187</text:p>
          </table:table-cell>
          <table:table-cell office:value-type="float" office:value="15.18151" calcext:value-type="float">
            <text:p>15.18151</text:p>
          </table:table-cell>
          <table:table-cell office:value-type="float" office:value="-7.9212" calcext:value-type="float">
            <text:p>-7.9212</text:p>
          </table:table-cell>
          <table:table-cell office:value-type="float" office:value="17.12378" calcext:value-type="float">
            <text:p>17.12378</text:p>
          </table:table-cell>
          <table:table-cell table:formula="of:=(1000 / 203 * [.A95:.A298])" office:value-type="float" office:value="433.497536945813" calcext:value-type="float">
            <text:p>433.49753694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3960.78417" calcext:value-type="float">
            <text:p>13960.78417</text:p>
          </table:table-cell>
          <table:table-cell office:value-type="float" office:value="12.13916" calcext:value-type="float">
            <text:p>12.13916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12.15825" calcext:value-type="float">
            <text:p>12.15825</text:p>
          </table:table-cell>
          <table:table-cell table:formula="of:=(1000 / 203 * [.A96:.A299])" office:value-type="float" office:value="438.423645320197" calcext:value-type="float">
            <text:p>438.42364532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4117.64746" calcext:value-type="float">
            <text:p>14117.64746</text:p>
          </table:table-cell>
          <table:table-cell office:value-type="float" office:value="15.89526" calcext:value-type="float">
            <text:p>15.89526</text:p>
          </table:table-cell>
          <table:table-cell office:value-type="float" office:value="-0.19793" calcext:value-type="float">
            <text:p>-0.19793</text:p>
          </table:table-cell>
          <table:table-cell office:value-type="float" office:value="15.89649" calcext:value-type="float">
            <text:p>15.89649</text:p>
          </table:table-cell>
          <table:table-cell table:formula="of:=(1000 / 203 * [.A97:.A300])" office:value-type="float" office:value="443.349753694581" calcext:value-type="float">
            <text:p>443.34975369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96" calcext:value-type="float">
            <text:p>-1696</text:p>
          </table:table-cell>
          <table:table-cell/>
          <table:table-cell office:value-type="float" office:value="14274.50976" calcext:value-type="float">
            <text:p>14274.50976</text:p>
          </table:table-cell>
          <table:table-cell office:value-type="float" office:value="17.95422" calcext:value-type="float">
            <text:p>17.95422</text:p>
          </table:table-cell>
          <table:table-cell office:value-type="float" office:value="-0.29742" calcext:value-type="float">
            <text:p>-0.29742</text:p>
          </table:table-cell>
          <table:table-cell office:value-type="float" office:value="17.95668" calcext:value-type="float">
            <text:p>17.95668</text:p>
          </table:table-cell>
          <table:table-cell table:formula="of:=(1000 / 203 * [.A98:.A301])" office:value-type="float" office:value="448.275862068966" calcext:value-type="float">
            <text:p>448.2758620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696" calcext:value-type="float">
            <text:p>-1696</text:p>
          </table:table-cell>
          <table:table-cell/>
          <table:table-cell office:value-type="float" office:value="14431.37207" calcext:value-type="float">
            <text:p>14431.37207</text:p>
          </table:table-cell>
          <table:table-cell office:value-type="float" office:value="10.84436" calcext:value-type="float">
            <text:p>10.84436</text:p>
          </table:table-cell>
          <table:table-cell office:value-type="float" office:value="-1.25375" calcext:value-type="float">
            <text:p>-1.25375</text:p>
          </table:table-cell>
          <table:table-cell office:value-type="float" office:value="10.91659" calcext:value-type="float">
            <text:p>10.91659</text:p>
          </table:table-cell>
          <table:table-cell table:formula="of:=(1000 / 203 * [.A99:.A302])" office:value-type="float" office:value="453.20197044335" calcext:value-type="float">
            <text:p>453.20197044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4588.23535" calcext:value-type="float">
            <text:p>14588.23535</text:p>
          </table:table-cell>
          <table:table-cell office:value-type="float" office:value="10.38378" calcext:value-type="float">
            <text:p>10.38378</text:p>
          </table:table-cell>
          <table:table-cell office:value-type="float" office:value="-4.37667" calcext:value-type="float">
            <text:p>-4.37667</text:p>
          </table:table-cell>
          <table:table-cell office:value-type="float" office:value="11.26846" calcext:value-type="float">
            <text:p>11.26846</text:p>
          </table:table-cell>
          <table:table-cell table:formula="of:=(1000 / 203 * [.A100:.A303])" office:value-type="float" office:value="458.128078817734" calcext:value-type="float">
            <text:p>458.1280788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4745.09765" calcext:value-type="float">
            <text:p>14745.09765</text:p>
          </table:table-cell>
          <table:table-cell office:value-type="float" office:value="14.80444" calcext:value-type="float">
            <text:p>14.80444</text:p>
          </table:table-cell>
          <table:table-cell office:value-type="float" office:value="-2.95739" calcext:value-type="float">
            <text:p>-2.95739</text:p>
          </table:table-cell>
          <table:table-cell office:value-type="float" office:value="15.09694" calcext:value-type="float">
            <text:p>15.09694</text:p>
          </table:table-cell>
          <table:table-cell table:formula="of:=(1000 / 203 * [.A101:.A304])" office:value-type="float" office:value="463.054187192118" calcext:value-type="float">
            <text:p>463.0541871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95" calcext:value-type="float">
            <text:p>-1695</text:p>
          </table:table-cell>
          <table:table-cell/>
          <table:table-cell office:value-type="float" office:value="14901.96093" calcext:value-type="float">
            <text:p>14901.96093</text:p>
          </table:table-cell>
          <table:table-cell office:value-type="float" office:value="11.42797" calcext:value-type="float">
            <text:p>11.42797</text:p>
          </table:table-cell>
          <table:table-cell office:value-type="float" office:value="-5.54119" calcext:value-type="float">
            <text:p>-5.54119</text:p>
          </table:table-cell>
          <table:table-cell office:value-type="float" office:value="12.70053" calcext:value-type="float">
            <text:p>12.70053</text:p>
          </table:table-cell>
          <table:table-cell table:formula="of:=(1000 / 203 * [.A102:.A305])" office:value-type="float" office:value="467.980295566503" calcext:value-type="float">
            <text:p>467.98029556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694" calcext:value-type="float">
            <text:p>-1694</text:p>
          </table:table-cell>
          <table:table-cell/>
          <table:table-cell office:value-type="float" office:value="15058.82324" calcext:value-type="float">
            <text:p>15058.82324</text:p>
          </table:table-cell>
          <table:table-cell office:value-type="float" office:value="10.66149" calcext:value-type="float">
            <text:p>10.66149</text:p>
          </table:table-cell>
          <table:table-cell office:value-type="float" office:value="-7.16928" calcext:value-type="float">
            <text:p>-7.16928</text:p>
          </table:table-cell>
          <table:table-cell office:value-type="float" office:value="12.8478" calcext:value-type="float">
            <text:p>12.8478</text:p>
          </table:table-cell>
          <table:table-cell table:formula="of:=(1000 / 203 * [.A103:.A306])" office:value-type="float" office:value="472.906403940887" calcext:value-type="float">
            <text:p>472.90640394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93" calcext:value-type="float">
            <text:p>-1693</text:p>
          </table:table-cell>
          <table:table-cell/>
          <table:table-cell office:value-type="float" office:value="15215.68652" calcext:value-type="float">
            <text:p>15215.68652</text:p>
          </table:table-cell>
          <table:table-cell office:value-type="float" office:value="8.35095" calcext:value-type="float">
            <text:p>8.35095</text:p>
          </table:table-cell>
          <table:table-cell office:value-type="float" office:value="-1.25051" calcext:value-type="float">
            <text:p>-1.25051</text:p>
          </table:table-cell>
          <table:table-cell office:value-type="float" office:value="8.44406" calcext:value-type="float">
            <text:p>8.44406</text:p>
          </table:table-cell>
          <table:table-cell table:formula="of:=(1000 / 203 * [.A104:.A307])" office:value-type="float" office:value="477.832512315271" calcext:value-type="float">
            <text:p>477.83251231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692" calcext:value-type="float">
            <text:p>-1692</text:p>
          </table:table-cell>
          <table:table-cell/>
          <table:table-cell office:value-type="float" office:value="15372.54882" calcext:value-type="float">
            <text:p>15372.54882</text:p>
          </table:table-cell>
          <table:table-cell office:value-type="float" office:value="14.34191" calcext:value-type="float">
            <text:p>14.34191</text:p>
          </table:table-cell>
          <table:table-cell office:value-type="float" office:value="1.04856" calcext:value-type="float">
            <text:p>1.04856</text:p>
          </table:table-cell>
          <table:table-cell office:value-type="float" office:value="14.38019" calcext:value-type="float">
            <text:p>14.38019</text:p>
          </table:table-cell>
          <table:table-cell table:formula="of:=(1000 / 203 * [.A105:.A308])" office:value-type="float" office:value="482.758620689655" calcext:value-type="float">
            <text:p>482.75862068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92" calcext:value-type="float">
            <text:p>-1692</text:p>
          </table:table-cell>
          <table:table-cell/>
          <table:table-cell office:value-type="float" office:value="15529.4121" calcext:value-type="float">
            <text:p>15529.4121</text:p>
          </table:table-cell>
          <table:table-cell office:value-type="float" office:value="7.99377" calcext:value-type="float">
            <text:p>7.99377</text:p>
          </table:table-cell>
          <table:table-cell office:value-type="float" office:value="-3.56344" calcext:value-type="float">
            <text:p>-3.56344</text:p>
          </table:table-cell>
          <table:table-cell office:value-type="float" office:value="8.75206" calcext:value-type="float">
            <text:p>8.75206</text:p>
          </table:table-cell>
          <table:table-cell table:formula="of:=(1000 / 203 * [.A106:.A309])" office:value-type="float" office:value="487.684729064039" calcext:value-type="float">
            <text:p>487.684729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5686.27441" calcext:value-type="float">
            <text:p>15686.27441</text:p>
          </table:table-cell>
          <table:table-cell office:value-type="float" office:value="10.85974" calcext:value-type="float">
            <text:p>10.85974</text:p>
          </table:table-cell>
          <table:table-cell office:value-type="float" office:value="2.32432" calcext:value-type="float">
            <text:p>2.32432</text:p>
          </table:table-cell>
          <table:table-cell office:value-type="float" office:value="11.10569" calcext:value-type="float">
            <text:p>11.10569</text:p>
          </table:table-cell>
          <table:table-cell table:formula="of:=(1000 / 203 * [.A107:.A310])" office:value-type="float" office:value="492.610837438424" calcext:value-type="float">
            <text:p>492.61083743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91" calcext:value-type="float">
            <text:p>-1691</text:p>
          </table:table-cell>
          <table:table-cell/>
          <table:table-cell office:value-type="float" office:value="15843.13769" calcext:value-type="float">
            <text:p>15843.13769</text:p>
          </table:table-cell>
          <table:table-cell office:value-type="float" office:value="7.47229" calcext:value-type="float">
            <text:p>7.47229</text:p>
          </table:table-cell>
          <table:table-cell office:value-type="float" office:value="-0.78686" calcext:value-type="float">
            <text:p>-0.78686</text:p>
          </table:table-cell>
          <table:table-cell office:value-type="float" office:value="7.5136" calcext:value-type="float">
            <text:p>7.5136</text:p>
          </table:table-cell>
          <table:table-cell table:formula="of:=(1000 / 203 * [.A108:.A311])" office:value-type="float" office:value="497.536945812808" calcext:value-type="float">
            <text:p>497.5369458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90" calcext:value-type="float">
            <text:p>-1690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-0.13723" calcext:value-type="float">
            <text:p>-0.13723</text:p>
          </table:table-cell>
          <table:table-cell office:value-type="float" office:value="12.00078" calcext:value-type="float">
            <text:p>12.00078</text:p>
          </table:table-cell>
          <table:table-cell table:formula="of:=(1000 / 203 * [.A109:.A312])" office:value-type="float" office:value="502.463054187192" calcext:value-type="float">
            <text:p>502.46305418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89" calcext:value-type="float">
            <text:p>-1689</text:p>
          </table:table-cell>
          <table:table-cell/>
          <table:table-cell office:value-type="float" office:value="16156.8623" calcext:value-type="float">
            <text:p>16156.8623</text:p>
          </table:table-cell>
          <table:table-cell office:value-type="float" office:value="7.55895" calcext:value-type="float">
            <text:p>7.55895</text:p>
          </table:table-cell>
          <table:table-cell office:value-type="float" office:value="0.50844" calcext:value-type="float">
            <text:p>0.50844</text:p>
          </table:table-cell>
          <table:table-cell office:value-type="float" office:value="7.57604" calcext:value-type="float">
            <text:p>7.57604</text:p>
          </table:table-cell>
          <table:table-cell table:formula="of:=(1000 / 203 * [.A110:.A313])" office:value-type="float" office:value="507.389162561576" calcext:value-type="float">
            <text:p>507.38916256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87" calcext:value-type="float">
            <text:p>-1687</text:p>
          </table:table-cell>
          <table:table-cell/>
          <table:table-cell office:value-type="float" office:value="16313.72558" calcext:value-type="float">
            <text:p>16313.72558</text:p>
          </table:table-cell>
          <table:table-cell office:value-type="float" office:value="10.94982" calcext:value-type="float">
            <text:p>10.94982</text:p>
          </table:table-cell>
          <table:table-cell office:value-type="float" office:value="-2.33209" calcext:value-type="float">
            <text:p>-2.33209</text:p>
          </table:table-cell>
          <table:table-cell office:value-type="float" office:value="11.19542" calcext:value-type="float">
            <text:p>11.19542</text:p>
          </table:table-cell>
          <table:table-cell table:formula="of:=(1000 / 203 * [.A111:.A314])" office:value-type="float" office:value="512.315270935961" calcext:value-type="float">
            <text:p>512.3152709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86" calcext:value-type="float">
            <text:p>-1686</text:p>
          </table:table-cell>
          <table:table-cell/>
          <table:table-cell office:value-type="float" office:value="16470.58789" calcext:value-type="float">
            <text:p>16470.58789</text:p>
          </table:table-cell>
          <table:table-cell office:value-type="float" office:value="8.18847" calcext:value-type="float">
            <text:p>8.18847</text:p>
          </table:table-cell>
          <table:table-cell office:value-type="float" office:value="3.53303" calcext:value-type="float">
            <text:p>3.53303</text:p>
          </table:table-cell>
          <table:table-cell office:value-type="float" office:value="8.91815" calcext:value-type="float">
            <text:p>8.91815</text:p>
          </table:table-cell>
          <table:table-cell table:formula="of:=(1000 / 203 * [.A112:.A315])" office:value-type="float" office:value="517.241379310345" calcext:value-type="float">
            <text:p>517.2413793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85" calcext:value-type="float">
            <text:p>-1685</text:p>
          </table:table-cell>
          <table:table-cell/>
          <table:table-cell office:value-type="float" office:value="16627.45117" calcext:value-type="float">
            <text:p>16627.45117</text:p>
          </table:table-cell>
          <table:table-cell office:value-type="float" office:value="14.31408" calcext:value-type="float">
            <text:p>14.31408</text:p>
          </table:table-cell>
          <table:table-cell office:value-type="float" office:value="-0.96673" calcext:value-type="float">
            <text:p>-0.96673</text:p>
          </table:table-cell>
          <table:table-cell office:value-type="float" office:value="14.34669" calcext:value-type="float">
            <text:p>14.34669</text:p>
          </table:table-cell>
          <table:table-cell table:formula="of:=(1000 / 203 * [.A113:.A316])" office:value-type="float" office:value="522.167487684729" calcext:value-type="float">
            <text:p>522.16748768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84" calcext:value-type="float">
            <text:p>-1684</text:p>
          </table:table-cell>
          <table:table-cell/>
          <table:table-cell office:value-type="float" office:value="16784.31445" calcext:value-type="float">
            <text:p>16784.31445</text:p>
          </table:table-cell>
          <table:table-cell office:value-type="float" office:value="8.32714" calcext:value-type="float">
            <text:p>8.32714</text:p>
          </table:table-cell>
          <table:table-cell office:value-type="float" office:value="1.0762" calcext:value-type="float">
            <text:p>1.0762</text:p>
          </table:table-cell>
          <table:table-cell office:value-type="float" office:value="8.3964" calcext:value-type="float">
            <text:p>8.3964</text:p>
          </table:table-cell>
          <table:table-cell table:formula="of:=(1000 / 203 * [.A114:.A317])" office:value-type="float" office:value="527.093596059113" calcext:value-type="float">
            <text:p>527.09359605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84" calcext:value-type="float">
            <text:p>-1684</text:p>
          </table:table-cell>
          <table:table-cell/>
          <table:table-cell office:value-type="float" office:value="16941.17578" calcext:value-type="float">
            <text:p>16941.17578</text:p>
          </table:table-cell>
          <table:table-cell office:value-type="float" office:value="10.58044" calcext:value-type="float">
            <text:p>10.58044</text:p>
          </table:table-cell>
          <table:table-cell office:value-type="float" office:value="7.39944" calcext:value-type="float">
            <text:p>7.39944</text:p>
          </table:table-cell>
          <table:table-cell office:value-type="float" office:value="12.91114" calcext:value-type="float">
            <text:p>12.91114</text:p>
          </table:table-cell>
          <table:table-cell table:formula="of:=(1000 / 203 * [.A115:.A318])" office:value-type="float" office:value="532.019704433498" calcext:value-type="float">
            <text:p>532.01970443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4" calcext:value-type="float">
            <text:p>-1684</text:p>
          </table:table-cell>
          <table:table-cell/>
          <table:table-cell office:value-type="float" office:value="17098.03906" calcext:value-type="float">
            <text:p>17098.03906</text:p>
          </table:table-cell>
          <table:table-cell office:value-type="float" office:value="11.54125" calcext:value-type="float">
            <text:p>11.54125</text:p>
          </table:table-cell>
          <table:table-cell office:value-type="float" office:value="5.88931" calcext:value-type="float">
            <text:p>5.88931</text:p>
          </table:table-cell>
          <table:table-cell office:value-type="float" office:value="12.95703" calcext:value-type="float">
            <text:p>12.95703</text:p>
          </table:table-cell>
          <table:table-cell table:formula="of:=(1000 / 203 * [.A116:.A319])" office:value-type="float" office:value="536.945812807882" calcext:value-type="float">
            <text:p>536.94581280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682" calcext:value-type="float">
            <text:p>-1682</text:p>
          </table:table-cell>
          <table:table-cell/>
          <table:table-cell office:value-type="float" office:value="17254.90234" calcext:value-type="float">
            <text:p>17254.90234</text:p>
          </table:table-cell>
          <table:table-cell office:value-type="float" office:value="14.78552" calcext:value-type="float">
            <text:p>14.78552</text:p>
          </table:table-cell>
          <table:table-cell office:value-type="float" office:value="2.96722" calcext:value-type="float">
            <text:p>2.96722</text:p>
          </table:table-cell>
          <table:table-cell office:value-type="float" office:value="15.08032" calcext:value-type="float">
            <text:p>15.08032</text:p>
          </table:table-cell>
          <table:table-cell table:formula="of:=(1000 / 203 * [.A117:.A320])" office:value-type="float" office:value="541.871921182266" calcext:value-type="float">
            <text:p>541.87192118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81" calcext:value-type="float">
            <text:p>-1681</text:p>
          </table:table-cell>
          <table:table-cell/>
          <table:table-cell office:value-type="float" office:value="17411.76562" calcext:value-type="float">
            <text:p>17411.76562</text:p>
          </table:table-cell>
          <table:table-cell office:value-type="float" office:value="9.95153" calcext:value-type="float">
            <text:p>9.95153</text:p>
          </table:table-cell>
          <table:table-cell office:value-type="float" office:value="4.05718" calcext:value-type="float">
            <text:p>4.05718</text:p>
          </table:table-cell>
          <table:table-cell office:value-type="float" office:value="10.7468" calcext:value-type="float">
            <text:p>10.7468</text:p>
          </table:table-cell>
          <table:table-cell table:formula="of:=(1000 / 203 * [.A118:.A321])" office:value-type="float" office:value="546.79802955665" calcext:value-type="float">
            <text:p>546.79802955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680" calcext:value-type="float">
            <text:p>-1680</text:p>
          </table:table-cell>
          <table:table-cell/>
          <table:table-cell office:value-type="float" office:value="17568.62695" calcext:value-type="float">
            <text:p>17568.62695</text:p>
          </table:table-cell>
          <table:table-cell office:value-type="float" office:value="10.71838" calcext:value-type="float">
            <text:p>10.71838</text:p>
          </table:table-cell>
          <table:table-cell office:value-type="float" office:value="0.95083" calcext:value-type="float">
            <text:p>0.95083</text:p>
          </table:table-cell>
          <table:table-cell office:value-type="float" office:value="10.76047" calcext:value-type="float">
            <text:p>10.76047</text:p>
          </table:table-cell>
          <table:table-cell table:formula="of:=(1000 / 203 * [.A119:.A322])" office:value-type="float" office:value="551.724137931035" calcext:value-type="float">
            <text:p>551.7241379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9" calcext:value-type="float">
            <text:p>-1679</text:p>
          </table:table-cell>
          <table:table-cell/>
          <table:table-cell office:value-type="float" office:value="17725.49023" calcext:value-type="float">
            <text:p>17725.49023</text:p>
          </table:table-cell>
          <table:table-cell office:value-type="float" office:value="17.96484" calcext:value-type="float">
            <text:p>17.96484</text:p>
          </table:table-cell>
          <table:table-cell office:value-type="float" office:value="0.48681" calcext:value-type="float">
            <text:p>0.48681</text:p>
          </table:table-cell>
          <table:table-cell office:value-type="float" office:value="17.97143" calcext:value-type="float">
            <text:p>17.97143</text:p>
          </table:table-cell>
          <table:table-cell table:formula="of:=(1000 / 203 * [.A120:.A323])" office:value-type="float" office:value="556.650246305419" calcext:value-type="float">
            <text:p>556.65024630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7" calcext:value-type="float">
            <text:p>-1677</text:p>
          </table:table-cell>
          <table:table-cell/>
          <table:table-cell office:value-type="float" office:value="17882.35351" calcext:value-type="float">
            <text:p>17882.35351</text:p>
          </table:table-cell>
          <table:table-cell office:value-type="float" office:value="15.73352" calcext:value-type="float">
            <text:p>15.73352</text:p>
          </table:table-cell>
          <table:table-cell office:value-type="float" office:value="0.3189" calcext:value-type="float">
            <text:p>0.3189</text:p>
          </table:table-cell>
          <table:table-cell office:value-type="float" office:value="15.73675" calcext:value-type="float">
            <text:p>15.73675</text:p>
          </table:table-cell>
          <table:table-cell table:formula="of:=(1000 / 203 * [.A121:.A324])" office:value-type="float" office:value="561.576354679803" calcext:value-type="float">
            <text:p>561.57635467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6" calcext:value-type="float">
            <text:p>-1676</text:p>
          </table:table-cell>
          <table:table-cell/>
          <table:table-cell office:value-type="float" office:value="18039.21484" calcext:value-type="float">
            <text:p>18039.21484</text:p>
          </table:table-cell>
          <table:table-cell office:value-type="float" office:value="11.72033" calcext:value-type="float">
            <text:p>11.72033</text:p>
          </table:table-cell>
          <table:table-cell office:value-type="float" office:value="-1.10406" calcext:value-type="float">
            <text:p>-1.10406</text:p>
          </table:table-cell>
          <table:table-cell office:value-type="float" office:value="11.77222" calcext:value-type="float">
            <text:p>11.77222</text:p>
          </table:table-cell>
          <table:table-cell table:formula="of:=(1000 / 203 * [.A122:.A325])" office:value-type="float" office:value="566.502463054187" calcext:value-type="float">
            <text:p>566.50246305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76" calcext:value-type="float">
            <text:p>-1676</text:p>
          </table:table-cell>
          <table:table-cell/>
          <table:table-cell office:value-type="float" office:value="18196.07812" calcext:value-type="float">
            <text:p>18196.07812</text:p>
          </table:table-cell>
          <table:table-cell office:value-type="float" office:value="15.22363" calcext:value-type="float">
            <text:p>15.22363</text:p>
          </table:table-cell>
          <table:table-cell office:value-type="float" office:value="7.87432" calcext:value-type="float">
            <text:p>7.87432</text:p>
          </table:table-cell>
          <table:table-cell office:value-type="float" office:value="17.13954" calcext:value-type="float">
            <text:p>17.13954</text:p>
          </table:table-cell>
          <table:table-cell table:formula="of:=(1000 / 203 * [.A123:.A326])" office:value-type="float" office:value="571.428571428571" calcext:value-type="float">
            <text:p>571.4285714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76" calcext:value-type="float">
            <text:p>-1676</text:p>
          </table:table-cell>
          <table:table-cell/>
          <table:table-cell office:value-type="float" office:value="18352.9414" calcext:value-type="float">
            <text:p>18352.9414</text:p>
          </table:table-cell>
          <table:table-cell office:value-type="float" office:value="9.0697" calcext:value-type="float">
            <text:p>9.0697</text:p>
          </table:table-cell>
          <table:table-cell office:value-type="float" office:value="4.8374" calcext:value-type="float">
            <text:p>4.8374</text:p>
          </table:table-cell>
          <table:table-cell office:value-type="float" office:value="10.2791" calcext:value-type="float">
            <text:p>10.2791</text:p>
          </table:table-cell>
          <table:table-cell table:formula="of:=(1000 / 203 * [.A124:.A327])" office:value-type="float" office:value="576.354679802956" calcext:value-type="float">
            <text:p>576.3546798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75" calcext:value-type="float">
            <text:p>-1675</text:p>
          </table:table-cell>
          <table:table-cell/>
          <table:table-cell office:value-type="float" office:value="18509.80468" calcext:value-type="float">
            <text:p>18509.80468</text:p>
          </table:table-cell>
          <table:table-cell office:value-type="float" office:value="11.43579" calcext:value-type="float">
            <text:p>11.43579</text:p>
          </table:table-cell>
          <table:table-cell office:value-type="float" office:value="1.06903" calcext:value-type="float">
            <text:p>1.06903</text:p>
          </table:table-cell>
          <table:table-cell office:value-type="float" office:value="11.48564" calcext:value-type="float">
            <text:p>11.48564</text:p>
          </table:table-cell>
          <table:table-cell table:formula="of:=(1000 / 203 * [.A125:.A328])" office:value-type="float" office:value="581.28078817734" calcext:value-type="float">
            <text:p>581.28078817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75" calcext:value-type="float">
            <text:p>-1675</text:p>
          </table:table-cell>
          <table:table-cell/>
          <table:table-cell office:value-type="float" office:value="18666.66601" calcext:value-type="float">
            <text:p>18666.66601</text:p>
          </table:table-cell>
          <table:table-cell office:value-type="float" office:value="10.66027" calcext:value-type="float">
            <text:p>10.66027</text:p>
          </table:table-cell>
          <table:table-cell office:value-type="float" office:value="-1.89147" calcext:value-type="float">
            <text:p>-1.89147</text:p>
          </table:table-cell>
          <table:table-cell office:value-type="float" office:value="10.82678" calcext:value-type="float">
            <text:p>10.82678</text:p>
          </table:table-cell>
          <table:table-cell table:formula="of:=(1000 / 203 * [.A126:.A329])" office:value-type="float" office:value="586.206896551724" calcext:value-type="float">
            <text:p>586.2068965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74" calcext:value-type="float">
            <text:p>-1674</text:p>
          </table:table-cell>
          <table:table-cell/>
          <table:table-cell office:value-type="float" office:value="18823.52929" calcext:value-type="float">
            <text:p>18823.52929</text:p>
          </table:table-cell>
          <table:table-cell office:value-type="float" office:value="12.86169" calcext:value-type="float">
            <text:p>12.86169</text:p>
          </table:table-cell>
          <table:table-cell office:value-type="float" office:value="3.38885" calcext:value-type="float">
            <text:p>3.38885</text:p>
          </table:table-cell>
          <table:table-cell office:value-type="float" office:value="13.30065" calcext:value-type="float">
            <text:p>13.30065</text:p>
          </table:table-cell>
          <table:table-cell table:formula="of:=(1000 / 203 * [.A127:.A330])" office:value-type="float" office:value="591.133004926108" calcext:value-type="float">
            <text:p>591.13300492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71" calcext:value-type="float">
            <text:p>-1671</text:p>
          </table:table-cell>
          <table:table-cell/>
          <table:table-cell office:value-type="float" office:value="18980.39257" calcext:value-type="float">
            <text:p>18980.39257</text:p>
          </table:table-cell>
          <table:table-cell office:value-type="float" office:value="11.58129" calcext:value-type="float">
            <text:p>11.58129</text:p>
          </table:table-cell>
          <table:table-cell office:value-type="float" office:value="-0.03247" calcext:value-type="float">
            <text:p>-0.03247</text:p>
          </table:table-cell>
          <table:table-cell office:value-type="float" office:value="11.58134" calcext:value-type="float">
            <text:p>11.58134</text:p>
          </table:table-cell>
          <table:table-cell table:formula="of:=(1000 / 203 * [.A128:.A331])" office:value-type="float" office:value="596.059113300493" calcext:value-type="float">
            <text:p>596.05911330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69" calcext:value-type="float">
            <text:p>-1669</text:p>
          </table:table-cell>
          <table:table-cell/>
          <table:table-cell office:value-type="float" office:value="19137.25585" calcext:value-type="float">
            <text:p>19137.25585</text:p>
          </table:table-cell>
          <table:table-cell office:value-type="float" office:value="8.36608" calcext:value-type="float">
            <text:p>8.36608</text:p>
          </table:table-cell>
          <table:table-cell office:value-type="float" office:value="6.29382" calcext:value-type="float">
            <text:p>6.29382</text:p>
          </table:table-cell>
          <table:table-cell office:value-type="float" office:value="10.46917" calcext:value-type="float">
            <text:p>10.46917</text:p>
          </table:table-cell>
          <table:table-cell table:formula="of:=(1000 / 203 * [.A129:.A332])" office:value-type="float" office:value="600.985221674877" calcext:value-type="float">
            <text:p>600.98522167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8" calcext:value-type="float">
            <text:p>-1668</text:p>
          </table:table-cell>
          <table:table-cell/>
          <table:table-cell office:value-type="float" office:value="19294.11718" calcext:value-type="float">
            <text:p>19294.11718</text:p>
          </table:table-cell>
          <table:table-cell office:value-type="float" office:value="17.00097" calcext:value-type="float">
            <text:p>17.00097</text:p>
          </table:table-cell>
          <table:table-cell office:value-type="float" office:value="1.60437" calcext:value-type="float">
            <text:p>1.60437</text:p>
          </table:table-cell>
          <table:table-cell office:value-type="float" office:value="17.07651" calcext:value-type="float">
            <text:p>17.07651</text:p>
          </table:table-cell>
          <table:table-cell table:formula="of:=(1000 / 203 * [.A130:.A333])" office:value-type="float" office:value="605.911330049261" calcext:value-type="float">
            <text:p>605.91133004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67" calcext:value-type="float">
            <text:p>-1667</text:p>
          </table:table-cell>
          <table:table-cell/>
          <table:table-cell office:value-type="float" office:value="19450.98046" calcext:value-type="float">
            <text:p>19450.98046</text:p>
          </table:table-cell>
          <table:table-cell office:value-type="float" office:value="14.15222" calcext:value-type="float">
            <text:p>14.15222</text:p>
          </table:table-cell>
          <table:table-cell office:value-type="float" office:value="1.79516" calcext:value-type="float">
            <text:p>1.79516</text:p>
          </table:table-cell>
          <table:table-cell office:value-type="float" office:value="14.26562" calcext:value-type="float">
            <text:p>14.26562</text:p>
          </table:table-cell>
          <table:table-cell table:formula="of:=(1000 / 203 * [.A131:.A334])" office:value-type="float" office:value="610.837438423645" calcext:value-type="float">
            <text:p>610.83743842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66" calcext:value-type="float">
            <text:p>-1666</text:p>
          </table:table-cell>
          <table:table-cell/>
          <table:table-cell office:value-type="float" office:value="19607.84375" calcext:value-type="float">
            <text:p>19607.84375</text:p>
          </table:table-cell>
          <table:table-cell office:value-type="float" office:value="11.06066" calcext:value-type="float">
            <text:p>11.06066</text:p>
          </table:table-cell>
          <table:table-cell office:value-type="float" office:value="3.36389" calcext:value-type="float">
            <text:p>3.36389</text:p>
          </table:table-cell>
          <table:table-cell office:value-type="float" office:value="11.56088" calcext:value-type="float">
            <text:p>11.56088</text:p>
          </table:table-cell>
          <table:table-cell table:formula="of:=(1000 / 203 * [.A132:.A335])" office:value-type="float" office:value="615.76354679803" calcext:value-type="float">
            <text:p>615.7635467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19764.70507" calcext:value-type="float">
            <text:p>19764.70507</text:p>
          </table:table-cell>
          <table:table-cell office:value-type="float" office:value="12.60351" calcext:value-type="float">
            <text:p>12.60351</text:p>
          </table:table-cell>
          <table:table-cell office:value-type="float" office:value="0.15759" calcext:value-type="float">
            <text:p>0.15759</text:p>
          </table:table-cell>
          <table:table-cell office:value-type="float" office:value="12.6045" calcext:value-type="float">
            <text:p>12.6045</text:p>
          </table:table-cell>
          <table:table-cell table:formula="of:=(1000 / 203 * [.A133:.A336])" office:value-type="float" office:value="620.689655172414" calcext:value-type="float">
            <text:p>620.68965517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64" calcext:value-type="float">
            <text:p>-1664</text:p>
          </table:table-cell>
          <table:table-cell/>
          <table:table-cell office:value-type="float" office:value="19921.56835" calcext:value-type="float">
            <text:p>19921.56835</text:p>
          </table:table-cell>
          <table:table-cell office:value-type="float" office:value="11.81372" calcext:value-type="float">
            <text:p>11.81372</text:p>
          </table:table-cell>
          <table:table-cell office:value-type="float" office:value="6.62976" calcext:value-type="float">
            <text:p>6.62976</text:p>
          </table:table-cell>
          <table:table-cell office:value-type="float" office:value="13.54687" calcext:value-type="float">
            <text:p>13.54687</text:p>
          </table:table-cell>
          <table:table-cell table:formula="of:=(1000 / 203 * [.A134:.A337])" office:value-type="float" office:value="625.615763546798" calcext:value-type="float">
            <text:p>625.6157635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64" calcext:value-type="float">
            <text:p>-1664</text:p>
          </table:table-cell>
          <table:table-cell/>
          <table:table-cell office:value-type="float" office:value="20078.43164" calcext:value-type="float">
            <text:p>20078.43164</text:p>
          </table:table-cell>
          <table:table-cell office:value-type="float" office:value="19.17919" calcext:value-type="float">
            <text:p>19.17919</text:p>
          </table:table-cell>
          <table:table-cell office:value-type="float" office:value="1.8302" calcext:value-type="float">
            <text:p>1.8302</text:p>
          </table:table-cell>
          <table:table-cell office:value-type="float" office:value="19.26632" calcext:value-type="float">
            <text:p>19.26632</text:p>
          </table:table-cell>
          <table:table-cell table:formula="of:=(1000 / 203 * [.A135:.A338])" office:value-type="float" office:value="630.541871921182" calcext:value-type="float">
            <text:p>630.54187192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20235.29492" calcext:value-type="float">
            <text:p>20235.29492</text:p>
          </table:table-cell>
          <table:table-cell office:value-type="float" office:value="15.66821" calcext:value-type="float">
            <text:p>15.66821</text:p>
          </table:table-cell>
          <table:table-cell office:value-type="float" office:value="-5.07751" calcext:value-type="float">
            <text:p>-5.07751</text:p>
          </table:table-cell>
          <table:table-cell office:value-type="float" office:value="16.47039" calcext:value-type="float">
            <text:p>16.47039</text:p>
          </table:table-cell>
          <table:table-cell table:formula="of:=(1000 / 203 * [.A136:.A339])" office:value-type="float" office:value="635.467980295567" calcext:value-type="float">
            <text:p>635.4679802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20392.15625" calcext:value-type="float">
            <text:p>20392.15625</text:p>
          </table:table-cell>
          <table:table-cell office:value-type="float" office:value="18.54394" calcext:value-type="float">
            <text:p>18.54394</text:p>
          </table:table-cell>
          <table:table-cell office:value-type="float" office:value="-1.35937" calcext:value-type="float">
            <text:p>-1.35937</text:p>
          </table:table-cell>
          <table:table-cell office:value-type="float" office:value="18.5937" calcext:value-type="float">
            <text:p>18.5937</text:p>
          </table:table-cell>
          <table:table-cell table:formula="of:=(1000 / 203 * [.A137:.A340])" office:value-type="float" office:value="640.394088669951" calcext:value-type="float">
            <text:p>640.394088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2" calcext:value-type="float">
            <text:p>-1662</text:p>
          </table:table-cell>
          <table:table-cell/>
          <table:table-cell office:value-type="float" office:value="20549.01953" calcext:value-type="float">
            <text:p>20549.01953</text:p>
          </table:table-cell>
          <table:table-cell office:value-type="float" office:value="9.21313" calcext:value-type="float">
            <text:p>9.21313</text:p>
          </table:table-cell>
          <table:table-cell office:value-type="float" office:value="2.65966" calcext:value-type="float">
            <text:p>2.65966</text:p>
          </table:table-cell>
          <table:table-cell office:value-type="float" office:value="9.58935" calcext:value-type="float">
            <text:p>9.58935</text:p>
          </table:table-cell>
          <table:table-cell table:formula="of:=(1000 / 203 * [.A138:.A341])" office:value-type="float" office:value="645.320197044335" calcext:value-type="float">
            <text:p>645.32019704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661" calcext:value-type="float">
            <text:p>-1661</text:p>
          </table:table-cell>
          <table:table-cell/>
          <table:table-cell office:value-type="float" office:value="20705.88281" calcext:value-type="float">
            <text:p>20705.88281</text:p>
          </table:table-cell>
          <table:table-cell office:value-type="float" office:value="9.83013" calcext:value-type="float">
            <text:p>9.83013</text:p>
          </table:table-cell>
          <table:table-cell office:value-type="float" office:value="2.99267" calcext:value-type="float">
            <text:p>2.99267</text:p>
          </table:table-cell>
          <table:table-cell office:value-type="float" office:value="10.27558" calcext:value-type="float">
            <text:p>10.27558</text:p>
          </table:table-cell>
          <table:table-cell table:formula="of:=(1000 / 203 * [.A139:.A342])" office:value-type="float" office:value="650.246305418719" calcext:value-type="float">
            <text:p>650.24630541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0" calcext:value-type="float">
            <text:p>-1660</text:p>
          </table:table-cell>
          <table:table-cell/>
          <table:table-cell office:value-type="float" office:value="20862.74414" calcext:value-type="float">
            <text:p>20862.74414</text:p>
          </table:table-cell>
          <table:table-cell office:value-type="float" office:value="6.82641" calcext:value-type="float">
            <text:p>6.82641</text:p>
          </table:table-cell>
          <table:table-cell office:value-type="float" office:value="2.28698" calcext:value-type="float">
            <text:p>2.28698</text:p>
          </table:table-cell>
          <table:table-cell office:value-type="float" office:value="7.19932" calcext:value-type="float">
            <text:p>7.19932</text:p>
          </table:table-cell>
          <table:table-cell table:formula="of:=(1000 / 203 * [.A140:.A343])" office:value-type="float" office:value="655.172413793104" calcext:value-type="float">
            <text:p>655.17241379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659" calcext:value-type="float">
            <text:p>-1659</text:p>
          </table:table-cell>
          <table:table-cell/>
          <table:table-cell office:value-type="float" office:value="21019.60742" calcext:value-type="float">
            <text:p>21019.60742</text:p>
          </table:table-cell>
          <table:table-cell office:value-type="float" office:value="7.29266" calcext:value-type="float">
            <text:p>7.29266</text:p>
          </table:table-cell>
          <table:table-cell office:value-type="float" office:value="2.48522" calcext:value-type="float">
            <text:p>2.48522</text:p>
          </table:table-cell>
          <table:table-cell office:value-type="float" office:value="7.70449" calcext:value-type="float">
            <text:p>7.70449</text:p>
          </table:table-cell>
          <table:table-cell table:formula="of:=(1000 / 203 * [.A141:.A344])" office:value-type="float" office:value="660.098522167488" calcext:value-type="float">
            <text:p>660.09852216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59" calcext:value-type="float">
            <text:p>-1659</text:p>
          </table:table-cell>
          <table:table-cell/>
          <table:table-cell office:value-type="float" office:value="21176.4707" calcext:value-type="float">
            <text:p>21176.4707</text:p>
          </table:table-cell>
          <table:table-cell office:value-type="float" office:value="12.83715" calcext:value-type="float">
            <text:p>12.83715</text:p>
          </table:table-cell>
          <table:table-cell office:value-type="float" office:value="4.78405" calcext:value-type="float">
            <text:p>4.78405</text:p>
          </table:table-cell>
          <table:table-cell office:value-type="float" office:value="13.69962" calcext:value-type="float">
            <text:p>13.69962</text:p>
          </table:table-cell>
          <table:table-cell table:formula="of:=(1000 / 203 * [.A142:.A345])" office:value-type="float" office:value="665.024630541872" calcext:value-type="float">
            <text:p>665.02463054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659" calcext:value-type="float">
            <text:p>-1659</text:p>
          </table:table-cell>
          <table:table-cell/>
          <table:table-cell office:value-type="float" office:value="21333.33398" calcext:value-type="float">
            <text:p>21333.33398</text:p>
          </table:table-cell>
          <table:table-cell office:value-type="float" office:value="2.91052" calcext:value-type="float">
            <text:p>2.91052</text:p>
          </table:table-cell>
          <table:table-cell office:value-type="float" office:value="6.6947" calcext:value-type="float">
            <text:p>6.6947</text:p>
          </table:table-cell>
          <table:table-cell office:value-type="float" office:value="7.30001" calcext:value-type="float">
            <text:p>7.30001</text:p>
          </table:table-cell>
          <table:table-cell table:formula="of:=(1000 / 203 * [.A143:.A346])" office:value-type="float" office:value="669.950738916256" calcext:value-type="float">
            <text:p>669.95073891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21490.19531" calcext:value-type="float">
            <text:p>21490.19531</text:p>
          </table:table-cell>
          <table:table-cell office:value-type="float" office:value="16.19342" calcext:value-type="float">
            <text:p>16.19342</text:p>
          </table:table-cell>
          <table:table-cell office:value-type="float" office:value="12.74194" calcext:value-type="float">
            <text:p>12.74194</text:p>
          </table:table-cell>
          <table:table-cell office:value-type="float" office:value="20.60543" calcext:value-type="float">
            <text:p>20.60543</text:p>
          </table:table-cell>
          <table:table-cell table:formula="of:=(1000 / 203 * [.A144:.A347])" office:value-type="float" office:value="674.87684729064" calcext:value-type="float">
            <text:p>674.87684729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21647.05859" calcext:value-type="float">
            <text:p>21647.05859</text:p>
          </table:table-cell>
          <table:table-cell office:value-type="float" office:value="11.07818" calcext:value-type="float">
            <text:p>11.07818</text:p>
          </table:table-cell>
          <table:table-cell office:value-type="float" office:value="9.59228" calcext:value-type="float">
            <text:p>9.59228</text:p>
          </table:table-cell>
          <table:table-cell office:value-type="float" office:value="14.65394" calcext:value-type="float">
            <text:p>14.65394</text:p>
          </table:table-cell>
          <table:table-cell table:formula="of:=(1000 / 203 * [.A145:.A348])" office:value-type="float" office:value="679.802955665025" calcext:value-type="float">
            <text:p>679.8029556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21803.92187" calcext:value-type="float">
            <text:p>21803.92187</text:p>
          </table:table-cell>
          <table:table-cell office:value-type="float" office:value="8.45275" calcext:value-type="float">
            <text:p>8.45275</text:p>
          </table:table-cell>
          <table:table-cell office:value-type="float" office:value="13.35424" calcext:value-type="float">
            <text:p>13.35424</text:p>
          </table:table-cell>
          <table:table-cell office:value-type="float" office:value="15.80459" calcext:value-type="float">
            <text:p>15.80459</text:p>
          </table:table-cell>
          <table:table-cell table:formula="of:=(1000 / 203 * [.A146:.A349])" office:value-type="float" office:value="684.729064039409" calcext:value-type="float">
            <text:p>684.72906403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657" calcext:value-type="float">
            <text:p>-1657</text:p>
          </table:table-cell>
          <table:table-cell/>
          <table:table-cell office:value-type="float" office:value="21960.78515" calcext:value-type="float">
            <text:p>21960.78515</text:p>
          </table:table-cell>
          <table:table-cell office:value-type="float" office:value="14.74664" calcext:value-type="float">
            <text:p>14.74664</text:p>
          </table:table-cell>
          <table:table-cell office:value-type="float" office:value="12.28759" calcext:value-type="float">
            <text:p>12.28759</text:p>
          </table:table-cell>
          <table:table-cell office:value-type="float" office:value="19.19501" calcext:value-type="float">
            <text:p>19.19501</text:p>
          </table:table-cell>
          <table:table-cell table:formula="of:=(1000 / 203 * [.A147:.A350])" office:value-type="float" office:value="689.655172413793" calcext:value-type="float">
            <text:p>689.6551724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55" calcext:value-type="float">
            <text:p>-1655</text:p>
          </table:table-cell>
          <table:table-cell/>
          <table:table-cell office:value-type="float" office:value="22117.64648" calcext:value-type="float">
            <text:p>22117.64648</text:p>
          </table:table-cell>
          <table:table-cell office:value-type="float" office:value="1.96441" calcext:value-type="float">
            <text:p>1.96441</text:p>
          </table:table-cell>
          <table:table-cell office:value-type="float" office:value="21.38867" calcext:value-type="float">
            <text:p>21.38867</text:p>
          </table:table-cell>
          <table:table-cell office:value-type="float" office:value="21.47869" calcext:value-type="float">
            <text:p>21.47869</text:p>
          </table:table-cell>
          <table:table-cell table:formula="of:=(1000 / 203 * [.A148:.A351])" office:value-type="float" office:value="694.581280788177" calcext:value-type="float">
            <text:p>694.58128078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655" calcext:value-type="float">
            <text:p>-1655</text:p>
          </table:table-cell>
          <table:table-cell/>
          <table:table-cell office:value-type="float" office:value="22274.50976" calcext:value-type="float">
            <text:p>22274.50976</text:p>
          </table:table-cell>
          <table:table-cell office:value-type="float" office:value="20.92687" calcext:value-type="float">
            <text:p>20.92687</text:p>
          </table:table-cell>
          <table:table-cell office:value-type="float" office:value="9.00769" calcext:value-type="float">
            <text:p>9.00769</text:p>
          </table:table-cell>
          <table:table-cell office:value-type="float" office:value="22.78316" calcext:value-type="float">
            <text:p>22.78316</text:p>
          </table:table-cell>
          <table:table-cell table:formula="of:=(1000 / 203 * [.A149:.A352])" office:value-type="float" office:value="699.507389162562" calcext:value-type="float">
            <text:p>699.50738916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55" calcext:value-type="float">
            <text:p>-1655</text:p>
          </table:table-cell>
          <table:table-cell/>
          <table:table-cell office:value-type="float" office:value="22431.37304" calcext:value-type="float">
            <text:p>22431.37304</text:p>
          </table:table-cell>
          <table:table-cell office:value-type="float" office:value="17.67272" calcext:value-type="float">
            <text:p>17.67272</text:p>
          </table:table-cell>
          <table:table-cell office:value-type="float" office:value="-1.91333" calcext:value-type="float">
            <text:p>-1.91333</text:p>
          </table:table-cell>
          <table:table-cell office:value-type="float" office:value="17.776" calcext:value-type="float">
            <text:p>17.776</text:p>
          </table:table-cell>
          <table:table-cell table:formula="of:=(1000 / 203 * [.A150:.A353])" office:value-type="float" office:value="704.433497536946" calcext:value-type="float">
            <text:p>704.4334975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55" calcext:value-type="float">
            <text:p>-1655</text:p>
          </table:table-cell>
          <table:table-cell/>
          <table:table-cell office:value-type="float" office:value="22588.23437" calcext:value-type="float">
            <text:p>22588.23437</text:p>
          </table:table-cell>
          <table:table-cell office:value-type="float" office:value="2.65765" calcext:value-type="float">
            <text:p>2.65765</text:p>
          </table:table-cell>
          <table:table-cell office:value-type="float" office:value="3.94738" calcext:value-type="float">
            <text:p>3.94738</text:p>
          </table:table-cell>
          <table:table-cell office:value-type="float" office:value="4.75867" calcext:value-type="float">
            <text:p>4.75867</text:p>
          </table:table-cell>
          <table:table-cell table:formula="of:=(1000 / 203 * [.A151:.A354])" office:value-type="float" office:value="709.35960591133" calcext:value-type="float">
            <text:p>709.35960591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54" calcext:value-type="float">
            <text:p>-1654</text:p>
          </table:table-cell>
          <table:table-cell/>
          <table:table-cell office:value-type="float" office:value="22745.09765" calcext:value-type="float">
            <text:p>22745.09765</text:p>
          </table:table-cell>
          <table:table-cell office:value-type="float" office:value="19.97763" calcext:value-type="float">
            <text:p>19.97763</text:p>
          </table:table-cell>
          <table:table-cell office:value-type="float" office:value="5.22985" calcext:value-type="float">
            <text:p>5.22985</text:p>
          </table:table-cell>
          <table:table-cell office:value-type="float" office:value="20.65083" calcext:value-type="float">
            <text:p>20.65083</text:p>
          </table:table-cell>
          <table:table-cell table:formula="of:=(1000 / 203 * [.A152:.A355])" office:value-type="float" office:value="714.285714285714" calcext:value-type="float">
            <text:p>714.28571428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22901.96093" calcext:value-type="float">
            <text:p>22901.96093</text:p>
          </table:table-cell>
          <table:table-cell office:value-type="float" office:value="7.68801" calcext:value-type="float">
            <text:p>7.68801</text:p>
          </table:table-cell>
          <table:table-cell office:value-type="float" office:value="11.39501" calcext:value-type="float">
            <text:p>11.39501</text:p>
          </table:table-cell>
          <table:table-cell office:value-type="float" office:value="13.74598" calcext:value-type="float">
            <text:p>13.74598</text:p>
          </table:table-cell>
          <table:table-cell table:formula="of:=(1000 / 203 * [.A153:.A356])" office:value-type="float" office:value="719.211822660099" calcext:value-type="float">
            <text:p>719.21182266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1" calcext:value-type="float">
            <text:p>-1651</text:p>
          </table:table-cell>
          <table:table-cell/>
          <table:table-cell office:value-type="float" office:value="23058.82421" calcext:value-type="float">
            <text:p>23058.82421</text:p>
          </table:table-cell>
          <table:table-cell office:value-type="float" office:value="18.03036" calcext:value-type="float">
            <text:p>18.03036</text:p>
          </table:table-cell>
          <table:table-cell office:value-type="float" office:value="3.50402" calcext:value-type="float">
            <text:p>3.50402</text:p>
          </table:table-cell>
          <table:table-cell office:value-type="float" office:value="18.36769" calcext:value-type="float">
            <text:p>18.36769</text:p>
          </table:table-cell>
          <table:table-cell table:formula="of:=(1000 / 203 * [.A154:.A357])" office:value-type="float" office:value="724.137931034483" calcext:value-type="float">
            <text:p>724.13793103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650" calcext:value-type="float">
            <text:p>-1650</text:p>
          </table:table-cell>
          <table:table-cell/>
          <table:table-cell office:value-type="float" office:value="23215.68554" calcext:value-type="float">
            <text:p>23215.68554</text:p>
          </table:table-cell>
          <table:table-cell office:value-type="float" office:value="8.29327" calcext:value-type="float">
            <text:p>8.29327</text:p>
          </table:table-cell>
          <table:table-cell office:value-type="float" office:value="-3.66979" calcext:value-type="float">
            <text:p>-3.66979</text:p>
          </table:table-cell>
          <table:table-cell office:value-type="float" office:value="9.06894" calcext:value-type="float">
            <text:p>9.06894</text:p>
          </table:table-cell>
          <table:table-cell table:formula="of:=(1000 / 203 * [.A155:.A358])" office:value-type="float" office:value="729.064039408867" calcext:value-type="float">
            <text:p>729.06403940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0" calcext:value-type="float">
            <text:p>-1650</text:p>
          </table:table-cell>
          <table:table-cell/>
          <table:table-cell office:value-type="float" office:value="23372.54882" calcext:value-type="float">
            <text:p>23372.54882</text:p>
          </table:table-cell>
          <table:table-cell office:value-type="float" office:value="20.94749" calcext:value-type="float">
            <text:p>20.94749</text:p>
          </table:table-cell>
          <table:table-cell office:value-type="float" office:value="9.00524" calcext:value-type="float">
            <text:p>9.00524</text:p>
          </table:table-cell>
          <table:table-cell office:value-type="float" office:value="22.80114" calcext:value-type="float">
            <text:p>22.80114</text:p>
          </table:table-cell>
          <table:table-cell table:formula="of:=(1000 / 203 * [.A156:.A359])" office:value-type="float" office:value="733.990147783251" calcext:value-type="float">
            <text:p>733.9901477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50" calcext:value-type="float">
            <text:p>-1650</text:p>
          </table:table-cell>
          <table:table-cell/>
          <table:table-cell office:value-type="float" office:value="23529.4121" calcext:value-type="float">
            <text:p>23529.4121</text:p>
          </table:table-cell>
          <table:table-cell office:value-type="float" office:value="11.70513" calcext:value-type="float">
            <text:p>11.70513</text:p>
          </table:table-cell>
          <table:table-cell office:value-type="float" office:value="18.33093" calcext:value-type="float">
            <text:p>18.33093</text:p>
          </table:table-cell>
          <table:table-cell office:value-type="float" office:value="21.74933" calcext:value-type="float">
            <text:p>21.74933</text:p>
          </table:table-cell>
          <table:table-cell table:formula="of:=(1000 / 203 * [.A157:.A360])" office:value-type="float" office:value="738.916256157636" calcext:value-type="float">
            <text:p>738.91625615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49" calcext:value-type="float">
            <text:p>-1649</text:p>
          </table:table-cell>
          <table:table-cell/>
          <table:table-cell office:value-type="float" office:value="23686.27539" calcext:value-type="float">
            <text:p>23686.27539</text:p>
          </table:table-cell>
          <table:table-cell office:value-type="float" office:value="18.40347" calcext:value-type="float">
            <text:p>18.40347</text:p>
          </table:table-cell>
          <table:table-cell office:value-type="float" office:value="13.74548" calcext:value-type="float">
            <text:p>13.74548</text:p>
          </table:table-cell>
          <table:table-cell office:value-type="float" office:value="22.97011" calcext:value-type="float">
            <text:p>22.97011</text:p>
          </table:table-cell>
          <table:table-cell table:formula="of:=(1000 / 203 * [.A158:.A361])" office:value-type="float" office:value="743.84236453202" calcext:value-type="float">
            <text:p>743.8423645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648" calcext:value-type="float">
            <text:p>-1648</text:p>
          </table:table-cell>
          <table:table-cell/>
          <table:table-cell office:value-type="float" office:value="23843.13671" calcext:value-type="float">
            <text:p>23843.13671</text:p>
          </table:table-cell>
          <table:table-cell office:value-type="float" office:value="9.86112" calcext:value-type="float">
            <text:p>9.86112</text:p>
          </table:table-cell>
          <table:table-cell office:value-type="float" office:value="17.08557" calcext:value-type="float">
            <text:p>17.08557</text:p>
          </table:table-cell>
          <table:table-cell office:value-type="float" office:value="19.7271" calcext:value-type="float">
            <text:p>19.7271</text:p>
          </table:table-cell>
          <table:table-cell table:formula="of:=(1000 / 203 * [.A159:.A362])" office:value-type="float" office:value="748.768472906404" calcext:value-type="float">
            <text:p>748.76847290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47" calcext:value-type="float">
            <text:p>-1647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-0.15336" calcext:value-type="float">
            <text:p>-0.15336</text:p>
          </table:table-cell>
          <table:table-cell office:value-type="float" office:value="21.74255" calcext:value-type="float">
            <text:p>21.74255</text:p>
          </table:table-cell>
          <table:table-cell office:value-type="float" office:value="21.74309" calcext:value-type="float">
            <text:p>21.74309</text:p>
          </table:table-cell>
          <table:table-cell table:formula="of:=(1000 / 203 * [.A160:.A363])" office:value-type="float" office:value="753.694581280788" calcext:value-type="float">
            <text:p>753.69458128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24156.86328" calcext:value-type="float">
            <text:p>24156.86328</text:p>
          </table:table-cell>
          <table:table-cell office:value-type="float" office:value="17.48694" calcext:value-type="float">
            <text:p>17.48694</text:p>
          </table:table-cell>
          <table:table-cell office:value-type="float" office:value="15.55615" calcext:value-type="float">
            <text:p>15.55615</text:p>
          </table:table-cell>
          <table:table-cell office:value-type="float" office:value="23.40485" calcext:value-type="float">
            <text:p>23.40485</text:p>
          </table:table-cell>
          <table:table-cell table:formula="of:=(1000 / 203 * [.A161:.A364])" office:value-type="float" office:value="758.620689655172" calcext:value-type="float">
            <text:p>758.62068965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24313.7246" calcext:value-type="float">
            <text:p>24313.7246</text:p>
          </table:table-cell>
          <table:table-cell office:value-type="float" office:value="6.64114" calcext:value-type="float">
            <text:p>6.64114</text:p>
          </table:table-cell>
          <table:table-cell office:value-type="float" office:value="14.9165" calcext:value-type="float">
            <text:p>14.9165</text:p>
          </table:table-cell>
          <table:table-cell office:value-type="float" office:value="16.3281" calcext:value-type="float">
            <text:p>16.3281</text:p>
          </table:table-cell>
          <table:table-cell table:formula="of:=(1000 / 203 * [.A162:.A365])" office:value-type="float" office:value="763.546798029557" calcext:value-type="float">
            <text:p>763.54679802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4470.58789" calcext:value-type="float">
            <text:p>24470.58789</text:p>
          </table:table-cell>
          <table:table-cell office:value-type="float" office:value="12.75944" calcext:value-type="float">
            <text:p>12.75944</text:p>
          </table:table-cell>
          <table:table-cell office:value-type="float" office:value="11.27441" calcext:value-type="float">
            <text:p>11.27441</text:p>
          </table:table-cell>
          <table:table-cell office:value-type="float" office:value="17.02691" calcext:value-type="float">
            <text:p>17.02691</text:p>
          </table:table-cell>
          <table:table-cell table:formula="of:=(1000 / 203 * [.A163:.A366])" office:value-type="float" office:value="768.472906403941" calcext:value-type="float">
            <text:p>768.47290640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4627.45117" calcext:value-type="float">
            <text:p>24627.45117</text:p>
          </table:table-cell>
          <table:table-cell office:value-type="float" office:value="4.10098" calcext:value-type="float">
            <text:p>4.10098</text:p>
          </table:table-cell>
          <table:table-cell office:value-type="float" office:value="21.86987" calcext:value-type="float">
            <text:p>21.86987</text:p>
          </table:table-cell>
          <table:table-cell office:value-type="float" office:value="22.25105" calcext:value-type="float">
            <text:p>22.25105</text:p>
          </table:table-cell>
          <table:table-cell table:formula="of:=(1000 / 203 * [.A164:.A367])" office:value-type="float" office:value="773.399014778325" calcext:value-type="float">
            <text:p>773.39901477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4784.31445" calcext:value-type="float">
            <text:p>24784.31445</text:p>
          </table:table-cell>
          <table:table-cell office:value-type="float" office:value="15.59777" calcext:value-type="float">
            <text:p>15.59777</text:p>
          </table:table-cell>
          <table:table-cell office:value-type="float" office:value="26.18176" calcext:value-type="float">
            <text:p>26.18176</text:p>
          </table:table-cell>
          <table:table-cell office:value-type="float" office:value="30.47581" calcext:value-type="float">
            <text:p>30.47581</text:p>
          </table:table-cell>
          <table:table-cell table:formula="of:=(1000 / 203 * [.A165:.A368])" office:value-type="float" office:value="778.325123152709" calcext:value-type="float">
            <text:p>778.32512315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4941.17578" calcext:value-type="float">
            <text:p>24941.17578</text:p>
          </table:table-cell>
          <table:table-cell office:value-type="float" office:value="8.66421" calcext:value-type="float">
            <text:p>8.66421</text:p>
          </table:table-cell>
          <table:table-cell office:value-type="float" office:value="19.74548" calcext:value-type="float">
            <text:p>19.74548</text:p>
          </table:table-cell>
          <table:table-cell office:value-type="float" office:value="21.56276" calcext:value-type="float">
            <text:p>21.56276</text:p>
          </table:table-cell>
          <table:table-cell table:formula="of:=(1000 / 203 * [.A166:.A369])" office:value-type="float" office:value="783.251231527094" calcext:value-type="float">
            <text:p>783.25123152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5098.03906" calcext:value-type="float">
            <text:p>25098.03906</text:p>
          </table:table-cell>
          <table:table-cell office:value-type="float" office:value="4.80239" calcext:value-type="float">
            <text:p>4.80239</text:p>
          </table:table-cell>
          <table:table-cell office:value-type="float" office:value="18.45861" calcext:value-type="float">
            <text:p>18.45861</text:p>
          </table:table-cell>
          <table:table-cell office:value-type="float" office:value="19.07311" calcext:value-type="float">
            <text:p>19.07311</text:p>
          </table:table-cell>
          <table:table-cell table:formula="of:=(1000 / 203 * [.A167:.A370])" office:value-type="float" office:value="788.177339901478" calcext:value-type="float">
            <text:p>788.17733990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25254.90234" calcext:value-type="float">
            <text:p>25254.90234</text:p>
          </table:table-cell>
          <table:table-cell office:value-type="float" office:value="10.50674" calcext:value-type="float">
            <text:p>10.50674</text:p>
          </table:table-cell>
          <table:table-cell office:value-type="float" office:value="7.78015" calcext:value-type="float">
            <text:p>7.78015</text:p>
          </table:table-cell>
          <table:table-cell office:value-type="float" office:value="13.07373" calcext:value-type="float">
            <text:p>13.07373</text:p>
          </table:table-cell>
          <table:table-cell table:formula="of:=(1000 / 203 * [.A168:.A371])" office:value-type="float" office:value="793.103448275862" calcext:value-type="float">
            <text:p>793.10344827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25411.76562" calcext:value-type="float">
            <text:p>25411.76562</text:p>
          </table:table-cell>
          <table:table-cell office:value-type="float" office:value="14.32562" calcext:value-type="float">
            <text:p>14.32562</text:p>
          </table:table-cell>
          <table:table-cell office:value-type="float" office:value="25.63073" calcext:value-type="float">
            <text:p>25.63073</text:p>
          </table:table-cell>
          <table:table-cell office:value-type="float" office:value="29.36252" calcext:value-type="float">
            <text:p>29.36252</text:p>
          </table:table-cell>
          <table:table-cell table:formula="of:=(1000 / 203 * [.A169:.A372])" office:value-type="float" office:value="798.029556650246" calcext:value-type="float">
            <text:p>798.02955665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5568.62695" calcext:value-type="float">
            <text:p>25568.62695</text:p>
          </table:table-cell>
          <table:table-cell office:value-type="float" office:value="8.45187" calcext:value-type="float">
            <text:p>8.45187</text:p>
          </table:table-cell>
          <table:table-cell office:value-type="float" office:value="21.66979" calcext:value-type="float">
            <text:p>21.66979</text:p>
          </table:table-cell>
          <table:table-cell office:value-type="float" office:value="23.25971" calcext:value-type="float">
            <text:p>23.25971</text:p>
          </table:table-cell>
          <table:table-cell table:formula="of:=(1000 / 203 * [.A170:.A373])" office:value-type="float" office:value="802.955665024631" calcext:value-type="float">
            <text:p>802.95566502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5725.49023" calcext:value-type="float">
            <text:p>25725.49023</text:p>
          </table:table-cell>
          <table:table-cell office:value-type="float" office:value="13.51245" calcext:value-type="float">
            <text:p>13.51245</text:p>
          </table:table-cell>
          <table:table-cell office:value-type="float" office:value="13.42443" calcext:value-type="float">
            <text:p>13.42443</text:p>
          </table:table-cell>
          <table:table-cell office:value-type="float" office:value="19.04735" calcext:value-type="float">
            <text:p>19.04735</text:p>
          </table:table-cell>
          <table:table-cell table:formula="of:=(1000 / 203 * [.A171:.A374])" office:value-type="float" office:value="807.881773399015" calcext:value-type="float">
            <text:p>807.8817733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43" calcext:value-type="float">
            <text:p>-1643</text:p>
          </table:table-cell>
          <table:table-cell/>
          <table:table-cell office:value-type="float" office:value="25882.35351" calcext:value-type="float">
            <text:p>25882.35351</text:p>
          </table:table-cell>
          <table:table-cell office:value-type="float" office:value="15.74645" calcext:value-type="float">
            <text:p>15.74645</text:p>
          </table:table-cell>
          <table:table-cell office:value-type="float" office:value="15.01123" calcext:value-type="float">
            <text:p>15.01123</text:p>
          </table:table-cell>
          <table:table-cell office:value-type="float" office:value="21.75518" calcext:value-type="float">
            <text:p>21.75518</text:p>
          </table:table-cell>
          <table:table-cell table:formula="of:=(1000 / 203 * [.A172:.A375])" office:value-type="float" office:value="812.807881773399" calcext:value-type="float">
            <text:p>812.80788177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643" calcext:value-type="float">
            <text:p>-1643</text:p>
          </table:table-cell>
          <table:table-cell/>
          <table:table-cell office:value-type="float" office:value="26039.21484" calcext:value-type="float">
            <text:p>26039.21484</text:p>
          </table:table-cell>
          <table:table-cell office:value-type="float" office:value="-9.25756" calcext:value-type="float">
            <text:p>-9.25756</text:p>
          </table:table-cell>
          <table:table-cell office:value-type="float" office:value="-0.40673" calcext:value-type="float">
            <text:p>-0.40673</text:p>
          </table:table-cell>
          <table:table-cell office:value-type="float" office:value="9.26649" calcext:value-type="float">
            <text:p>9.26649</text:p>
          </table:table-cell>
          <table:table-cell table:formula="of:=(1000 / 203 * [.A173:.A376])" office:value-type="float" office:value="817.733990147783" calcext:value-type="float">
            <text:p>817.73399014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44" calcext:value-type="float">
            <text:p>-1644</text:p>
          </table:table-cell>
          <table:table-cell/>
          <table:table-cell office:value-type="float" office:value="26196.07812" calcext:value-type="float">
            <text:p>26196.07812</text:p>
          </table:table-cell>
          <table:table-cell office:value-type="float" office:value="13.16284" calcext:value-type="float">
            <text:p>13.16284</text:p>
          </table:table-cell>
          <table:table-cell office:value-type="float" office:value="14.36071" calcext:value-type="float">
            <text:p>14.36071</text:p>
          </table:table-cell>
          <table:table-cell office:value-type="float" office:value="19.48052" calcext:value-type="float">
            <text:p>19.48052</text:p>
          </table:table-cell>
          <table:table-cell table:formula="of:=(1000 / 203 * [.A174:.A377])" office:value-type="float" office:value="822.660098522168" calcext:value-type="float">
            <text:p>822.66009852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645" calcext:value-type="float">
            <text:p>-1645</text:p>
          </table:table-cell>
          <table:table-cell/>
          <table:table-cell office:value-type="float" office:value="26352.9414" calcext:value-type="float">
            <text:p>26352.9414</text:p>
          </table:table-cell>
          <table:table-cell office:value-type="float" office:value="21.01306" calcext:value-type="float">
            <text:p>21.01306</text:p>
          </table:table-cell>
          <table:table-cell office:value-type="float" office:value="13.09155" calcext:value-type="float">
            <text:p>13.09155</text:p>
          </table:table-cell>
          <table:table-cell office:value-type="float" office:value="24.75757" calcext:value-type="float">
            <text:p>24.75757</text:p>
          </table:table-cell>
          <table:table-cell table:formula="of:=(1000 / 203 * [.A175:.A378])" office:value-type="float" office:value="827.586206896552" calcext:value-type="float">
            <text:p>827.58620689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46" calcext:value-type="float">
            <text:p>-1646</text:p>
          </table:table-cell>
          <table:table-cell/>
          <table:table-cell office:value-type="float" office:value="26509.80468" calcext:value-type="float">
            <text:p>26509.80468</text:p>
          </table:table-cell>
          <table:table-cell office:value-type="float" office:value="13.77972" calcext:value-type="float">
            <text:p>13.77972</text:p>
          </table:table-cell>
          <table:table-cell office:value-type="float" office:value="22.55065" calcext:value-type="float">
            <text:p>22.55065</text:p>
          </table:table-cell>
          <table:table-cell office:value-type="float" office:value="26.4275" calcext:value-type="float">
            <text:p>26.4275</text:p>
          </table:table-cell>
          <table:table-cell table:formula="of:=(1000 / 203 * [.A176:.A379])" office:value-type="float" office:value="832.512315270936" calcext:value-type="float">
            <text:p>832.51231527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47" calcext:value-type="float">
            <text:p>-1647</text:p>
          </table:table-cell>
          <table:table-cell/>
          <table:table-cell office:value-type="float" office:value="26666.66601" calcext:value-type="float">
            <text:p>26666.66601</text:p>
          </table:table-cell>
          <table:table-cell office:value-type="float" office:value="5.86932" calcext:value-type="float">
            <text:p>5.86932</text:p>
          </table:table-cell>
          <table:table-cell office:value-type="float" office:value="36.36535" calcext:value-type="float">
            <text:p>36.36535</text:p>
          </table:table-cell>
          <table:table-cell office:value-type="float" office:value="36.83596" calcext:value-type="float">
            <text:p>36.83596</text:p>
          </table:table-cell>
          <table:table-cell table:formula="of:=(1000 / 203 * [.A177:.A380])" office:value-type="float" office:value="837.43842364532" calcext:value-type="float">
            <text:p>837.43842364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0" calcext:value-type="float">
            <text:p>-1650</text:p>
          </table:table-cell>
          <table:table-cell/>
          <table:table-cell office:value-type="float" office:value="26823.52929" calcext:value-type="float">
            <text:p>26823.52929</text:p>
          </table:table-cell>
          <table:table-cell office:value-type="float" office:value="17.97796" calcext:value-type="float">
            <text:p>17.97796</text:p>
          </table:table-cell>
          <table:table-cell office:value-type="float" office:value="22.42419" calcext:value-type="float">
            <text:p>22.42419</text:p>
          </table:table-cell>
          <table:table-cell office:value-type="float" office:value="28.74111" calcext:value-type="float">
            <text:p>28.74111</text:p>
          </table:table-cell>
          <table:table-cell table:formula="of:=(1000 / 203 * [.A178:.A381])" office:value-type="float" office:value="842.364532019704" calcext:value-type="float">
            <text:p>842.36453201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26980.39257" calcext:value-type="float">
            <text:p>26980.39257</text:p>
          </table:table-cell>
          <table:table-cell office:value-type="float" office:value="11.99462" calcext:value-type="float">
            <text:p>11.99462</text:p>
          </table:table-cell>
          <table:table-cell office:value-type="float" office:value="18.92028" calcext:value-type="float">
            <text:p>18.92028</text:p>
          </table:table-cell>
          <table:table-cell office:value-type="float" office:value="22.40197" calcext:value-type="float">
            <text:p>22.40197</text:p>
          </table:table-cell>
          <table:table-cell table:formula="of:=(1000 / 203 * [.A179:.A382])" office:value-type="float" office:value="847.290640394089" calcext:value-type="float">
            <text:p>847.29064039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27137.25585" calcext:value-type="float">
            <text:p>27137.25585</text:p>
          </table:table-cell>
          <table:table-cell office:value-type="float" office:value="-9.66699" calcext:value-type="float">
            <text:p>-9.66699</text:p>
          </table:table-cell>
          <table:table-cell office:value-type="float" office:value="17.02099" calcext:value-type="float">
            <text:p>17.02099</text:p>
          </table:table-cell>
          <table:table-cell office:value-type="float" office:value="19.5746" calcext:value-type="float">
            <text:p>19.5746</text:p>
          </table:table-cell>
          <table:table-cell table:formula="of:=(1000 / 203 * [.A180:.A383])" office:value-type="float" office:value="852.216748768473" calcext:value-type="float">
            <text:p>852.21674876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51" calcext:value-type="float">
            <text:p>-1651</text:p>
          </table:table-cell>
          <table:table-cell/>
          <table:table-cell office:value-type="float" office:value="27294.11718" calcext:value-type="float">
            <text:p>27294.11718</text:p>
          </table:table-cell>
          <table:table-cell office:value-type="float" office:value="-1.04278" calcext:value-type="float">
            <text:p>-1.04278</text:p>
          </table:table-cell>
          <table:table-cell office:value-type="float" office:value="16.65405" calcext:value-type="float">
            <text:p>16.65405</text:p>
          </table:table-cell>
          <table:table-cell office:value-type="float" office:value="16.68666" calcext:value-type="float">
            <text:p>16.68666</text:p>
          </table:table-cell>
          <table:table-cell table:formula="of:=(1000 / 203 * [.A181:.A384])" office:value-type="float" office:value="857.142857142857" calcext:value-type="float">
            <text:p>857.14285714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52" calcext:value-type="float">
            <text:p>-1652</text:p>
          </table:table-cell>
          <table:table-cell/>
          <table:table-cell office:value-type="float" office:value="27450.98046" calcext:value-type="float">
            <text:p>27450.98046</text:p>
          </table:table-cell>
          <table:table-cell office:value-type="float" office:value="20.73034" calcext:value-type="float">
            <text:p>20.73034</text:p>
          </table:table-cell>
          <table:table-cell office:value-type="float" office:value="23.23999" calcext:value-type="float">
            <text:p>23.23999</text:p>
          </table:table-cell>
          <table:table-cell office:value-type="float" office:value="31.14232" calcext:value-type="float">
            <text:p>31.14232</text:p>
          </table:table-cell>
          <table:table-cell table:formula="of:=(1000 / 203 * [.A182:.A385])" office:value-type="float" office:value="862.068965517241" calcext:value-type="float">
            <text:p>862.06896551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53" calcext:value-type="float">
            <text:p>-1653</text:p>
          </table:table-cell>
          <table:table-cell/>
          <table:table-cell office:value-type="float" office:value="27607.84375" calcext:value-type="float">
            <text:p>27607.84375</text:p>
          </table:table-cell>
          <table:table-cell office:value-type="float" office:value="4.44055" calcext:value-type="float">
            <text:p>4.44055</text:p>
          </table:table-cell>
          <table:table-cell office:value-type="float" office:value="32.61279" calcext:value-type="float">
            <text:p>32.61279</text:p>
          </table:table-cell>
          <table:table-cell office:value-type="float" office:value="32.91371" calcext:value-type="float">
            <text:p>32.91371</text:p>
          </table:table-cell>
          <table:table-cell table:formula="of:=(1000 / 203 * [.A183:.A386])" office:value-type="float" office:value="866.995073891626" calcext:value-type="float">
            <text:p>866.99507389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54" calcext:value-type="float">
            <text:p>-1654</text:p>
          </table:table-cell>
          <table:table-cell/>
          <table:table-cell office:value-type="float" office:value="27764.70507" calcext:value-type="float">
            <text:p>27764.70507</text:p>
          </table:table-cell>
          <table:table-cell office:value-type="float" office:value="15.50292" calcext:value-type="float">
            <text:p>15.50292</text:p>
          </table:table-cell>
          <table:table-cell office:value-type="float" office:value="36.90222" calcext:value-type="float">
            <text:p>36.90222</text:p>
          </table:table-cell>
          <table:table-cell office:value-type="float" office:value="40.02642" calcext:value-type="float">
            <text:p>40.02642</text:p>
          </table:table-cell>
          <table:table-cell table:formula="of:=(1000 / 203 * [.A184:.A387])" office:value-type="float" office:value="871.92118226601" calcext:value-type="float">
            <text:p>871.9211822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56" calcext:value-type="float">
            <text:p>-1656</text:p>
          </table:table-cell>
          <table:table-cell/>
          <table:table-cell office:value-type="float" office:value="27921.56835" calcext:value-type="float">
            <text:p>27921.56835</text:p>
          </table:table-cell>
          <table:table-cell office:value-type="float" office:value="12.32666" calcext:value-type="float">
            <text:p>12.32666</text:p>
          </table:table-cell>
          <table:table-cell office:value-type="float" office:value="34.41833" calcext:value-type="float">
            <text:p>34.41833</text:p>
          </table:table-cell>
          <table:table-cell office:value-type="float" office:value="36.5591" calcext:value-type="float">
            <text:p>36.5591</text:p>
          </table:table-cell>
          <table:table-cell table:formula="of:=(1000 / 203 * [.A185:.A388])" office:value-type="float" office:value="876.847290640394" calcext:value-type="float">
            <text:p>876.84729064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56" calcext:value-type="float">
            <text:p>-1656</text:p>
          </table:table-cell>
          <table:table-cell/>
          <table:table-cell office:value-type="float" office:value="28078.43164" calcext:value-type="float">
            <text:p>28078.43164</text:p>
          </table:table-cell>
          <table:table-cell office:value-type="float" office:value="16.96826" calcext:value-type="float">
            <text:p>16.96826</text:p>
          </table:table-cell>
          <table:table-cell office:value-type="float" office:value="46.13232" calcext:value-type="float">
            <text:p>46.13232</text:p>
          </table:table-cell>
          <table:table-cell office:value-type="float" office:value="49.15397" calcext:value-type="float">
            <text:p>49.15397</text:p>
          </table:table-cell>
          <table:table-cell table:formula="of:=(1000 / 203 * [.A186:.A389])" office:value-type="float" office:value="881.773399014778" calcext:value-type="float">
            <text:p>881.77339901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57" calcext:value-type="float">
            <text:p>-1657</text:p>
          </table:table-cell>
          <table:table-cell/>
          <table:table-cell office:value-type="float" office:value="28235.29492" calcext:value-type="float">
            <text:p>28235.29492</text:p>
          </table:table-cell>
          <table:table-cell office:value-type="float" office:value="-11.50073" calcext:value-type="float">
            <text:p>-11.50073</text:p>
          </table:table-cell>
          <table:table-cell office:value-type="float" office:value="26.46704" calcext:value-type="float">
            <text:p>26.46704</text:p>
          </table:table-cell>
          <table:table-cell office:value-type="float" office:value="28.85777" calcext:value-type="float">
            <text:p>28.85777</text:p>
          </table:table-cell>
          <table:table-cell table:formula="of:=(1000 / 203 * [.A187:.A390])" office:value-type="float" office:value="886.699507389163" calcext:value-type="float">
            <text:p>886.69950738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57" calcext:value-type="float">
            <text:p>-1657</text:p>
          </table:table-cell>
          <table:table-cell/>
          <table:table-cell office:value-type="float" office:value="28392.15625" calcext:value-type="float">
            <text:p>28392.15625</text:p>
          </table:table-cell>
          <table:table-cell office:value-type="float" office:value="24.29833" calcext:value-type="float">
            <text:p>24.29833</text:p>
          </table:table-cell>
          <table:table-cell office:value-type="float" office:value="15.88146" calcext:value-type="float">
            <text:p>15.88146</text:p>
          </table:table-cell>
          <table:table-cell office:value-type="float" office:value="29.02809" calcext:value-type="float">
            <text:p>29.02809</text:p>
          </table:table-cell>
          <table:table-cell table:formula="of:=(1000 / 203 * [.A188:.A391])" office:value-type="float" office:value="891.625615763547" calcext:value-type="float">
            <text:p>891.62561576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58" calcext:value-type="float">
            <text:p>-1658</text:p>
          </table:table-cell>
          <table:table-cell/>
          <table:table-cell office:value-type="float" office:value="28549.01953" calcext:value-type="float">
            <text:p>28549.01953</text:p>
          </table:table-cell>
          <table:table-cell office:value-type="float" office:value="13.77661" calcext:value-type="float">
            <text:p>13.77661</text:p>
          </table:table-cell>
          <table:table-cell office:value-type="float" office:value="34.35095" calcext:value-type="float">
            <text:p>34.35095</text:p>
          </table:table-cell>
          <table:table-cell office:value-type="float" office:value="37.01057" calcext:value-type="float">
            <text:p>37.01057</text:p>
          </table:table-cell>
          <table:table-cell table:formula="of:=(1000 / 203 * [.A189:.A392])" office:value-type="float" office:value="896.551724137931" calcext:value-type="float">
            <text:p>896.55172413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60" calcext:value-type="float">
            <text:p>-1660</text:p>
          </table:table-cell>
          <table:table-cell/>
          <table:table-cell office:value-type="float" office:value="28705.88281" calcext:value-type="float">
            <text:p>28705.88281</text:p>
          </table:table-cell>
          <table:table-cell office:value-type="float" office:value="24.27978" calcext:value-type="float">
            <text:p>24.27978</text:p>
          </table:table-cell>
          <table:table-cell office:value-type="float" office:value="13.73071" calcext:value-type="float">
            <text:p>13.73071</text:p>
          </table:table-cell>
          <table:table-cell office:value-type="float" office:value="27.89337" calcext:value-type="float">
            <text:p>27.89337</text:p>
          </table:table-cell>
          <table:table-cell table:formula="of:=(1000 / 203 * [.A190:.A393])" office:value-type="float" office:value="901.477832512315" calcext:value-type="float">
            <text:p>901.47783251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62" calcext:value-type="float">
            <text:p>-1662</text:p>
          </table:table-cell>
          <table:table-cell/>
          <table:table-cell office:value-type="float" office:value="28862.74414" calcext:value-type="float">
            <text:p>28862.74414</text:p>
          </table:table-cell>
          <table:table-cell office:value-type="float" office:value="-1.12536" calcext:value-type="float">
            <text:p>-1.12536</text:p>
          </table:table-cell>
          <table:table-cell office:value-type="float" office:value="49.76348" calcext:value-type="float">
            <text:p>49.76348</text:p>
          </table:table-cell>
          <table:table-cell office:value-type="float" office:value="49.77621" calcext:value-type="float">
            <text:p>49.77621</text:p>
          </table:table-cell>
          <table:table-cell table:formula="of:=(1000 / 203 * [.A191:.A394])" office:value-type="float" office:value="906.403940886699" calcext:value-type="float">
            <text:p>906.4039408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62" calcext:value-type="float">
            <text:p>-1662</text:p>
          </table:table-cell>
          <table:table-cell/>
          <table:table-cell office:value-type="float" office:value="29019.60742" calcext:value-type="float">
            <text:p>29019.60742</text:p>
          </table:table-cell>
          <table:table-cell office:value-type="float" office:value="-4.45251" calcext:value-type="float">
            <text:p>-4.45251</text:p>
          </table:table-cell>
          <table:table-cell office:value-type="float" office:value="1.04449" calcext:value-type="float">
            <text:p>1.04449</text:p>
          </table:table-cell>
          <table:table-cell office:value-type="float" office:value="4.57338" calcext:value-type="float">
            <text:p>4.57338</text:p>
          </table:table-cell>
          <table:table-cell table:formula="of:=(1000 / 203 * [.A192:.A395])" office:value-type="float" office:value="911.330049261084" calcext:value-type="float">
            <text:p>911.33004926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662" calcext:value-type="float">
            <text:p>-1662</text:p>
          </table:table-cell>
          <table:table-cell/>
          <table:table-cell office:value-type="float" office:value="29176.4707" calcext:value-type="float">
            <text:p>29176.4707</text:p>
          </table:table-cell>
          <table:table-cell office:value-type="float" office:value="1.67822" calcext:value-type="float">
            <text:p>1.67822</text:p>
          </table:table-cell>
          <table:table-cell office:value-type="float" office:value="-9.7246" calcext:value-type="float">
            <text:p>-9.7246</text:p>
          </table:table-cell>
          <table:table-cell office:value-type="float" office:value="9.86835" calcext:value-type="float">
            <text:p>9.86835</text:p>
          </table:table-cell>
          <table:table-cell table:formula="of:=(1000 / 203 * [.A193:.A396])" office:value-type="float" office:value="916.256157635468" calcext:value-type="float">
            <text:p>916.25615763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29333.33398" calcext:value-type="float">
            <text:p>29333.33398</text:p>
          </table:table-cell>
          <table:table-cell office:value-type="float" office:value="-1.28332" calcext:value-type="float">
            <text:p>-1.28332</text:p>
          </table:table-cell>
          <table:table-cell office:value-type="float" office:value="44.23187" calcext:value-type="float">
            <text:p>44.23187</text:p>
          </table:table-cell>
          <table:table-cell office:value-type="float" office:value="44.25048" calcext:value-type="float">
            <text:p>44.25048</text:p>
          </table:table-cell>
          <table:table-cell table:formula="of:=(1000 / 203 * [.A194:.A397])" office:value-type="float" office:value="921.182266009852" calcext:value-type="float">
            <text:p>921.18226600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29490.19531" calcext:value-type="float">
            <text:p>29490.19531</text:p>
          </table:table-cell>
          <table:table-cell office:value-type="float" office:value="25.87854" calcext:value-type="float">
            <text:p>25.87854</text:p>
          </table:table-cell>
          <table:table-cell office:value-type="float" office:value="39.89575" calcext:value-type="float">
            <text:p>39.89575</text:p>
          </table:table-cell>
          <table:table-cell office:value-type="float" office:value="47.55386" calcext:value-type="float">
            <text:p>47.55386</text:p>
          </table:table-cell>
          <table:table-cell table:formula="of:=(1000 / 203 * [.A195:.A398])" office:value-type="float" office:value="926.108374384237" calcext:value-type="float">
            <text:p>926.10837438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63" calcext:value-type="float">
            <text:p>-1663</text:p>
          </table:table-cell>
          <table:table-cell/>
          <table:table-cell office:value-type="float" office:value="29647.05859" calcext:value-type="float">
            <text:p>29647.05859</text:p>
          </table:table-cell>
          <table:table-cell office:value-type="float" office:value="-2.78027" calcext:value-type="float">
            <text:p>-2.78027</text:p>
          </table:table-cell>
          <table:table-cell office:value-type="float" office:value="63.6864" calcext:value-type="float">
            <text:p>63.6864</text:p>
          </table:table-cell>
          <table:table-cell office:value-type="float" office:value="63.74706" calcext:value-type="float">
            <text:p>63.74706</text:p>
          </table:table-cell>
          <table:table-cell table:formula="of:=(1000 / 203 * [.A196:.A399])" office:value-type="float" office:value="931.034482758621" calcext:value-type="float">
            <text:p>931.03448275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64" calcext:value-type="float">
            <text:p>-1664</text:p>
          </table:table-cell>
          <table:table-cell/>
          <table:table-cell office:value-type="float" office:value="29803.92187" calcext:value-type="float">
            <text:p>29803.92187</text:p>
          </table:table-cell>
          <table:table-cell office:value-type="float" office:value="-12.90795" calcext:value-type="float">
            <text:p>-12.90795</text:p>
          </table:table-cell>
          <table:table-cell office:value-type="float" office:value="69.05749" calcext:value-type="float">
            <text:p>69.05749</text:p>
          </table:table-cell>
          <table:table-cell office:value-type="float" office:value="70.25349" calcext:value-type="float">
            <text:p>70.25349</text:p>
          </table:table-cell>
          <table:table-cell table:formula="of:=(1000 / 203 * [.A197:.A400])" office:value-type="float" office:value="935.960591133005" calcext:value-type="float">
            <text:p>935.9605911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29960.78515" calcext:value-type="float">
            <text:p>29960.78515</text:p>
          </table:table-cell>
          <table:table-cell office:value-type="float" office:value="3.80505" calcext:value-type="float">
            <text:p>3.80505</text:p>
          </table:table-cell>
          <table:table-cell office:value-type="float" office:value="66.23895" calcext:value-type="float">
            <text:p>66.23895</text:p>
          </table:table-cell>
          <table:table-cell office:value-type="float" office:value="66.34815" calcext:value-type="float">
            <text:p>66.34815</text:p>
          </table:table-cell>
          <table:table-cell table:formula="of:=(1000 / 203 * [.A198:.A401])" office:value-type="float" office:value="940.886699507389" calcext:value-type="float">
            <text:p>940.88669950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65" calcext:value-type="float">
            <text:p>-1665</text:p>
          </table:table-cell>
          <table:table-cell/>
          <table:table-cell office:value-type="float" office:value="30117.64648" calcext:value-type="float">
            <text:p>30117.64648</text:p>
          </table:table-cell>
          <table:table-cell office:value-type="float" office:value="8.15295" calcext:value-type="float">
            <text:p>8.15295</text:p>
          </table:table-cell>
          <table:table-cell office:value-type="float" office:value="70.75842" calcext:value-type="float">
            <text:p>70.75842</text:p>
          </table:table-cell>
          <table:table-cell office:value-type="float" office:value="71.22657" calcext:value-type="float">
            <text:p>71.22657</text:p>
          </table:table-cell>
          <table:table-cell table:formula="of:=(1000 / 203 * [.A199:.A402])" office:value-type="float" office:value="945.812807881774" calcext:value-type="float">
            <text:p>945.8128078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6" calcext:value-type="float">
            <text:p>-1666</text:p>
          </table:table-cell>
          <table:table-cell/>
          <table:table-cell office:value-type="float" office:value="30274.50976" calcext:value-type="float">
            <text:p>30274.50976</text:p>
          </table:table-cell>
          <table:table-cell office:value-type="float" office:value="12.67187" calcext:value-type="float">
            <text:p>12.67187</text:p>
          </table:table-cell>
          <table:table-cell office:value-type="float" office:value="59.58728" calcext:value-type="float">
            <text:p>59.58728</text:p>
          </table:table-cell>
          <table:table-cell office:value-type="float" office:value="60.91978" calcext:value-type="float">
            <text:p>60.91978</text:p>
          </table:table-cell>
          <table:table-cell table:formula="of:=(1000 / 203 * [.A200:.A403])" office:value-type="float" office:value="950.738916256158" calcext:value-type="float">
            <text:p>950.73891625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69" calcext:value-type="float">
            <text:p>-1669</text:p>
          </table:table-cell>
          <table:table-cell/>
          <table:table-cell office:value-type="float" office:value="30431.37304" calcext:value-type="float">
            <text:p>30431.37304</text:p>
          </table:table-cell>
          <table:table-cell office:value-type="float" office:value="-8.84216" calcext:value-type="float">
            <text:p>-8.84216</text:p>
          </table:table-cell>
          <table:table-cell office:value-type="float" office:value="84.79342" calcext:value-type="float">
            <text:p>84.79342</text:p>
          </table:table-cell>
          <table:table-cell office:value-type="float" office:value="85.2532" calcext:value-type="float">
            <text:p>85.2532</text:p>
          </table:table-cell>
          <table:table-cell table:formula="of:=(1000 / 203 * [.A201:.A404])" office:value-type="float" office:value="955.665024630542" calcext:value-type="float">
            <text:p>955.66502463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70" calcext:value-type="float">
            <text:p>-1670</text:p>
          </table:table-cell>
          <table:table-cell/>
          <table:table-cell office:value-type="float" office:value="30588.23437" calcext:value-type="float">
            <text:p>30588.23437</text:p>
          </table:table-cell>
          <table:table-cell office:value-type="float" office:value="-26.71228" calcext:value-type="float">
            <text:p>-26.71228</text:p>
          </table:table-cell>
          <table:table-cell office:value-type="float" office:value="77.55847" calcext:value-type="float">
            <text:p>77.55847</text:p>
          </table:table-cell>
          <table:table-cell office:value-type="float" office:value="82.02964" calcext:value-type="float">
            <text:p>82.02964</text:p>
          </table:table-cell>
          <table:table-cell table:formula="of:=(1000 / 203 * [.A202:.A405])" office:value-type="float" office:value="960.591133004926" calcext:value-type="float">
            <text:p>960.59113300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70" calcext:value-type="float">
            <text:p>-1670</text:p>
          </table:table-cell>
          <table:table-cell/>
          <table:table-cell office:value-type="float" office:value="30745.09765" calcext:value-type="float">
            <text:p>30745.09765</text:p>
          </table:table-cell>
          <table:table-cell office:value-type="float" office:value="-11.04919" calcext:value-type="float">
            <text:p>-11.04919</text:p>
          </table:table-cell>
          <table:table-cell office:value-type="float" office:value="114.9252" calcext:value-type="float">
            <text:p>114.9252</text:p>
          </table:table-cell>
          <table:table-cell office:value-type="float" office:value="115.45512" calcext:value-type="float">
            <text:p>115.45512</text:p>
          </table:table-cell>
          <table:table-cell table:formula="of:=(1000 / 203 * [.A203:.A406])" office:value-type="float" office:value="965.51724137931" calcext:value-type="float">
            <text:p>965.51724137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1" calcext:value-type="float">
            <text:p>-1671</text:p>
          </table:table-cell>
          <table:table-cell/>
          <table:table-cell office:value-type="float" office:value="30901.96093" calcext:value-type="float">
            <text:p>30901.96093</text:p>
          </table:table-cell>
          <table:table-cell office:value-type="float" office:value="-81.7279" calcext:value-type="float">
            <text:p>-81.7279</text:p>
          </table:table-cell>
          <table:table-cell office:value-type="float" office:value="59.59243" calcext:value-type="float">
            <text:p>59.59243</text:p>
          </table:table-cell>
          <table:table-cell office:value-type="float" office:value="101.14697" calcext:value-type="float">
            <text:p>101.14697</text:p>
          </table:table-cell>
          <table:table-cell table:formula="of:=(1000 / 203 * [.A204:.A407])" office:value-type="float" office:value="970.443349753695" calcext:value-type="float">
            <text:p>970.44334975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72" calcext:value-type="float">
            <text:p>-1672</text:p>
          </table:table-cell>
          <table:table-cell/>
          <table:table-cell office:value-type="float" office:value="31058.82421" calcext:value-type="float">
            <text:p>31058.82421</text:p>
          </table:table-cell>
          <table:table-cell office:value-type="float" office:value="-99.53295" calcext:value-type="float">
            <text:p>-99.53295</text:p>
          </table:table-cell>
          <table:table-cell office:value-type="float" office:value="91.36828" calcext:value-type="float">
            <text:p>91.36828</text:p>
          </table:table-cell>
          <table:table-cell office:value-type="float" office:value="135.11096" calcext:value-type="float">
            <text:p>135.11096</text:p>
          </table:table-cell>
          <table:table-cell table:formula="of:=(1000 / 203 * [.A205:.A408])" office:value-type="float" office:value="975.369458128079" calcext:value-type="float">
            <text:p>975.36945812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73" calcext:value-type="float">
            <text:p>-1673</text:p>
          </table:table-cell>
          <table:table-cell/>
          <table:table-cell office:value-type="float" office:value="31215.68554" calcext:value-type="float">
            <text:p>31215.68554</text:p>
          </table:table-cell>
          <table:table-cell office:value-type="float" office:value="4.83325" calcext:value-type="float">
            <text:p>4.83325</text:p>
          </table:table-cell>
          <table:table-cell office:value-type="float" office:value="202.74896" calcext:value-type="float">
            <text:p>202.74896</text:p>
          </table:table-cell>
          <table:table-cell office:value-type="float" office:value="202.80656" calcext:value-type="float">
            <text:p>202.80656</text:p>
          </table:table-cell>
          <table:table-cell table:formula="of:=(1000 / 203 * [.A206:.A409])" office:value-type="float" office:value="980.295566502463" calcext:value-type="float">
            <text:p>980.2955665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673" calcext:value-type="float">
            <text:p>-1673</text:p>
          </table:table-cell>
          <table:table-cell/>
          <table:table-cell office:value-type="float" office:value="31372.54882" calcext:value-type="float">
            <text:p>31372.54882</text:p>
          </table:table-cell>
          <table:table-cell office:value-type="float" office:value="-69.36267" calcext:value-type="float">
            <text:p>-69.36267</text:p>
          </table:table-cell>
          <table:table-cell office:value-type="float" office:value="380.1726" calcext:value-type="float">
            <text:p>380.1726</text:p>
          </table:table-cell>
          <table:table-cell office:value-type="float" office:value="386.44845" calcext:value-type="float">
            <text:p>386.44845</text:p>
          </table:table-cell>
          <table:table-cell table:formula="of:=(1000 / 203 * [.A207:.A410])" office:value-type="float" office:value="985.221674876847" calcext:value-type="float">
            <text:p>985.22167487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73" calcext:value-type="float">
            <text:p>-1673</text:p>
          </table:table-cell>
          <table:table-cell/>
          <table:table-cell office:value-type="float" office:value="31529.4121" calcext:value-type="float">
            <text:p>31529.4121</text:p>
          </table:table-cell>
          <table:table-cell office:value-type="float" office:value="-231.12573" calcext:value-type="float">
            <text:p>-231.12573</text:p>
          </table:table-cell>
          <table:table-cell office:value-type="float" office:value="358.4989" calcext:value-type="float">
            <text:p>358.4989</text:p>
          </table:table-cell>
          <table:table-cell office:value-type="float" office:value="426.54492" calcext:value-type="float">
            <text:p>426.54492</text:p>
          </table:table-cell>
          <table:table-cell table:formula="of:=(1000 / 203 * [.A208:.A411])" office:value-type="float" office:value="990.147783251232" calcext:value-type="float">
            <text:p>990.14778325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75" calcext:value-type="float">
            <text:p>-1675</text:p>
          </table:table-cell>
          <table:table-cell/>
          <table:table-cell office:value-type="float" office:value="31686.27539" calcext:value-type="float">
            <text:p>31686.27539</text:p>
          </table:table-cell>
          <table:table-cell office:value-type="float" office:value="-800.34143" calcext:value-type="float">
            <text:p>-800.34143</text:p>
          </table:table-cell>
          <table:table-cell office:value-type="float" office:value="903.48315" calcext:value-type="float">
            <text:p>903.48315</text:p>
          </table:table-cell>
          <table:table-cell office:value-type="float" office:value="1206.99145" calcext:value-type="float">
            <text:p>1206.99145</text:p>
          </table:table-cell>
          <table:table-cell table:formula="of:=(1000 / 203 * [.A209:.A412])" office:value-type="float" office:value="995.073891625616" calcext:value-type="float">
            <text:p>995.0738916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76" calcext:value-type="float">
            <text:p>-1676</text:p>
          </table:table-cell>
          <table:table-cell/>
          <table:table-cell office:value-type="float" office:value="31843.13671" calcext:value-type="float">
            <text:p>31843.13671</text:p>
          </table:table-cell>
          <table:table-cell office:value-type="float" office:value="1706.23059" calcext:value-type="float">
            <text:p>1706.23059</text:p>
          </table:table-cell>
          <table:table-cell office:value-type="float" office:value="-971.59844" calcext:value-type="float">
            <text:p>-971.59844</text:p>
          </table:table-cell>
          <table:table-cell office:value-type="float" office:value="1963.47302" calcext:value-type="float">
            <text:p>1963.47302</text:p>
          </table:table-cell>
          <table:table-cell table:formula="of:=(1000 / 203 * [.A210:.A413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t dataV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 fftInp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2:21:32.95143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2:40:57.393878423</dc:date>
    <meta:editing-duration>PT13M36S</meta:editing-duration>
    <meta:editing-cycles>3</meta:editing-cycles>
    <meta:generator>LibreOffice/5.1.6.2$Linux_X86_64 LibreOffice_project/10m0$Build-2</meta:generator>
    <meta:document-statistic meta:table-count="1" meta:cell-count="14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069cm" svg:height="9.006cm" xlink:href=".." xlink:type="simple" chart:class="chart:scatter" chart:style-name="ch1">
        <chart:legend chart:legend-position="end" svg:x="32.217cm" svg:y="4.204cm" style:legend-expansion="high" chart:style-name="ch2"/>
        <chart:plot-area chart:style-name="ch3" table:cell-range-address="220hz_mockdata.A7:220hz_mockdata.B210" svg:x="0.701cm" svg:y="0.18cm" svg:width="30.815cm" svg:height="8.646cm">
          <chartooo:coordinate-region svg:x="1.799cm" svg:y="0.18cm" svg:width="29.43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mockdata.B7:220hz_mockdata.B210" chart:class="chart:scatter">
            <chart:domain table:cell-range-address="220hz_mockdata.A7:220hz_mockdata.A210"/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hz_mockdata.A7:220hz_mockdata.A210</svg:desc>
                </draw:g>
              </table:table-cell>
              <table:table-cell office:value-type="float" office:value="-1653">
                <text:p>-1653</text:p>
                <draw:g>
                  <svg:desc>220hz_mockdata.B7:220hz_mockdata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676">
                <text:p>-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07cm" svg:height="9.006cm" xlink:href=".." xlink:type="simple" chart:class="chart:scatter" chart:style-name="ch1">
        <chart:legend chart:legend-position="end" svg:x="30.128cm" svg:y="4.204cm" style:legend-expansion="high" chart:style-name="ch2"/>
        <chart:plot-area chart:style-name="ch3" table:cell-range-address="220hz_mockdata.D7:220hz_mockdata.D210 220hz_mockdata.G7:220hz_mockdata.G210" svg:x="0.66cm" svg:y="0.18cm" svg:width="28.808cm" svg:height="8.646cm">
          <chartooo:coordinate-region svg:x="1.652cm" svg:y="0.379cm" svg:width="27.35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mockdata.G7:220hz_mockdata.G210" chart:class="chart:scatter">
            <chart:domain table:cell-range-address="220hz_mockdata.D7:220hz_mockdata.D210"/>
            <chart:data-point chart:repeated="4"/>
            <chart:data-point chart:style-name="ch7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hz_mockdata.D7:220hz_mockdata.D210</svg:desc>
                </draw:g>
              </table:table-cell>
              <table:table-cell office:value-type="float" office:value="0">
                <text:p>0</text:p>
                <draw:g>
                  <svg:desc>220hz_mockdata.G7:220hz_mockdata.G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.86274">
                <text:p>156.86274</text:p>
              </table:table-cell>
              <table:table-cell office:value-type="float" office:value="1963.5946">
                <text:p>1963.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.72549">
                <text:p>313.72549</text:p>
              </table:table-cell>
              <table:table-cell office:value-type="float" office:value="1207.0664">
                <text:p>1207.0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.58822">
                <text:p>470.58822</text:p>
              </table:table-cell>
              <table:table-cell office:value-type="float" office:value="426.30838">
                <text:p>426.30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7.45098">
                <text:p>627.45098</text:p>
              </table:table-cell>
              <table:table-cell office:value-type="float" office:value="386.61956">
                <text:p>386.61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.31372">
                <text:p>784.31372</text:p>
              </table:table-cell>
              <table:table-cell office:value-type="float" office:value="202.48617">
                <text:p>202.48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1.17645">
                <text:p>941.17645</text:p>
              </table:table-cell>
              <table:table-cell office:value-type="float" office:value="134.27191">
                <text:p>134.27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8.03918">
                <text:p>1098.03918</text:p>
              </table:table-cell>
              <table:table-cell office:value-type="float" office:value="101.29145">
                <text:p>101.29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4.90197">
                <text:p>1254.90197</text:p>
              </table:table-cell>
              <table:table-cell office:value-type="float" office:value="115.31671">
                <text:p>115.31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1.76464">
                <text:p>1411.76464</text:p>
              </table:table-cell>
              <table:table-cell office:value-type="float" office:value="81.03325">
                <text:p>81.03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8.62744">
                <text:p>1568.62744</text:p>
              </table:table-cell>
              <table:table-cell office:value-type="float" office:value="85.4391">
                <text:p>85.4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49023">
                <text:p>1725.49023</text:p>
              </table:table-cell>
              <table:table-cell office:value-type="float" office:value="61.06088">
                <text:p>61.06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2.3529">
                <text:p>1882.3529</text:p>
              </table:table-cell>
              <table:table-cell office:value-type="float" office:value="71.14613">
                <text:p>71.14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9.21569">
                <text:p>2039.21569</text:p>
              </table:table-cell>
              <table:table-cell office:value-type="float" office:value="66.18482">
                <text:p>66.1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6.07836">
                <text:p>2196.07836</text:p>
              </table:table-cell>
              <table:table-cell office:value-type="float" office:value="69.90483">
                <text:p>69.90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52.94116">
                <text:p>2352.94116</text:p>
              </table:table-cell>
              <table:table-cell office:value-type="float" office:value="63.70204">
                <text:p>63.70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9.80395">
                <text:p>2509.80395</text:p>
              </table:table-cell>
              <table:table-cell office:value-type="float" office:value="47.28265">
                <text:p>47.28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66674">
                <text:p>2666.66674</text:p>
              </table:table-cell>
              <table:table-cell office:value-type="float" office:value="44.9015">
                <text:p>44.9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3.52929">
                <text:p>2823.52929</text:p>
              </table:table-cell>
              <table:table-cell office:value-type="float" office:value="9.69008">
                <text:p>9.6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0.39208">
                <text:p>2980.39208</text:p>
              </table:table-cell>
              <table:table-cell office:value-type="float" office:value="3.85644">
                <text:p>3.85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37.25488">
                <text:p>3137.25488</text:p>
              </table:table-cell>
              <table:table-cell office:value-type="float" office:value="49.78776">
                <text:p>49.78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4.11767">
                <text:p>3294.11767</text:p>
              </table:table-cell>
              <table:table-cell office:value-type="float" office:value="28.24043">
                <text:p>28.24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0.98046">
                <text:p>3450.98046</text:p>
              </table:table-cell>
              <table:table-cell office:value-type="float" office:value="37.45906">
                <text:p>37.45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07.84301">
                <text:p>3607.84301</text:p>
              </table:table-cell>
              <table:table-cell office:value-type="float" office:value="29.02202">
                <text:p>29.02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64.70581">
                <text:p>3764.70581</text:p>
              </table:table-cell>
              <table:table-cell office:value-type="float" office:value="28.86764">
                <text:p>28.86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1.5686">
                <text:p>3921.5686</text:p>
              </table:table-cell>
              <table:table-cell office:value-type="float" office:value="49.43599">
                <text:p>49.43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78.43139">
                <text:p>4078.43139</text:p>
              </table:table-cell>
              <table:table-cell office:value-type="float" office:value="36.70098">
                <text:p>36.70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5.29394">
                <text:p>4235.29394</text:p>
              </table:table-cell>
              <table:table-cell office:value-type="float" office:value="39.97048">
                <text:p>39.97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.15673">
                <text:p>4392.15673</text:p>
              </table:table-cell>
              <table:table-cell office:value-type="float" office:value="32.63329">
                <text:p>32.63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9.01953">
                <text:p>4549.01953</text:p>
              </table:table-cell>
              <table:table-cell office:value-type="float" office:value="31.05486">
                <text:p>31.05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5.88232">
                <text:p>4705.88232</text:p>
              </table:table-cell>
              <table:table-cell office:value-type="float" office:value="16.49302">
                <text:p>16.49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62.74511">
                <text:p>4862.74511</text:p>
              </table:table-cell>
              <table:table-cell office:value-type="float" office:value="19.27211">
                <text:p>19.27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9.60791">
                <text:p>5019.60791</text:p>
              </table:table-cell>
              <table:table-cell office:value-type="float" office:value="22.53594">
                <text:p>22.53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76.4707">
                <text:p>5176.4707</text:p>
              </table:table-cell>
              <table:table-cell office:value-type="float" office:value="28.83094">
                <text:p>28.83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33.33349">
                <text:p>5333.33349</text:p>
              </table:table-cell>
              <table:table-cell office:value-type="float" office:value="36.90041">
                <text:p>36.90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90.19628">
                <text:p>5490.19628</text:p>
              </table:table-cell>
              <table:table-cell office:value-type="float" office:value="26.61025">
                <text:p>26.61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47.05859">
                <text:p>5647.05859</text:p>
              </table:table-cell>
              <table:table-cell office:value-type="float" office:value="25.42866">
                <text:p>25.42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03.92138">
                <text:p>5803.92138</text:p>
              </table:table-cell>
              <table:table-cell office:value-type="float" office:value="19.88234">
                <text:p>19.88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60.78417">
                <text:p>5960.78417</text:p>
              </table:table-cell>
              <table:table-cell office:value-type="float" office:value="9.21306">
                <text:p>9.21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17.64697">
                <text:p>6117.64697</text:p>
              </table:table-cell>
              <table:table-cell office:value-type="float" office:value="21.78097">
                <text:p>21.78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74.50976">
                <text:p>6274.50976</text:p>
              </table:table-cell>
              <table:table-cell office:value-type="float" office:value="18.99369">
                <text:p>18.99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31.37255">
                <text:p>6431.37255</text:p>
              </table:table-cell>
              <table:table-cell office:value-type="float" office:value="23.13249">
                <text:p>23.13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88.23535">
                <text:p>6588.23535</text:p>
              </table:table-cell>
              <table:table-cell office:value-type="float" office:value="29.28985">
                <text:p>29.28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45.09814">
                <text:p>6745.09814</text:p>
              </table:table-cell>
              <table:table-cell office:value-type="float" office:value="14.36799">
                <text:p>14.36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1.96093">
                <text:p>6901.96093</text:p>
              </table:table-cell>
              <table:table-cell office:value-type="float" office:value="19.17549">
                <text:p>19.17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8.82373">
                <text:p>7058.82373</text:p>
              </table:table-cell>
              <table:table-cell office:value-type="float" office:value="21.49384">
                <text:p>21.49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15.68603">
                <text:p>7215.68603</text:p>
              </table:table-cell>
              <table:table-cell office:value-type="float" office:value="30.46586">
                <text:p>30.46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72.54882">
                <text:p>7372.54882</text:p>
              </table:table-cell>
              <table:table-cell office:value-type="float" office:value="22.26356">
                <text:p>22.26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29.41162">
                <text:p>7529.41162</text:p>
              </table:table-cell>
              <table:table-cell office:value-type="float" office:value="16.9923">
                <text:p>16.99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6.27441">
                <text:p>7686.27441</text:p>
              </table:table-cell>
              <table:table-cell office:value-type="float" office:value="16.42275">
                <text:p>16.42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43.1372">
                <text:p>7843.1372</text:p>
              </table:table-cell>
              <table:table-cell office:value-type="float" office:value="23.60372">
                <text:p>23.60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0">
                <text:p>8000</text:p>
              </table:table-cell>
              <table:table-cell office:value-type="float" office:value="22.09143">
                <text:p>22.09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56.86279">
                <text:p>8156.86279</text:p>
              </table:table-cell>
              <table:table-cell office:value-type="float" office:value="19.60733">
                <text:p>19.60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13.72558">
                <text:p>8313.72558</text:p>
              </table:table-cell>
              <table:table-cell office:value-type="float" office:value="22.93581">
                <text:p>22.93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70.58789">
                <text:p>8470.58789</text:p>
              </table:table-cell>
              <table:table-cell office:value-type="float" office:value="21.68518">
                <text:p>21.68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27.45117">
                <text:p>8627.45117</text:p>
              </table:table-cell>
              <table:table-cell office:value-type="float" office:value="22.54553">
                <text:p>22.54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84.31347">
                <text:p>8784.31347</text:p>
              </table:table-cell>
              <table:table-cell office:value-type="float" office:value="9.0626">
                <text:p>9.0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41.17675">
                <text:p>8941.17675</text:p>
              </table:table-cell>
              <table:table-cell office:value-type="float" office:value="18.17293">
                <text:p>18.17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98.03906">
                <text:p>9098.03906</text:p>
              </table:table-cell>
              <table:table-cell office:value-type="float" office:value="13.77188">
                <text:p>13.77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54.90234">
                <text:p>9254.90234</text:p>
              </table:table-cell>
              <table:table-cell office:value-type="float" office:value="20.66657">
                <text:p>20.66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11.76464">
                <text:p>9411.76464</text:p>
              </table:table-cell>
              <table:table-cell office:value-type="float" office:value="4.99521">
                <text:p>4.99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68.62792">
                <text:p>9568.62792</text:p>
              </table:table-cell>
              <table:table-cell office:value-type="float" office:value="17.82246">
                <text:p>17.82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25.49023">
                <text:p>9725.49023</text:p>
              </table:table-cell>
              <table:table-cell office:value-type="float" office:value="22.74544">
                <text:p>22.74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82.35253">
                <text:p>9882.35253</text:p>
              </table:table-cell>
              <table:table-cell office:value-type="float" office:value="21.50916">
                <text:p>21.509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39.21582">
                <text:p>10039.21582</text:p>
              </table:table-cell>
              <table:table-cell office:value-type="float" office:value="18.95485">
                <text:p>18.95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96.07812">
                <text:p>10196.07812</text:p>
              </table:table-cell>
              <table:table-cell office:value-type="float" office:value="15.67782">
                <text:p>15.677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52.9414">
                <text:p>10352.9414</text:p>
              </table:table-cell>
              <table:table-cell office:value-type="float" office:value="14.65822">
                <text:p>14.65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09.80371">
                <text:p>10509.80371</text:p>
              </table:table-cell>
              <table:table-cell office:value-type="float" office:value="20.67511">
                <text:p>20.67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66.66699">
                <text:p>10666.66699</text:p>
              </table:table-cell>
              <table:table-cell office:value-type="float" office:value="7.67406">
                <text:p>7.67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23.52929">
                <text:p>10823.52929</text:p>
              </table:table-cell>
              <table:table-cell office:value-type="float" office:value="13.73302">
                <text:p>13.73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80.39257">
                <text:p>10980.39257</text:p>
              </table:table-cell>
              <table:table-cell office:value-type="float" office:value="7.53168">
                <text:p>7.53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37.25488">
                <text:p>11137.25488</text:p>
              </table:table-cell>
              <table:table-cell office:value-type="float" office:value="7.33251">
                <text:p>7.33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94.11718">
                <text:p>11294.11718</text:p>
              </table:table-cell>
              <table:table-cell office:value-type="float" office:value="10.43624">
                <text:p>10.43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50.98046">
                <text:p>11450.98046</text:p>
              </table:table-cell>
              <table:table-cell office:value-type="float" office:value="9.46482">
                <text:p>9.46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07.84277">
                <text:p>11607.84277</text:p>
              </table:table-cell>
              <table:table-cell office:value-type="float" office:value="18.57836">
                <text:p>18.57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64.70605">
                <text:p>11764.70605</text:p>
              </table:table-cell>
              <table:table-cell office:value-type="float" office:value="16.56174">
                <text:p>16.56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21.56835">
                <text:p>11921.56835</text:p>
              </table:table-cell>
              <table:table-cell office:value-type="float" office:value="19.31792">
                <text:p>19.31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78.43164">
                <text:p>12078.43164</text:p>
              </table:table-cell>
              <table:table-cell office:value-type="float" office:value="13.59086">
                <text:p>13.590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235.29394">
                <text:p>12235.29394</text:p>
              </table:table-cell>
              <table:table-cell office:value-type="float" office:value="12.50427">
                <text:p>12.50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92.15722">
                <text:p>12392.15722</text:p>
              </table:table-cell>
              <table:table-cell office:value-type="float" office:value="11.55646">
                <text:p>11.55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49.01953">
                <text:p>12549.01953</text:p>
              </table:table-cell>
              <table:table-cell office:value-type="float" office:value="14.08629">
                <text:p>14.086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05.88281">
                <text:p>12705.88281</text:p>
              </table:table-cell>
              <table:table-cell office:value-type="float" office:value="17.09603">
                <text:p>17.09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62.74511">
                <text:p>12862.74511</text:p>
              </table:table-cell>
              <table:table-cell office:value-type="float" office:value="10.37925">
                <text:p>10.37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19.60742">
                <text:p>13019.60742</text:p>
              </table:table-cell>
              <table:table-cell office:value-type="float" office:value="11.4657">
                <text:p>11.4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176.4707">
                <text:p>13176.4707</text:p>
              </table:table-cell>
              <table:table-cell office:value-type="float" office:value="13.06544">
                <text:p>13.06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33.333">
                <text:p>13333.333</text:p>
              </table:table-cell>
              <table:table-cell office:value-type="float" office:value="10.44639">
                <text:p>10.44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90.19628">
                <text:p>13490.19628</text:p>
              </table:table-cell>
              <table:table-cell office:value-type="float" office:value="11.45776">
                <text:p>11.45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47.05859">
                <text:p>13647.05859</text:p>
              </table:table-cell>
              <table:table-cell office:value-type="float" office:value="10.59786">
                <text:p>10.597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803.92187">
                <text:p>13803.92187</text:p>
              </table:table-cell>
              <table:table-cell office:value-type="float" office:value="17.12378">
                <text:p>17.12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60.78417">
                <text:p>13960.78417</text:p>
              </table:table-cell>
              <table:table-cell office:value-type="float" office:value="12.15825">
                <text:p>12.15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117.64746">
                <text:p>14117.64746</text:p>
              </table:table-cell>
              <table:table-cell office:value-type="float" office:value="15.89649">
                <text:p>15.896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74.50976">
                <text:p>14274.50976</text:p>
              </table:table-cell>
              <table:table-cell office:value-type="float" office:value="17.95668">
                <text:p>17.95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31.37207">
                <text:p>14431.37207</text:p>
              </table:table-cell>
              <table:table-cell office:value-type="float" office:value="10.91659">
                <text:p>10.916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88.23535">
                <text:p>14588.23535</text:p>
              </table:table-cell>
              <table:table-cell office:value-type="float" office:value="11.26846">
                <text:p>11.268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45.09765">
                <text:p>14745.09765</text:p>
              </table:table-cell>
              <table:table-cell office:value-type="float" office:value="15.09694">
                <text:p>15.09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01.96093">
                <text:p>14901.96093</text:p>
              </table:table-cell>
              <table:table-cell office:value-type="float" office:value="12.70053">
                <text:p>12.70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58.82324">
                <text:p>15058.82324</text:p>
              </table:table-cell>
              <table:table-cell office:value-type="float" office:value="12.8478">
                <text:p>12.8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215.68652">
                <text:p>15215.68652</text:p>
              </table:table-cell>
              <table:table-cell office:value-type="float" office:value="8.44406">
                <text:p>8.44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72.54882">
                <text:p>15372.54882</text:p>
              </table:table-cell>
              <table:table-cell office:value-type="float" office:value="14.38019">
                <text:p>14.38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29.4121">
                <text:p>15529.4121</text:p>
              </table:table-cell>
              <table:table-cell office:value-type="float" office:value="8.75206">
                <text:p>8.75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686.27441">
                <text:p>15686.27441</text:p>
              </table:table-cell>
              <table:table-cell office:value-type="float" office:value="11.10569">
                <text:p>11.105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43.13769">
                <text:p>15843.13769</text:p>
              </table:table-cell>
              <table:table-cell office:value-type="float" office:value="7.5136">
                <text:p>7.51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000">
                <text:p>16000</text:p>
              </table:table-cell>
              <table:table-cell office:value-type="float" office:value="12.00078">
                <text:p>12.000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156.8623">
                <text:p>16156.8623</text:p>
              </table:table-cell>
              <table:table-cell office:value-type="float" office:value="7.57604">
                <text:p>7.57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313.72558">
                <text:p>16313.72558</text:p>
              </table:table-cell>
              <table:table-cell office:value-type="float" office:value="11.19542">
                <text:p>11.19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470.58789">
                <text:p>16470.58789</text:p>
              </table:table-cell>
              <table:table-cell office:value-type="float" office:value="8.91815">
                <text:p>8.91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27.45117">
                <text:p>16627.45117</text:p>
              </table:table-cell>
              <table:table-cell office:value-type="float" office:value="14.34669">
                <text:p>14.346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84.31445">
                <text:p>16784.31445</text:p>
              </table:table-cell>
              <table:table-cell office:value-type="float" office:value="8.3964">
                <text:p>8.3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41.17578">
                <text:p>16941.17578</text:p>
              </table:table-cell>
              <table:table-cell office:value-type="float" office:value="12.91114">
                <text:p>12.91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98.03906">
                <text:p>17098.03906</text:p>
              </table:table-cell>
              <table:table-cell office:value-type="float" office:value="12.95703">
                <text:p>12.957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54.90234">
                <text:p>17254.90234</text:p>
              </table:table-cell>
              <table:table-cell office:value-type="float" office:value="15.08032">
                <text:p>15.08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11.76562">
                <text:p>17411.76562</text:p>
              </table:table-cell>
              <table:table-cell office:value-type="float" office:value="10.7468">
                <text:p>10.7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68.62695">
                <text:p>17568.62695</text:p>
              </table:table-cell>
              <table:table-cell office:value-type="float" office:value="10.76047">
                <text:p>10.76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725.49023">
                <text:p>17725.49023</text:p>
              </table:table-cell>
              <table:table-cell office:value-type="float" office:value="17.97143">
                <text:p>17.97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882.35351">
                <text:p>17882.35351</text:p>
              </table:table-cell>
              <table:table-cell office:value-type="float" office:value="15.73675">
                <text:p>15.736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39.21484">
                <text:p>18039.21484</text:p>
              </table:table-cell>
              <table:table-cell office:value-type="float" office:value="11.77222">
                <text:p>11.77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96.07812">
                <text:p>18196.07812</text:p>
              </table:table-cell>
              <table:table-cell office:value-type="float" office:value="17.13954">
                <text:p>17.13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52.9414">
                <text:p>18352.9414</text:p>
              </table:table-cell>
              <table:table-cell office:value-type="float" office:value="10.2791">
                <text:p>10.2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509.80468">
                <text:p>18509.80468</text:p>
              </table:table-cell>
              <table:table-cell office:value-type="float" office:value="11.48564">
                <text:p>11.485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666.66601">
                <text:p>18666.66601</text:p>
              </table:table-cell>
              <table:table-cell office:value-type="float" office:value="10.82678">
                <text:p>10.82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23.52929">
                <text:p>18823.52929</text:p>
              </table:table-cell>
              <table:table-cell office:value-type="float" office:value="13.30065">
                <text:p>13.30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80.39257">
                <text:p>18980.39257</text:p>
              </table:table-cell>
              <table:table-cell office:value-type="float" office:value="11.58134">
                <text:p>11.58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137.25585">
                <text:p>19137.25585</text:p>
              </table:table-cell>
              <table:table-cell office:value-type="float" office:value="10.46917">
                <text:p>10.46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294.11718">
                <text:p>19294.11718</text:p>
              </table:table-cell>
              <table:table-cell office:value-type="float" office:value="17.07651">
                <text:p>17.07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450.98046">
                <text:p>19450.98046</text:p>
              </table:table-cell>
              <table:table-cell office:value-type="float" office:value="14.26562">
                <text:p>14.26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07.84375">
                <text:p>19607.84375</text:p>
              </table:table-cell>
              <table:table-cell office:value-type="float" office:value="11.56088">
                <text:p>11.560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64.70507">
                <text:p>19764.70507</text:p>
              </table:table-cell>
              <table:table-cell office:value-type="float" office:value="12.6045">
                <text:p>12.6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921.56835">
                <text:p>19921.56835</text:p>
              </table:table-cell>
              <table:table-cell office:value-type="float" office:value="13.54687">
                <text:p>13.54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78.43164">
                <text:p>20078.43164</text:p>
              </table:table-cell>
              <table:table-cell office:value-type="float" office:value="19.26632">
                <text:p>19.26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35.29492">
                <text:p>20235.29492</text:p>
              </table:table-cell>
              <table:table-cell office:value-type="float" office:value="16.47039">
                <text:p>16.47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92.15625">
                <text:p>20392.15625</text:p>
              </table:table-cell>
              <table:table-cell office:value-type="float" office:value="18.5937">
                <text:p>18.5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49.01953">
                <text:p>20549.01953</text:p>
              </table:table-cell>
              <table:table-cell office:value-type="float" office:value="9.58935">
                <text:p>9.589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705.88281">
                <text:p>20705.88281</text:p>
              </table:table-cell>
              <table:table-cell office:value-type="float" office:value="10.27558">
                <text:p>10.275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862.74414">
                <text:p>20862.74414</text:p>
              </table:table-cell>
              <table:table-cell office:value-type="float" office:value="7.19932">
                <text:p>7.19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019.60742">
                <text:p>21019.60742</text:p>
              </table:table-cell>
              <table:table-cell office:value-type="float" office:value="7.70449">
                <text:p>7.70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176.4707">
                <text:p>21176.4707</text:p>
              </table:table-cell>
              <table:table-cell office:value-type="float" office:value="13.69962">
                <text:p>13.69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33.33398">
                <text:p>21333.33398</text:p>
              </table:table-cell>
              <table:table-cell office:value-type="float" office:value="7.30001">
                <text:p>7.3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90.19531">
                <text:p>21490.19531</text:p>
              </table:table-cell>
              <table:table-cell office:value-type="float" office:value="20.60543">
                <text:p>20.605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647.05859">
                <text:p>21647.05859</text:p>
              </table:table-cell>
              <table:table-cell office:value-type="float" office:value="14.65394">
                <text:p>14.653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803.92187">
                <text:p>21803.92187</text:p>
              </table:table-cell>
              <table:table-cell office:value-type="float" office:value="15.80459">
                <text:p>15.804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960.78515">
                <text:p>21960.78515</text:p>
              </table:table-cell>
              <table:table-cell office:value-type="float" office:value="19.19501">
                <text:p>19.195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117.64648">
                <text:p>22117.64648</text:p>
              </table:table-cell>
              <table:table-cell office:value-type="float" office:value="21.47869">
                <text:p>21.478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74.50976">
                <text:p>22274.50976</text:p>
              </table:table-cell>
              <table:table-cell office:value-type="float" office:value="22.78316">
                <text:p>22.78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431.37304">
                <text:p>22431.37304</text:p>
              </table:table-cell>
              <table:table-cell office:value-type="float" office:value="17.776">
                <text:p>17.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588.23437">
                <text:p>22588.23437</text:p>
              </table:table-cell>
              <table:table-cell office:value-type="float" office:value="4.75867">
                <text:p>4.758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745.09765">
                <text:p>22745.09765</text:p>
              </table:table-cell>
              <table:table-cell office:value-type="float" office:value="20.65083">
                <text:p>20.65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901.96093">
                <text:p>22901.96093</text:p>
              </table:table-cell>
              <table:table-cell office:value-type="float" office:value="13.74598">
                <text:p>13.745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58.82421">
                <text:p>23058.82421</text:p>
              </table:table-cell>
              <table:table-cell office:value-type="float" office:value="18.36769">
                <text:p>18.36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15.68554">
                <text:p>23215.68554</text:p>
              </table:table-cell>
              <table:table-cell office:value-type="float" office:value="9.06894">
                <text:p>9.068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372.54882">
                <text:p>23372.54882</text:p>
              </table:table-cell>
              <table:table-cell office:value-type="float" office:value="22.80114">
                <text:p>22.80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29.4121">
                <text:p>23529.4121</text:p>
              </table:table-cell>
              <table:table-cell office:value-type="float" office:value="21.74933">
                <text:p>21.749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86.27539">
                <text:p>23686.27539</text:p>
              </table:table-cell>
              <table:table-cell office:value-type="float" office:value="22.97011">
                <text:p>22.97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843.13671">
                <text:p>23843.13671</text:p>
              </table:table-cell>
              <table:table-cell office:value-type="float" office:value="19.7271">
                <text:p>19.7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00">
                <text:p>24000</text:p>
              </table:table-cell>
              <table:table-cell office:value-type="float" office:value="21.74309">
                <text:p>21.74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56.86328">
                <text:p>24156.86328</text:p>
              </table:table-cell>
              <table:table-cell office:value-type="float" office:value="23.40485">
                <text:p>23.40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313.7246">
                <text:p>24313.7246</text:p>
              </table:table-cell>
              <table:table-cell office:value-type="float" office:value="16.3281">
                <text:p>16.32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470.58789">
                <text:p>24470.58789</text:p>
              </table:table-cell>
              <table:table-cell office:value-type="float" office:value="17.02691">
                <text:p>17.026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627.45117">
                <text:p>24627.45117</text:p>
              </table:table-cell>
              <table:table-cell office:value-type="float" office:value="22.25105">
                <text:p>22.25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784.31445">
                <text:p>24784.31445</text:p>
              </table:table-cell>
              <table:table-cell office:value-type="float" office:value="30.47581">
                <text:p>30.47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941.17578">
                <text:p>24941.17578</text:p>
              </table:table-cell>
              <table:table-cell office:value-type="float" office:value="21.56276">
                <text:p>21.56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98.03906">
                <text:p>25098.03906</text:p>
              </table:table-cell>
              <table:table-cell office:value-type="float" office:value="19.07311">
                <text:p>19.07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254.90234">
                <text:p>25254.90234</text:p>
              </table:table-cell>
              <table:table-cell office:value-type="float" office:value="13.07373">
                <text:p>13.07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411.76562">
                <text:p>25411.76562</text:p>
              </table:table-cell>
              <table:table-cell office:value-type="float" office:value="29.36252">
                <text:p>29.36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568.62695">
                <text:p>25568.62695</text:p>
              </table:table-cell>
              <table:table-cell office:value-type="float" office:value="23.25971">
                <text:p>23.259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725.49023">
                <text:p>25725.49023</text:p>
              </table:table-cell>
              <table:table-cell office:value-type="float" office:value="19.04735">
                <text:p>19.047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882.35351">
                <text:p>25882.35351</text:p>
              </table:table-cell>
              <table:table-cell office:value-type="float" office:value="21.75518">
                <text:p>21.75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39.21484">
                <text:p>26039.21484</text:p>
              </table:table-cell>
              <table:table-cell office:value-type="float" office:value="9.26649">
                <text:p>9.266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196.07812">
                <text:p>26196.07812</text:p>
              </table:table-cell>
              <table:table-cell office:value-type="float" office:value="19.48052">
                <text:p>19.480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352.9414">
                <text:p>26352.9414</text:p>
              </table:table-cell>
              <table:table-cell office:value-type="float" office:value="24.75757">
                <text:p>24.75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509.80468">
                <text:p>26509.80468</text:p>
              </table:table-cell>
              <table:table-cell office:value-type="float" office:value="26.4275">
                <text:p>26.42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666.66601">
                <text:p>26666.66601</text:p>
              </table:table-cell>
              <table:table-cell office:value-type="float" office:value="36.83596">
                <text:p>36.83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823.52929">
                <text:p>26823.52929</text:p>
              </table:table-cell>
              <table:table-cell office:value-type="float" office:value="28.74111">
                <text:p>28.741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980.39257">
                <text:p>26980.39257</text:p>
              </table:table-cell>
              <table:table-cell office:value-type="float" office:value="22.40197">
                <text:p>22.40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137.25585">
                <text:p>27137.25585</text:p>
              </table:table-cell>
              <table:table-cell office:value-type="float" office:value="19.5746">
                <text:p>19.5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294.11718">
                <text:p>27294.11718</text:p>
              </table:table-cell>
              <table:table-cell office:value-type="float" office:value="16.68666">
                <text:p>16.68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450.98046">
                <text:p>27450.98046</text:p>
              </table:table-cell>
              <table:table-cell office:value-type="float" office:value="31.14232">
                <text:p>31.142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607.84375">
                <text:p>27607.84375</text:p>
              </table:table-cell>
              <table:table-cell office:value-type="float" office:value="32.91371">
                <text:p>32.91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764.70507">
                <text:p>27764.70507</text:p>
              </table:table-cell>
              <table:table-cell office:value-type="float" office:value="40.02642">
                <text:p>40.026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921.56835">
                <text:p>27921.56835</text:p>
              </table:table-cell>
              <table:table-cell office:value-type="float" office:value="36.5591">
                <text:p>36.5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078.43164">
                <text:p>28078.43164</text:p>
              </table:table-cell>
              <table:table-cell office:value-type="float" office:value="49.15397">
                <text:p>49.15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235.29492">
                <text:p>28235.29492</text:p>
              </table:table-cell>
              <table:table-cell office:value-type="float" office:value="28.85777">
                <text:p>28.857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392.15625">
                <text:p>28392.15625</text:p>
              </table:table-cell>
              <table:table-cell office:value-type="float" office:value="29.02809">
                <text:p>29.028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549.01953">
                <text:p>28549.01953</text:p>
              </table:table-cell>
              <table:table-cell office:value-type="float" office:value="37.01057">
                <text:p>37.010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705.88281">
                <text:p>28705.88281</text:p>
              </table:table-cell>
              <table:table-cell office:value-type="float" office:value="27.89337">
                <text:p>27.89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862.74414">
                <text:p>28862.74414</text:p>
              </table:table-cell>
              <table:table-cell office:value-type="float" office:value="49.77621">
                <text:p>49.77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019.60742">
                <text:p>29019.60742</text:p>
              </table:table-cell>
              <table:table-cell office:value-type="float" office:value="4.57338">
                <text:p>4.573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176.4707">
                <text:p>29176.4707</text:p>
              </table:table-cell>
              <table:table-cell office:value-type="float" office:value="9.86835">
                <text:p>9.868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333.33398">
                <text:p>29333.33398</text:p>
              </table:table-cell>
              <table:table-cell office:value-type="float" office:value="44.25048">
                <text:p>44.25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490.19531">
                <text:p>29490.19531</text:p>
              </table:table-cell>
              <table:table-cell office:value-type="float" office:value="47.55386">
                <text:p>47.553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647.05859">
                <text:p>29647.05859</text:p>
              </table:table-cell>
              <table:table-cell office:value-type="float" office:value="63.74706">
                <text:p>63.747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803.92187">
                <text:p>29803.92187</text:p>
              </table:table-cell>
              <table:table-cell office:value-type="float" office:value="70.25349">
                <text:p>70.253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960.78515">
                <text:p>29960.78515</text:p>
              </table:table-cell>
              <table:table-cell office:value-type="float" office:value="66.34815">
                <text:p>66.34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117.64648">
                <text:p>30117.64648</text:p>
              </table:table-cell>
              <table:table-cell office:value-type="float" office:value="71.22657">
                <text:p>71.22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274.50976">
                <text:p>30274.50976</text:p>
              </table:table-cell>
              <table:table-cell office:value-type="float" office:value="60.91978">
                <text:p>60.919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431.37304">
                <text:p>30431.37304</text:p>
              </table:table-cell>
              <table:table-cell office:value-type="float" office:value="85.2532">
                <text:p>85.25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88.23437">
                <text:p>30588.23437</text:p>
              </table:table-cell>
              <table:table-cell office:value-type="float" office:value="82.02964">
                <text:p>82.029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745.09765">
                <text:p>30745.09765</text:p>
              </table:table-cell>
              <table:table-cell office:value-type="float" office:value="115.45512">
                <text:p>115.455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901.96093">
                <text:p>30901.96093</text:p>
              </table:table-cell>
              <table:table-cell office:value-type="float" office:value="101.14697">
                <text:p>101.14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058.82421">
                <text:p>31058.82421</text:p>
              </table:table-cell>
              <table:table-cell office:value-type="float" office:value="135.11096">
                <text:p>135.110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15.68554">
                <text:p>31215.68554</text:p>
              </table:table-cell>
              <table:table-cell office:value-type="float" office:value="202.80656">
                <text:p>202.80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372.54882">
                <text:p>31372.54882</text:p>
              </table:table-cell>
              <table:table-cell office:value-type="float" office:value="386.44845">
                <text:p>386.448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529.4121">
                <text:p>31529.4121</text:p>
              </table:table-cell>
              <table:table-cell office:value-type="float" office:value="426.54492">
                <text:p>426.544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686.27539">
                <text:p>31686.27539</text:p>
              </table:table-cell>
              <table:table-cell office:value-type="float" office:value="1206.99145">
                <text:p>1206.991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843.13671">
                <text:p>31843.13671</text:p>
              </table:table-cell>
              <table:table-cell office:value-type="float" office:value="1963.47302">
                <text:p>1963.47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